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3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add58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db94d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db94d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1b75bc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1b75b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1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fcd4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2"/>
        <table:table-column table:style-name="co3" table:number-columns-repeated="2" table:default-cell-style-name="ce13"/>
        <table:table-row table:style-name="ro1">
          <table:table-cell table:style-name="ce1" office:value-type="string" calcext:value-type="string" table:number-columns-spanned="2" table:number-rows-spanned="1">
            <text:p>1<text:span text:style-name="T1">st</text:span> data point</text:p>
          </table:table-cell>
          <table:covered-table-cell/>
          <table:table-cell/>
          <table:table-cell table:style-name="ce11" office:value-type="string" calcext:value-type="string">
            <text:p>x raw</text:p>
          </table:table-cell>
          <table:table-cell table:style-name="ce11" office:value-type="string" calcext:value-type="string">
            <text:p>y raw</text:p>
          </table:table-cell>
          <table:table-cell table:style-name="ce11" office:value-type="string" calcext:value-type="string">
            <text:p>x adjust</text:p>
          </table:table-cell>
          <table:table-cell table:style-name="ce11" office:value-type="string" calcext:value-type="string">
            <text:p>y adjust</text:p>
          </table:table-cell>
          <table:table-cell table:style-name="ce11" office:value-type="string" calcext:value-type="string">
            <text:p>x final</text:p>
          </table:table-cell>
          <table:table-cell table:style-name="ce11" office:value-type="string" calcext:value-type="string">
            <text:p>y final</text:p>
          </table:table-cell>
        </table:table-row>
        <table:table-row table:style-name="ro2">
          <table:table-cell table:style-name="ce2" office:value-type="string" calcext:value-type="string">
            <text:p>x</text:p>
          </table:table-cell>
          <table:table-cell office:value-type="float" office:value="0.9968" calcext:value-type="float">
            <text:p>0.9968</text:p>
          </table:table-cell>
          <table:table-cell/>
          <table:table-cell office:value-type="float" office:value="57.400594" calcext:value-type="float">
            <text:p>57.400594</text:p>
          </table:table-cell>
          <table:table-cell office:value-type="float" office:value="129.46931" calcext:value-type="float">
            <text:p>129.469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*[.B$18]+[.B$2]" office:value-type="float" office:value="0.9968" calcext:value-type="float">
            <text:p>0.9968</text:p>
          </table:table-cell>
          <table:table-cell table:formula="of:=[.G2]*[.B$19]+[.B$3]" office:value-type="float" office:value="0.7625" calcext:value-type="float">
            <text:p>0.7625</text:p>
          </table:table-cell>
        </table:table-row>
        <table:table-row table:style-name="ro2">
          <table:table-cell table:style-name="ce2" office:value-type="string" calcext:value-type="string">
            <text:p>y</text:p>
          </table:table-cell>
          <table:table-cell office:value-type="float" office:value="0.7625" calcext:value-type="float">
            <text:p>0.7625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1.26465" calcext:value-type="float">
            <text:p>1.26465</text:p>
          </table:table-cell>
          <table:table-cell table:formula="of:=[.D3]+[.F2]" office:value-type="float" office:value="0.436523" calcext:value-type="float">
            <text:p>0.436523</text:p>
          </table:table-cell>
          <table:table-cell table:formula="of:=[.E3]+[.G2]" office:value-type="float" office:value="1.26465" calcext:value-type="float">
            <text:p>1.26465</text:p>
          </table:table-cell>
          <table:table-cell table:formula="of:=[.F3]*[.B$18]+[.B$2]" office:value-type="float" office:value="1.05741134056557" calcext:value-type="float">
            <text:p>1.05741134056557</text:p>
          </table:table-cell>
          <table:table-cell table:formula="of:=[.G3]*[.B$19]+[.B$3]" office:value-type="float" office:value="0.780633412902736" calcext:value-type="float">
            <text:p>0.78063341290273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26465" calcext:value-type="float">
            <text:p>1.26465</text:p>
          </table:table-cell>
          <table:table-cell table:formula="of:=[.D4]+[.F3]" office:value-type="float" office:value="0.873046" calcext:value-type="float">
            <text:p>0.873046</text:p>
          </table:table-cell>
          <table:table-cell table:formula="of:=[.E4]+[.G3]" office:value-type="float" office:value="2.5293" calcext:value-type="float">
            <text:p>2.5293</text:p>
          </table:table-cell>
          <table:table-cell table:formula="of:=[.F4]*[.B$18]+[.B$2]" office:value-type="float" office:value="1.11802268113115" calcext:value-type="float">
            <text:p>1.11802268113115</text:p>
          </table:table-cell>
          <table:table-cell table:formula="of:=[.G4]*[.B$19]+[.B$3]" office:value-type="float" office:value="0.798766825805472" calcext:value-type="float">
            <text:p>0.798766825805472</text:p>
          </table:table-cell>
        </table:table-row>
        <table:table-row table:style-name="ro2">
          <table:table-cell table:style-name="ce3" office:value-type="string" calcext:value-type="string" table:number-columns-spanned="2" table:number-rows-spanned="1">
            <text:p>last data point</text:p>
          </table:table-cell>
          <table:covered-table-cell/>
          <table:table-cell/>
          <table:table-cell office:value-type="float" office:value="0.436524" calcext:value-type="float">
            <text:p>0.436524</text:p>
          </table:table-cell>
          <table:table-cell office:value-type="float" office:value="1.26465" calcext:value-type="float">
            <text:p>1.26465</text:p>
          </table:table-cell>
          <table:table-cell table:formula="of:=[.D5]+[.F4]" office:value-type="float" office:value="1.30957" calcext:value-type="float">
            <text:p>1.30957</text:p>
          </table:table-cell>
          <table:table-cell table:formula="of:=[.E5]+[.G4]" office:value-type="float" office:value="3.79395" calcext:value-type="float">
            <text:p>3.79395</text:p>
          </table:table-cell>
          <table:table-cell table:formula="of:=[.F5]*[.B$18]+[.B$2]" office:value-type="float" office:value="1.178634160547" calcext:value-type="float">
            <text:p>1.178634160547</text:p>
          </table:table-cell>
          <table:table-cell table:formula="of:=[.G5]*[.B$19]+[.B$3]" office:value-type="float" office:value="0.816900238708208" calcext:value-type="float">
            <text:p>0.816900238708208</text:p>
          </table:table-cell>
        </table:table-row>
        <table:table-row table:style-name="ro2">
          <table:table-cell table:style-name="ce4" office:value-type="string" calcext:value-type="string">
            <text:p>x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1.26465" calcext:value-type="float">
            <text:p>1.26465</text:p>
          </table:table-cell>
          <table:table-cell table:formula="of:=[.D6]+[.F5]" office:value-type="float" office:value="1.746093" calcext:value-type="float">
            <text:p>1.746093</text:p>
          </table:table-cell>
          <table:table-cell table:formula="of:=[.E6]+[.G5]" office:value-type="float" office:value="5.0586" calcext:value-type="float">
            <text:p>5.0586</text:p>
          </table:table-cell>
          <table:table-cell table:formula="of:=[.F6]*[.B$18]+[.B$2]" office:value-type="float" office:value="1.23924550111257" calcext:value-type="float">
            <text:p>1.23924550111257</text:p>
          </table:table-cell>
          <table:table-cell table:formula="of:=[.G6]*[.B$19]+[.B$3]" office:value-type="float" office:value="0.835033651610944" calcext:value-type="float">
            <text:p>0.835033651610944</text:p>
          </table:table-cell>
        </table:table-row>
        <table:table-row table:style-name="ro2">
          <table:table-cell table:style-name="ce4" office:value-type="string" calcext:value-type="string">
            <text:p>y</text:p>
          </table:table-cell>
          <table:table-cell office:value-type="float" office:value="0.0114" calcext:value-type="float">
            <text:p>0.0114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0.38769" calcext:value-type="float">
            <text:p>0.38769</text:p>
          </table:table-cell>
          <table:table-cell table:formula="of:=[.D7]+[.F6]" office:value-type="float" office:value="2.182616" calcext:value-type="float">
            <text:p>2.182616</text:p>
          </table:table-cell>
          <table:table-cell table:formula="of:=[.E7]+[.G6]" office:value-type="float" office:value="5.44629" calcext:value-type="float">
            <text:p>5.44629</text:p>
          </table:table-cell>
          <table:table-cell table:formula="of:=[.F7]*[.B$18]+[.B$2]" office:value-type="float" office:value="1.29985684167815" calcext:value-type="float">
            <text:p>1.29985684167815</text:p>
          </table:table-cell>
          <table:table-cell table:formula="of:=[.G7]*[.B$19]+[.B$3]" office:value-type="float" office:value="0.840592614840502" calcext:value-type="float">
            <text:p>0.84059261484050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0.3877" calcext:value-type="float">
            <text:p>0.3877</text:p>
          </table:table-cell>
          <table:table-cell table:formula="of:=[.D8]+[.F7]" office:value-type="float" office:value="2.61914" calcext:value-type="float">
            <text:p>2.61914</text:p>
          </table:table-cell>
          <table:table-cell table:formula="of:=[.E8]+[.G7]" office:value-type="float" office:value="5.83399" calcext:value-type="float">
            <text:p>5.83399</text:p>
          </table:table-cell>
          <table:table-cell table:formula="of:=[.F8]*[.B$18]+[.B$2]" office:value-type="float" office:value="1.360468321094" calcext:value-type="float">
            <text:p>1.360468321094</text:p>
          </table:table-cell>
          <table:table-cell table:formula="of:=[.G8]*[.B$19]+[.B$3]" office:value-type="float" office:value="0.846151721456871" calcext:value-type="float">
            <text:p>0.846151721456871</text:p>
          </table:table-cell>
        </table:table-row>
        <table:table-row table:style-name="ro2">
          <table:table-cell table:style-name="ce5" office:value-type="string" calcext:value-type="string" table:number-columns-spanned="2" table:number-rows-spanned="1">
            <text:p>Real delta</text:p>
          </table:table-cell>
          <table:covered-table-cell/>
          <table:table-cell/>
          <table:table-cell office:value-type="float" office:value="0.436524" calcext:value-type="float">
            <text:p>0.436524</text:p>
          </table:table-cell>
          <table:table-cell office:value-type="float" office:value="0.3877" calcext:value-type="float">
            <text:p>0.3877</text:p>
          </table:table-cell>
          <table:table-cell table:formula="of:=[.D9]+[.F8]" office:value-type="float" office:value="3.055664" calcext:value-type="float">
            <text:p>3.055664</text:p>
          </table:table-cell>
          <table:table-cell table:formula="of:=[.E9]+[.G8]" office:value-type="float" office:value="6.22169" calcext:value-type="float">
            <text:p>6.22169</text:p>
          </table:table-cell>
          <table:table-cell table:formula="of:=[.F9]*[.B$18]+[.B$2]" office:value-type="float" office:value="1.42107980050985" calcext:value-type="float">
            <text:p>1.42107980050985</text:p>
          </table:table-cell>
          <table:table-cell table:formula="of:=[.G9]*[.B$19]+[.B$3]" office:value-type="float" office:value="0.85171082807324" calcext:value-type="float">
            <text:p>0.85171082807324</text:p>
          </table:table-cell>
        </table:table-row>
        <table:table-row table:style-name="ro2">
          <table:table-cell table:style-name="ce6" office:value-type="string" calcext:value-type="string">
            <text:p>Delta x</text:p>
          </table:table-cell>
          <table:table-cell table:formula="of:=[.B6]-[.B2]" office:value-type="float" office:value="24.0032" calcext:value-type="float">
            <text:p>24.0032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0.38769" calcext:value-type="float">
            <text:p>0.38769</text:p>
          </table:table-cell>
          <table:table-cell table:formula="of:=[.D10]+[.F9]" office:value-type="float" office:value="3.492187" calcext:value-type="float">
            <text:p>3.492187</text:p>
          </table:table-cell>
          <table:table-cell table:formula="of:=[.E10]+[.G9]" office:value-type="float" office:value="6.60938" calcext:value-type="float">
            <text:p>6.60938</text:p>
          </table:table-cell>
          <table:table-cell table:formula="of:=[.F10]*[.B$18]+[.B$2]" office:value-type="float" office:value="1.48169114107543" calcext:value-type="float">
            <text:p>1.48169114107543</text:p>
          </table:table-cell>
          <table:table-cell table:formula="of:=[.G10]*[.B$19]+[.B$3]" office:value-type="float" office:value="0.857269791302799" calcext:value-type="float">
            <text:p>0.857269791302799</text:p>
          </table:table-cell>
        </table:table-row>
        <table:table-row table:style-name="ro2">
          <table:table-cell table:style-name="ce6" office:value-type="string" calcext:value-type="string">
            <text:p>Delta y</text:p>
          </table:table-cell>
          <table:table-cell table:formula="of:=[.B7]-[.B3]" office:value-type="float" office:value="-0.7511" calcext:value-type="float">
            <text:p>-0.7511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-0.46973" calcext:value-type="float">
            <text:p>-0.46973</text:p>
          </table:table-cell>
          <table:table-cell table:formula="of:=[.D11]+[.F10]" office:value-type="float" office:value="3.92871" calcext:value-type="float">
            <text:p>3.92871</text:p>
          </table:table-cell>
          <table:table-cell table:formula="of:=[.E11]+[.G10]" office:value-type="float" office:value="6.13965" calcext:value-type="float">
            <text:p>6.13965</text:p>
          </table:table-cell>
          <table:table-cell table:formula="of:=[.F11]*[.B$18]+[.B$2]" office:value-type="float" office:value="1.542302481641" calcext:value-type="float">
            <text:p>1.542302481641</text:p>
          </table:table-cell>
          <table:table-cell table:formula="of:=[.G11]*[.B$19]+[.B$3]" office:value-type="float" office:value="0.850534482685551" calcext:value-type="float">
            <text:p>0.850534482685551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0.46972" calcext:value-type="float">
            <text:p>-0.46972</text:p>
          </table:table-cell>
          <table:table-cell table:formula="of:=[.D12]+[.F11]" office:value-type="float" office:value="4.365234" calcext:value-type="float">
            <text:p>4.365234</text:p>
          </table:table-cell>
          <table:table-cell table:formula="of:=[.E12]+[.G11]" office:value-type="float" office:value="5.66993" calcext:value-type="float">
            <text:p>5.66993</text:p>
          </table:table-cell>
          <table:table-cell table:formula="of:=[.F12]*[.B$18]+[.B$2]" office:value-type="float" office:value="1.60291396105685" calcext:value-type="float">
            <text:p>1.60291396105685</text:p>
          </table:table-cell>
          <table:table-cell table:formula="of:=[.G12]*[.B$19]+[.B$3]" office:value-type="float" office:value="0.843799317455113" calcext:value-type="float">
            <text:p>0.843799317455113</text:p>
          </table:table-cell>
        </table:table-row>
        <table:table-row table:style-name="ro2">
          <table:table-cell table:style-name="ce7" office:value-type="string" calcext:value-type="string" table:number-columns-spanned="2" table:number-rows-spanned="1">
            <text:p>Drawing delta</text:p>
          </table:table-cell>
          <table:covered-table-cell/>
          <table:table-cell/>
          <table:table-cell office:value-type="float" office:value="0.436524" calcext:value-type="float">
            <text:p>0.436524</text:p>
          </table:table-cell>
          <table:table-cell office:value-type="float" office:value="-0.46973" calcext:value-type="float">
            <text:p>-0.46973</text:p>
          </table:table-cell>
          <table:table-cell table:formula="of:=[.D13]+[.F12]" office:value-type="float" office:value="4.801758" calcext:value-type="float">
            <text:p>4.801758</text:p>
          </table:table-cell>
          <table:table-cell table:formula="of:=[.E13]+[.G12]" office:value-type="float" office:value="5.2002" calcext:value-type="float">
            <text:p>5.2002</text:p>
          </table:table-cell>
          <table:table-cell table:formula="of:=[.F13]*[.B$18]+[.B$2]" office:value-type="float" office:value="1.66352544047271" calcext:value-type="float">
            <text:p>1.66352544047271</text:p>
          </table:table-cell>
          <table:table-cell table:formula="of:=[.G13]*[.B$19]+[.B$3]" office:value-type="float" office:value="0.837064008837866" calcext:value-type="float">
            <text:p>0.837064008837866</text:p>
          </table:table-cell>
        </table:table-row>
        <table:table-row table:style-name="ro2">
          <table:table-cell table:style-name="ce8" office:value-type="string" calcext:value-type="string">
            <text:p>Delta x</text:p>
          </table:table-cell>
          <table:table-cell table:formula="of:=[.F398]-[.F2]" office:value-type="float" office:value="172.871096000001" calcext:value-type="float">
            <text:p>172.871096000001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-0.46973" calcext:value-type="float">
            <text:p>-0.46973</text:p>
          </table:table-cell>
          <table:table-cell table:formula="of:=[.D14]+[.F13]" office:value-type="float" office:value="5.238281" calcext:value-type="float">
            <text:p>5.238281</text:p>
          </table:table-cell>
          <table:table-cell table:formula="of:=[.E14]+[.G13]" office:value-type="float" office:value="4.73047" calcext:value-type="float">
            <text:p>4.73047</text:p>
          </table:table-cell>
          <table:table-cell table:formula="of:=[.F14]*[.B$18]+[.B$2]" office:value-type="float" office:value="1.72413678103828" calcext:value-type="float">
            <text:p>1.72413678103828</text:p>
          </table:table-cell>
          <table:table-cell table:formula="of:=[.G14]*[.B$19]+[.B$3]" office:value-type="float" office:value="0.830328700220618" calcext:value-type="float">
            <text:p>0.830328700220618</text:p>
          </table:table-cell>
        </table:table-row>
        <table:table-row table:style-name="ro2">
          <table:table-cell table:style-name="ce8" office:value-type="string" calcext:value-type="string">
            <text:p>Delta y</text:p>
          </table:table-cell>
          <table:table-cell table:formula="of:=[.G398]-[.G2]" office:value-type="float" office:value="-52.382782" calcext:value-type="float">
            <text:p>-52.382782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-1.26074" calcext:value-type="float">
            <text:p>-1.26074</text:p>
          </table:table-cell>
          <table:table-cell table:formula="of:=[.D15]+[.F14]" office:value-type="float" office:value="5.674804" calcext:value-type="float">
            <text:p>5.674804</text:p>
          </table:table-cell>
          <table:table-cell table:formula="of:=[.E15]+[.G14]" office:value-type="float" office:value="3.46973" calcext:value-type="float">
            <text:p>3.46973</text:p>
          </table:table-cell>
          <table:table-cell table:formula="of:=[.F15]*[.B$18]+[.B$2]" office:value-type="float" office:value="1.78474812160385" calcext:value-type="float">
            <text:p>1.78474812160385</text:p>
          </table:table-cell>
          <table:table-cell table:formula="of:=[.G15]*[.B$19]+[.B$3]" office:value-type="float" office:value="0.812251351560519" calcext:value-type="float">
            <text:p>0.81225135156051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1.26074" calcext:value-type="float">
            <text:p>-1.26074</text:p>
          </table:table-cell>
          <table:table-cell table:formula="of:=[.D16]+[.F15]" office:value-type="float" office:value="6.111328" calcext:value-type="float">
            <text:p>6.111328</text:p>
          </table:table-cell>
          <table:table-cell table:formula="of:=[.E16]+[.G15]" office:value-type="float" office:value="2.20899" calcext:value-type="float">
            <text:p>2.20899</text:p>
          </table:table-cell>
          <table:table-cell table:formula="of:=[.F16]*[.B$18]+[.B$2]" office:value-type="float" office:value="1.84535960101971" calcext:value-type="float">
            <text:p>1.84535960101971</text:p>
          </table:table-cell>
          <table:table-cell table:formula="of:=[.G16]*[.B$19]+[.B$3]" office:value-type="float" office:value="0.794174002900419" calcext:value-type="float">
            <text:p>0.794174002900419</text:p>
          </table:table-cell>
        </table:table-row>
        <table:table-row table:style-name="ro2">
          <table:table-cell table:style-name="ce9" office:value-type="string" calcext:value-type="string" table:number-columns-spanned="2" table:number-rows-spanned="1">
            <text:p>Calibration factor</text:p>
          </table:table-cell>
          <table:covered-table-cell/>
          <table:table-cell/>
          <table:table-cell office:value-type="float" office:value="0.436524" calcext:value-type="float">
            <text:p>0.436524</text:p>
          </table:table-cell>
          <table:table-cell office:value-type="float" office:value="-1.26075" calcext:value-type="float">
            <text:p>-1.26075</text:p>
          </table:table-cell>
          <table:table-cell table:formula="of:=[.D17]+[.F16]" office:value-type="float" office:value="6.547852" calcext:value-type="float">
            <text:p>6.547852</text:p>
          </table:table-cell>
          <table:table-cell table:formula="of:=[.E17]+[.G16]" office:value-type="float" office:value="0.948239999999999" calcext:value-type="float">
            <text:p>0.948239999999999</text:p>
          </table:table-cell>
          <table:table-cell table:formula="of:=[.F17]*[.B$18]+[.B$2]" office:value-type="float" office:value="1.90597108043556" calcext:value-type="float">
            <text:p>1.90597108043556</text:p>
          </table:table-cell>
          <table:table-cell table:formula="of:=[.G17]*[.B$19]+[.B$3]" office:value-type="float" office:value="0.776096510853509" calcext:value-type="float">
            <text:p>0.776096510853509</text:p>
          </table:table-cell>
        </table:table-row>
        <table:table-row table:style-name="ro2">
          <table:table-cell table:style-name="ce10" office:value-type="string" calcext:value-type="string">
            <text:p>x</text:p>
          </table:table-cell>
          <table:table-cell table:formula="of:=[.B10]/[.B14]" office:value-type="float" office:value="0.138850279516941" calcext:value-type="float">
            <text:p>0.138850279516941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-1.26074" calcext:value-type="float">
            <text:p>-1.26074</text:p>
          </table:table-cell>
          <table:table-cell table:formula="of:=[.D18]+[.F17]" office:value-type="float" office:value="6.984375" calcext:value-type="float">
            <text:p>6.984375</text:p>
          </table:table-cell>
          <table:table-cell table:formula="of:=[.E18]+[.G17]" office:value-type="float" office:value="-0.312500000000001" calcext:value-type="float">
            <text:p>-0.312500000000001</text:p>
          </table:table-cell>
          <table:table-cell table:formula="of:=[.F18]*[.B$18]+[.B$2]" office:value-type="float" office:value="1.96658242100113" calcext:value-type="float">
            <text:p>1.96658242100113</text:p>
          </table:table-cell>
          <table:table-cell table:formula="of:=[.G18]*[.B$19]+[.B$3]" office:value-type="float" office:value="0.758019162193409" calcext:value-type="float">
            <text:p>0.758019162193409</text:p>
          </table:table-cell>
        </table:table-row>
        <table:table-row table:style-name="ro2">
          <table:table-cell table:style-name="ce10" office:value-type="string" calcext:value-type="string">
            <text:p>y</text:p>
          </table:table-cell>
          <table:table-cell table:formula="of:=[.B11]/[.B15]" office:value-type="float" office:value="0.0143386809810903" calcext:value-type="float">
            <text:p>0.01433868098109</text:p>
          </table:table-cell>
          <table:table-cell/>
          <table:table-cell office:value-type="float" office:value="0.436523" calcext:value-type="float">
            <text:p>0.436523</text:p>
          </table:table-cell>
          <table:table-cell office:value-type="float" office:value="-1.9414" calcext:value-type="float">
            <text:p>-1.9414</text:p>
          </table:table-cell>
          <table:table-cell table:formula="of:=[.D19]+[.F18]" office:value-type="float" office:value="7.420898" calcext:value-type="float">
            <text:p>7.420898</text:p>
          </table:table-cell>
          <table:table-cell table:formula="of:=[.E19]+[.G18]" office:value-type="float" office:value="-2.2539" calcext:value-type="float">
            <text:p>-2.2539</text:p>
          </table:table-cell>
          <table:table-cell table:formula="of:=[.F19]*[.B$18]+[.B$2]" office:value-type="float" office:value="2.02719376156671" calcext:value-type="float">
            <text:p>2.02719376156671</text:p>
          </table:table-cell>
          <table:table-cell table:formula="of:=[.G19]*[.B$19]+[.B$3]" office:value-type="float" office:value="0.730182046936721" calcext:value-type="float">
            <text:p>0.73018204693672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1.94141" calcext:value-type="float">
            <text:p>-1.94141</text:p>
          </table:table-cell>
          <table:table-cell table:formula="of:=[.D20]+[.F19]" office:value-type="float" office:value="7.857421" calcext:value-type="float">
            <text:p>7.857421</text:p>
          </table:table-cell>
          <table:table-cell table:formula="of:=[.E20]+[.G19]" office:value-type="float" office:value="-4.19531" calcext:value-type="float">
            <text:p>-4.19531</text:p>
          </table:table-cell>
          <table:table-cell table:formula="of:=[.F20]*[.B$18]+[.B$2]" office:value-type="float" office:value="2.08780510213228" calcext:value-type="float">
            <text:p>2.08780510213228</text:p>
          </table:table-cell>
          <table:table-cell table:formula="of:=[.G20]*[.B$19]+[.B$3]" office:value-type="float" office:value="0.702344788293222" calcext:value-type="float">
            <text:p>0.70234478829322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1.9414" calcext:value-type="float">
            <text:p>-1.9414</text:p>
          </table:table-cell>
          <table:table-cell table:formula="of:=[.D21]+[.F20]" office:value-type="float" office:value="8.293945" calcext:value-type="float">
            <text:p>8.293945</text:p>
          </table:table-cell>
          <table:table-cell table:formula="of:=[.E21]+[.G20]" office:value-type="float" office:value="-6.13671" calcext:value-type="float">
            <text:p>-6.13671</text:p>
          </table:table-cell>
          <table:table-cell table:formula="of:=[.F21]*[.B$18]+[.B$2]" office:value-type="float" office:value="2.14841658154813" calcext:value-type="float">
            <text:p>2.14841658154813</text:p>
          </table:table-cell>
          <table:table-cell table:formula="of:=[.G21]*[.B$19]+[.B$3]" office:value-type="float" office:value="0.674507673036533" calcext:value-type="float">
            <text:p>0.67450767303653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1.94141" calcext:value-type="float">
            <text:p>-1.94141</text:p>
          </table:table-cell>
          <table:table-cell table:formula="of:=[.D22]+[.F21]" office:value-type="float" office:value="8.730468" calcext:value-type="float">
            <text:p>8.730468</text:p>
          </table:table-cell>
          <table:table-cell table:formula="of:=[.E22]+[.G21]" office:value-type="float" office:value="-8.07812" calcext:value-type="float">
            <text:p>-8.07812</text:p>
          </table:table-cell>
          <table:table-cell table:formula="of:=[.F22]*[.B$18]+[.B$2]" office:value-type="float" office:value="2.20902792211371" calcext:value-type="float">
            <text:p>2.20902792211371</text:p>
          </table:table-cell>
          <table:table-cell table:formula="of:=[.G22]*[.B$19]+[.B$3]" office:value-type="float" office:value="0.646670414393035" calcext:value-type="float">
            <text:p>0.646670414393035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47754" calcext:value-type="float">
            <text:p>-2.47754</text:p>
          </table:table-cell>
          <table:table-cell table:formula="of:=[.D23]+[.F22]" office:value-type="float" office:value="9.166992" calcext:value-type="float">
            <text:p>9.166992</text:p>
          </table:table-cell>
          <table:table-cell table:formula="of:=[.E23]+[.G22]" office:value-type="float" office:value="-10.55566" calcext:value-type="float">
            <text:p>-10.55566</text:p>
          </table:table-cell>
          <table:table-cell table:formula="of:=[.F23]*[.B$18]+[.B$2]" office:value-type="float" office:value="2.26963940152956" calcext:value-type="float">
            <text:p>2.26963940152956</text:p>
          </table:table-cell>
          <table:table-cell table:formula="of:=[.G23]*[.B$19]+[.B$3]" office:value-type="float" office:value="0.611145758715144" calcext:value-type="float">
            <text:p>0.61114575871514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47754" calcext:value-type="float">
            <text:p>-2.47754</text:p>
          </table:table-cell>
          <table:table-cell table:formula="of:=[.D24]+[.F23]" office:value-type="float" office:value="9.603515" calcext:value-type="float">
            <text:p>9.603515</text:p>
          </table:table-cell>
          <table:table-cell table:formula="of:=[.E24]+[.G23]" office:value-type="float" office:value="-13.0332" calcext:value-type="float">
            <text:p>-13.0332</text:p>
          </table:table-cell>
          <table:table-cell table:formula="of:=[.F24]*[.B$18]+[.B$2]" office:value-type="float" office:value="2.33025074209513" calcext:value-type="float">
            <text:p>2.33025074209513</text:p>
          </table:table-cell>
          <table:table-cell table:formula="of:=[.G24]*[.B$19]+[.B$3]" office:value-type="float" office:value="0.575621103037254" calcext:value-type="float">
            <text:p>0.57562110303725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47754" calcext:value-type="float">
            <text:p>-2.47754</text:p>
          </table:table-cell>
          <table:table-cell table:formula="of:=[.D25]+[.F24]" office:value-type="float" office:value="10.040038" calcext:value-type="float">
            <text:p>10.040038</text:p>
          </table:table-cell>
          <table:table-cell table:formula="of:=[.E25]+[.G24]" office:value-type="float" office:value="-15.51074" calcext:value-type="float">
            <text:p>-15.51074</text:p>
          </table:table-cell>
          <table:table-cell table:formula="of:=[.F25]*[.B$18]+[.B$2]" office:value-type="float" office:value="2.39086208266071" calcext:value-type="float">
            <text:p>2.39086208266071</text:p>
          </table:table-cell>
          <table:table-cell table:formula="of:=[.G25]*[.B$19]+[.B$3]" office:value-type="float" office:value="0.540096447359363" calcext:value-type="float">
            <text:p>0.54009644735936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47754" calcext:value-type="float">
            <text:p>-2.47754</text:p>
          </table:table-cell>
          <table:table-cell table:formula="of:=[.D26]+[.F25]" office:value-type="float" office:value="10.476562" calcext:value-type="float">
            <text:p>10.476562</text:p>
          </table:table-cell>
          <table:table-cell table:formula="of:=[.E26]+[.G25]" office:value-type="float" office:value="-17.98828" calcext:value-type="float">
            <text:p>-17.98828</text:p>
          </table:table-cell>
          <table:table-cell table:formula="of:=[.F26]*[.B$18]+[.B$2]" office:value-type="float" office:value="2.45147356207656" calcext:value-type="float">
            <text:p>2.45147356207656</text:p>
          </table:table-cell>
          <table:table-cell table:formula="of:=[.G26]*[.B$19]+[.B$3]" office:value-type="float" office:value="0.504571791681473" calcext:value-type="float">
            <text:p>0.50457179168147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84472" calcext:value-type="float">
            <text:p>-2.84472</text:p>
          </table:table-cell>
          <table:table-cell table:formula="of:=[.D27]+[.F26]" office:value-type="float" office:value="10.913086" calcext:value-type="float">
            <text:p>10.913086</text:p>
          </table:table-cell>
          <table:table-cell table:formula="of:=[.E27]+[.G26]" office:value-type="float" office:value="-20.833" calcext:value-type="float">
            <text:p>-20.833</text:p>
          </table:table-cell>
          <table:table-cell table:formula="of:=[.F27]*[.B$18]+[.B$2]" office:value-type="float" office:value="2.51208504149241" calcext:value-type="float">
            <text:p>2.51208504149241</text:p>
          </table:table-cell>
          <table:table-cell table:formula="of:=[.G27]*[.B$19]+[.B$3]" office:value-type="float" office:value="0.463782259120946" calcext:value-type="float">
            <text:p>0.46378225912094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84473" calcext:value-type="float">
            <text:p>-2.84473</text:p>
          </table:table-cell>
          <table:table-cell table:formula="of:=[.D28]+[.F27]" office:value-type="float" office:value="11.349609" calcext:value-type="float">
            <text:p>11.349609</text:p>
          </table:table-cell>
          <table:table-cell table:formula="of:=[.E28]+[.G27]" office:value-type="float" office:value="-23.67773" calcext:value-type="float">
            <text:p>-23.67773</text:p>
          </table:table-cell>
          <table:table-cell table:formula="of:=[.F28]*[.B$18]+[.B$2]" office:value-type="float" office:value="2.57269638205799" calcext:value-type="float">
            <text:p>2.57269638205799</text:p>
          </table:table-cell>
          <table:table-cell table:formula="of:=[.G28]*[.B$19]+[.B$3]" office:value-type="float" office:value="0.422992583173609" calcext:value-type="float">
            <text:p>0.422992583173609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84472" calcext:value-type="float">
            <text:p>-2.84472</text:p>
          </table:table-cell>
          <table:table-cell table:formula="of:=[.D29]+[.F28]" office:value-type="float" office:value="11.786132" calcext:value-type="float">
            <text:p>11.786132</text:p>
          </table:table-cell>
          <table:table-cell table:formula="of:=[.E29]+[.G28]" office:value-type="float" office:value="-26.52245" calcext:value-type="float">
            <text:p>-26.52245</text:p>
          </table:table-cell>
          <table:table-cell table:formula="of:=[.F29]*[.B$18]+[.B$2]" office:value-type="float" office:value="2.63330772262356" calcext:value-type="float">
            <text:p>2.63330772262356</text:p>
          </table:table-cell>
          <table:table-cell table:formula="of:=[.G29]*[.B$19]+[.B$3]" office:value-type="float" office:value="0.382203050613082" calcext:value-type="float">
            <text:p>0.38220305061308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84473" calcext:value-type="float">
            <text:p>-2.84473</text:p>
          </table:table-cell>
          <table:table-cell table:formula="of:=[.D30]+[.F29]" office:value-type="float" office:value="12.222656" calcext:value-type="float">
            <text:p>12.222656</text:p>
          </table:table-cell>
          <table:table-cell table:formula="of:=[.E30]+[.G29]" office:value-type="float" office:value="-29.36718" calcext:value-type="float">
            <text:p>-29.36718</text:p>
          </table:table-cell>
          <table:table-cell table:formula="of:=[.F30]*[.B$18]+[.B$2]" office:value-type="float" office:value="2.69391920203941" calcext:value-type="float">
            <text:p>2.69391920203941</text:p>
          </table:table-cell>
          <table:table-cell table:formula="of:=[.G30]*[.B$19]+[.B$3]" office:value-type="float" office:value="0.341413374665744" calcext:value-type="float">
            <text:p>0.34141337466574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3.031251" calcext:value-type="float">
            <text:p>-3.031251</text:p>
          </table:table-cell>
          <table:table-cell table:formula="of:=[.D31]+[.F30]" office:value-type="float" office:value="12.659179" calcext:value-type="float">
            <text:p>12.659179</text:p>
          </table:table-cell>
          <table:table-cell table:formula="of:=[.E31]+[.G30]" office:value-type="float" office:value="-32.398431" calcext:value-type="float">
            <text:p>-32.398431</text:p>
          </table:table-cell>
          <table:table-cell table:formula="of:=[.F31]*[.B$18]+[.B$2]" office:value-type="float" office:value="2.75453054260499" calcext:value-type="float">
            <text:p>2.75453054260499</text:p>
          </table:table-cell>
          <table:table-cell table:formula="of:=[.G31]*[.B$19]+[.B$3]" office:value-type="float" office:value="0.297949233603134" calcext:value-type="float">
            <text:p>0.297949233603134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3.031251" calcext:value-type="float">
            <text:p>-3.031251</text:p>
          </table:table-cell>
          <table:table-cell table:formula="of:=[.D32]+[.F31]" office:value-type="float" office:value="13.095703" calcext:value-type="float">
            <text:p>13.095703</text:p>
          </table:table-cell>
          <table:table-cell table:formula="of:=[.E32]+[.G31]" office:value-type="float" office:value="-35.429682" calcext:value-type="float">
            <text:p>-35.429682</text:p>
          </table:table-cell>
          <table:table-cell table:formula="of:=[.F32]*[.B$18]+[.B$2]" office:value-type="float" office:value="2.81514202202084" calcext:value-type="float">
            <text:p>2.81514202202084</text:p>
          </table:table-cell>
          <table:table-cell table:formula="of:=[.G32]*[.B$19]+[.B$3]" office:value-type="float" office:value="0.254485092540523" calcext:value-type="float">
            <text:p>0.25448509254052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3.031252" calcext:value-type="float">
            <text:p>-3.031252</text:p>
          </table:table-cell>
          <table:table-cell table:formula="of:=[.D33]+[.F32]" office:value-type="float" office:value="13.532227" calcext:value-type="float">
            <text:p>13.532227</text:p>
          </table:table-cell>
          <table:table-cell table:formula="of:=[.E33]+[.G32]" office:value-type="float" office:value="-38.460934" calcext:value-type="float">
            <text:p>-38.460934</text:p>
          </table:table-cell>
          <table:table-cell table:formula="of:=[.F33]*[.B$18]+[.B$2]" office:value-type="float" office:value="2.87575350143669" calcext:value-type="float">
            <text:p>2.87575350143669</text:p>
          </table:table-cell>
          <table:table-cell table:formula="of:=[.G33]*[.B$19]+[.B$3]" office:value-type="float" office:value="0.211020937139231" calcext:value-type="float">
            <text:p>0.21102093713923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3.031251" calcext:value-type="float">
            <text:p>-3.031251</text:p>
          </table:table-cell>
          <table:table-cell table:formula="of:=[.D34]+[.F33]" office:value-type="float" office:value="13.96875" calcext:value-type="float">
            <text:p>13.96875</text:p>
          </table:table-cell>
          <table:table-cell table:formula="of:=[.E34]+[.G33]" office:value-type="float" office:value="-41.492185" calcext:value-type="float">
            <text:p>-41.492185</text:p>
          </table:table-cell>
          <table:table-cell table:formula="of:=[.F34]*[.B$18]+[.B$2]" office:value-type="float" office:value="2.93636484200227" calcext:value-type="float">
            <text:p>2.93636484200227</text:p>
          </table:table-cell>
          <table:table-cell table:formula="of:=[.G34]*[.B$19]+[.B$3]" office:value-type="float" office:value="0.16755679607662" calcext:value-type="float">
            <text:p>0.16755679607662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3.03418" calcext:value-type="float">
            <text:p>-3.03418</text:p>
          </table:table-cell>
          <table:table-cell table:formula="of:=[.D35]+[.F34]" office:value-type="float" office:value="14.40625" calcext:value-type="float">
            <text:p>14.40625</text:p>
          </table:table-cell>
          <table:table-cell table:formula="of:=[.E35]+[.G34]" office:value-type="float" office:value="-44.526365" calcext:value-type="float">
            <text:p>-44.526365</text:p>
          </table:table-cell>
          <table:table-cell table:formula="of:=[.F35]*[.B$18]+[.B$2]" office:value-type="float" office:value="2.99711183929093" calcext:value-type="float">
            <text:p>2.99711183929093</text:p>
          </table:table-cell>
          <table:table-cell table:formula="of:=[.G35]*[.B$19]+[.B$3]" office:value-type="float" office:value="0.124050657017415" calcext:value-type="float">
            <text:p>0.124050657017415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3.034179" calcext:value-type="float">
            <text:p>-3.034179</text:p>
          </table:table-cell>
          <table:table-cell table:formula="of:=[.D36]+[.F35]" office:value-type="float" office:value="14.84375" calcext:value-type="float">
            <text:p>14.84375</text:p>
          </table:table-cell>
          <table:table-cell table:formula="of:=[.E36]+[.G35]" office:value-type="float" office:value="-47.560544" calcext:value-type="float">
            <text:p>-47.560544</text:p>
          </table:table-cell>
          <table:table-cell table:formula="of:=[.F36]*[.B$18]+[.B$2]" office:value-type="float" office:value="3.05785883657959" calcext:value-type="float">
            <text:p>3.05785883657959</text:p>
          </table:table-cell>
          <table:table-cell table:formula="of:=[.G36]*[.B$19]+[.B$3]" office:value-type="float" office:value="0.0805445322968915" calcext:value-type="float">
            <text:p>0.080544532296892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3.03418" calcext:value-type="float">
            <text:p>-3.03418</text:p>
          </table:table-cell>
          <table:table-cell table:formula="of:=[.D37]+[.F36]" office:value-type="float" office:value="15.28125" calcext:value-type="float">
            <text:p>15.28125</text:p>
          </table:table-cell>
          <table:table-cell table:formula="of:=[.E37]+[.G36]" office:value-type="float" office:value="-50.594724" calcext:value-type="float">
            <text:p>-50.594724</text:p>
          </table:table-cell>
          <table:table-cell table:formula="of:=[.F37]*[.B$18]+[.B$2]" office:value-type="float" office:value="3.11860583386825" calcext:value-type="float">
            <text:p>3.11860583386825</text:p>
          </table:table-cell>
          <table:table-cell table:formula="of:=[.G37]*[.B$19]+[.B$3]" office:value-type="float" office:value="0.037038393237687" calcext:value-type="float">
            <text:p>0.037038393237687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3.03418" calcext:value-type="float">
            <text:p>-3.03418</text:p>
          </table:table-cell>
          <table:table-cell table:formula="of:=[.D38]+[.F37]" office:value-type="float" office:value="15.71875" calcext:value-type="float">
            <text:p>15.71875</text:p>
          </table:table-cell>
          <table:table-cell table:formula="of:=[.E38]+[.G37]" office:value-type="float" office:value="-53.628904" calcext:value-type="float">
            <text:p>-53.628904</text:p>
          </table:table-cell>
          <table:table-cell table:formula="of:=[.F38]*[.B$18]+[.B$2]" office:value-type="float" office:value="3.17935283115691" calcext:value-type="float">
            <text:p>3.17935283115691</text:p>
          </table:table-cell>
          <table:table-cell table:formula="of:=[.G38]*[.B$19]+[.B$3]" office:value-type="float" office:value="-0.00646774582151766" calcext:value-type="float">
            <text:p>-0.006467745821518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862304" calcext:value-type="float">
            <text:p>-2.862304</text:p>
          </table:table-cell>
          <table:table-cell table:formula="of:=[.D39]+[.F38]" office:value-type="float" office:value="16.155273" calcext:value-type="float">
            <text:p>16.155273</text:p>
          </table:table-cell>
          <table:table-cell table:formula="of:=[.E39]+[.G38]" office:value-type="float" office:value="-56.491208" calcext:value-type="float">
            <text:p>-56.491208</text:p>
          </table:table-cell>
          <table:table-cell table:formula="of:=[.F39]*[.B$18]+[.B$2]" office:value-type="float" office:value="3.23996417172249" calcext:value-type="float">
            <text:p>3.23996417172249</text:p>
          </table:table-cell>
          <table:table-cell table:formula="of:=[.G39]*[.B$19]+[.B$3]" office:value-type="float" office:value="-0.0475094097484163" calcext:value-type="float">
            <text:p>-0.04750940974841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862305" calcext:value-type="float">
            <text:p>-2.862305</text:p>
          </table:table-cell>
          <table:table-cell table:formula="of:=[.D40]+[.F39]" office:value-type="float" office:value="16.591796" calcext:value-type="float">
            <text:p>16.591796</text:p>
          </table:table-cell>
          <table:table-cell table:formula="of:=[.E40]+[.G39]" office:value-type="float" office:value="-59.353513" calcext:value-type="float">
            <text:p>-59.353513</text:p>
          </table:table-cell>
          <table:table-cell table:formula="of:=[.F40]*[.B$18]+[.B$2]" office:value-type="float" office:value="3.30057551228806" calcext:value-type="float">
            <text:p>3.30057551228806</text:p>
          </table:table-cell>
          <table:table-cell table:formula="of:=[.G40]*[.B$19]+[.B$3]" office:value-type="float" office:value="-0.088551088013996" calcext:value-type="float">
            <text:p>-0.088551088013996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862304" calcext:value-type="float">
            <text:p>-2.862304</text:p>
          </table:table-cell>
          <table:table-cell table:formula="of:=[.D41]+[.F40]" office:value-type="float" office:value="17.02832" calcext:value-type="float">
            <text:p>17.02832</text:p>
          </table:table-cell>
          <table:table-cell table:formula="of:=[.E41]+[.G40]" office:value-type="float" office:value="-62.215817" calcext:value-type="float">
            <text:p>-62.215817</text:p>
          </table:table-cell>
          <table:table-cell table:formula="of:=[.F41]*[.B$18]+[.B$2]" office:value-type="float" office:value="3.36118699170391" calcext:value-type="float">
            <text:p>3.36118699170391</text:p>
          </table:table-cell>
          <table:table-cell table:formula="of:=[.G41]*[.B$19]+[.B$3]" office:value-type="float" office:value="-0.129592751940895" calcext:value-type="float">
            <text:p>-0.129592751940895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862305" calcext:value-type="float">
            <text:p>-2.862305</text:p>
          </table:table-cell>
          <table:table-cell table:formula="of:=[.D42]+[.F41]" office:value-type="float" office:value="17.464843" calcext:value-type="float">
            <text:p>17.464843</text:p>
          </table:table-cell>
          <table:table-cell table:formula="of:=[.E42]+[.G41]" office:value-type="float" office:value="-65.078122" calcext:value-type="float">
            <text:p>-65.078122</text:p>
          </table:table-cell>
          <table:table-cell table:formula="of:=[.F42]*[.B$18]+[.B$2]" office:value-type="float" office:value="3.42179833226949" calcext:value-type="float">
            <text:p>3.42179833226949</text:p>
          </table:table-cell>
          <table:table-cell table:formula="of:=[.G42]*[.B$19]+[.B$3]" office:value-type="float" office:value="-0.170634430206474" calcext:value-type="float">
            <text:p>-0.17063443020647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533203" calcext:value-type="float">
            <text:p>-2.533203</text:p>
          </table:table-cell>
          <table:table-cell table:formula="of:=[.D43]+[.F42]" office:value-type="float" office:value="17.901366" calcext:value-type="float">
            <text:p>17.901366</text:p>
          </table:table-cell>
          <table:table-cell table:formula="of:=[.E43]+[.G42]" office:value-type="float" office:value="-67.611325" calcext:value-type="float">
            <text:p>-67.611325</text:p>
          </table:table-cell>
          <table:table-cell table:formula="of:=[.F43]*[.B$18]+[.B$2]" office:value-type="float" office:value="3.48240967283506" calcext:value-type="float">
            <text:p>3.48240967283506</text:p>
          </table:table-cell>
          <table:table-cell table:formula="of:=[.G43]*[.B$19]+[.B$3]" office:value-type="float" office:value="-0.206957219883815" calcext:value-type="float">
            <text:p>-0.206957219883815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533203" calcext:value-type="float">
            <text:p>-2.533203</text:p>
          </table:table-cell>
          <table:table-cell table:formula="of:=[.D44]+[.F43]" office:value-type="float" office:value="18.33789" calcext:value-type="float">
            <text:p>18.33789</text:p>
          </table:table-cell>
          <table:table-cell table:formula="of:=[.E44]+[.G43]" office:value-type="float" office:value="-70.144528" calcext:value-type="float">
            <text:p>-70.144528</text:p>
          </table:table-cell>
          <table:table-cell table:formula="of:=[.F44]*[.B$18]+[.B$2]" office:value-type="float" office:value="3.54302115225091" calcext:value-type="float">
            <text:p>3.54302115225091</text:p>
          </table:table-cell>
          <table:table-cell table:formula="of:=[.G44]*[.B$19]+[.B$3]" office:value-type="float" office:value="-0.243280009561156" calcext:value-type="float">
            <text:p>-0.243280009561156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533204" calcext:value-type="float">
            <text:p>-2.533204</text:p>
          </table:table-cell>
          <table:table-cell table:formula="of:=[.D45]+[.F44]" office:value-type="float" office:value="18.774414" calcext:value-type="float">
            <text:p>18.774414</text:p>
          </table:table-cell>
          <table:table-cell table:formula="of:=[.E45]+[.G44]" office:value-type="float" office:value="-72.677732" calcext:value-type="float">
            <text:p>-72.677732</text:p>
          </table:table-cell>
          <table:table-cell table:formula="of:=[.F45]*[.B$18]+[.B$2]" office:value-type="float" office:value="3.60363263166677" calcext:value-type="float">
            <text:p>3.60363263166677</text:p>
          </table:table-cell>
          <table:table-cell table:formula="of:=[.G45]*[.B$19]+[.B$3]" office:value-type="float" office:value="-0.279602813577178" calcext:value-type="float">
            <text:p>-0.279602813577178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533203" calcext:value-type="float">
            <text:p>-2.533203</text:p>
          </table:table-cell>
          <table:table-cell table:formula="of:=[.D46]+[.F45]" office:value-type="float" office:value="19.210937" calcext:value-type="float">
            <text:p>19.210937</text:p>
          </table:table-cell>
          <table:table-cell table:formula="of:=[.E46]+[.G45]" office:value-type="float" office:value="-75.210935" calcext:value-type="float">
            <text:p>-75.210935</text:p>
          </table:table-cell>
          <table:table-cell table:formula="of:=[.F46]*[.B$18]+[.B$2]" office:value-type="float" office:value="3.66424397223234" calcext:value-type="float">
            <text:p>3.66424397223234</text:p>
          </table:table-cell>
          <table:table-cell table:formula="of:=[.G46]*[.B$19]+[.B$3]" office:value-type="float" office:value="-0.315925603254519" calcext:value-type="float">
            <text:p>-0.31592560325451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073242" calcext:value-type="float">
            <text:p>-2.073242</text:p>
          </table:table-cell>
          <table:table-cell table:formula="of:=[.D47]+[.F46]" office:value-type="float" office:value="19.647461" calcext:value-type="float">
            <text:p>19.647461</text:p>
          </table:table-cell>
          <table:table-cell table:formula="of:=[.E47]+[.G46]" office:value-type="float" office:value="-77.284177" calcext:value-type="float">
            <text:p>-77.284177</text:p>
          </table:table-cell>
          <table:table-cell table:formula="of:=[.F47]*[.B$18]+[.B$2]" office:value-type="float" office:value="3.72485545164819" calcext:value-type="float">
            <text:p>3.72485545164819</text:p>
          </table:table-cell>
          <table:table-cell table:formula="of:=[.G47]*[.B$19]+[.B$3]" office:value-type="float" office:value="-0.345653158889117" calcext:value-type="float">
            <text:p>-0.345653158889117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073242" calcext:value-type="float">
            <text:p>-2.073242</text:p>
          </table:table-cell>
          <table:table-cell table:formula="of:=[.D48]+[.F47]" office:value-type="float" office:value="20.083984" calcext:value-type="float">
            <text:p>20.083984</text:p>
          </table:table-cell>
          <table:table-cell table:formula="of:=[.E48]+[.G47]" office:value-type="float" office:value="-79.357419" calcext:value-type="float">
            <text:p>-79.357419</text:p>
          </table:table-cell>
          <table:table-cell table:formula="of:=[.F48]*[.B$18]+[.B$2]" office:value-type="float" office:value="3.78546679221377" calcext:value-type="float">
            <text:p>3.78546679221377</text:p>
          </table:table-cell>
          <table:table-cell table:formula="of:=[.G48]*[.B$19]+[.B$3]" office:value-type="float" office:value="-0.375380714523714" calcext:value-type="float">
            <text:p>-0.37538071452371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2.073243" calcext:value-type="float">
            <text:p>-2.073243</text:p>
          </table:table-cell>
          <table:table-cell table:formula="of:=[.D49]+[.F48]" office:value-type="float" office:value="20.520507" calcext:value-type="float">
            <text:p>20.520507</text:p>
          </table:table-cell>
          <table:table-cell table:formula="of:=[.E49]+[.G48]" office:value-type="float" office:value="-81.430662" calcext:value-type="float">
            <text:p>-81.430662</text:p>
          </table:table-cell>
          <table:table-cell table:formula="of:=[.F49]*[.B$18]+[.B$2]" office:value-type="float" office:value="3.84607813277934" calcext:value-type="float">
            <text:p>3.84607813277934</text:p>
          </table:table-cell>
          <table:table-cell table:formula="of:=[.G49]*[.B$19]+[.B$3]" office:value-type="float" office:value="-0.405108284496993" calcext:value-type="float">
            <text:p>-0.40510828449699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2.073242" calcext:value-type="float">
            <text:p>-2.073242</text:p>
          </table:table-cell>
          <table:table-cell table:formula="of:=[.D50]+[.F49]" office:value-type="float" office:value="20.957031" calcext:value-type="float">
            <text:p>20.957031</text:p>
          </table:table-cell>
          <table:table-cell table:formula="of:=[.E50]+[.G49]" office:value-type="float" office:value="-83.503904" calcext:value-type="float">
            <text:p>-83.503904</text:p>
          </table:table-cell>
          <table:table-cell table:formula="of:=[.F50]*[.B$18]+[.B$2]" office:value-type="float" office:value="3.90668961219519" calcext:value-type="float">
            <text:p>3.90668961219519</text:p>
          </table:table-cell>
          <table:table-cell table:formula="of:=[.G50]*[.B$19]+[.B$3]" office:value-type="float" office:value="-0.43483584013159" calcext:value-type="float">
            <text:p>-0.4348358401315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1.516601" calcext:value-type="float">
            <text:p>-1.516601</text:p>
          </table:table-cell>
          <table:table-cell table:formula="of:=[.D51]+[.F50]" office:value-type="float" office:value="21.393555" calcext:value-type="float">
            <text:p>21.393555</text:p>
          </table:table-cell>
          <table:table-cell table:formula="of:=[.E51]+[.G50]" office:value-type="float" office:value="-85.020505" calcext:value-type="float">
            <text:p>-85.020505</text:p>
          </table:table-cell>
          <table:table-cell table:formula="of:=[.F51]*[.B$18]+[.B$2]" office:value-type="float" office:value="3.96730109161105" calcext:value-type="float">
            <text:p>3.96730109161105</text:p>
          </table:table-cell>
          <table:table-cell table:formula="of:=[.G51]*[.B$19]+[.B$3]" office:value-type="float" office:value="-0.456581898046193" calcext:value-type="float">
            <text:p>-0.45658189804619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1.516602" calcext:value-type="float">
            <text:p>-1.516602</text:p>
          </table:table-cell>
          <table:table-cell table:formula="of:=[.D52]+[.F51]" office:value-type="float" office:value="21.830078" calcext:value-type="float">
            <text:p>21.830078</text:p>
          </table:table-cell>
          <table:table-cell table:formula="of:=[.E52]+[.G51]" office:value-type="float" office:value="-86.537107" calcext:value-type="float">
            <text:p>-86.537107</text:p>
          </table:table-cell>
          <table:table-cell table:formula="of:=[.F52]*[.B$18]+[.B$2]" office:value-type="float" office:value="4.02791243217662" calcext:value-type="float">
            <text:p>4.02791243217662</text:p>
          </table:table-cell>
          <table:table-cell table:formula="of:=[.G52]*[.B$19]+[.B$3]" office:value-type="float" office:value="-0.478327970299476" calcext:value-type="float">
            <text:p>-0.47832797029947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1.516601" calcext:value-type="float">
            <text:p>-1.516601</text:p>
          </table:table-cell>
          <table:table-cell table:formula="of:=[.D53]+[.F52]" office:value-type="float" office:value="22.266601" calcext:value-type="float">
            <text:p>22.266601</text:p>
          </table:table-cell>
          <table:table-cell table:formula="of:=[.E53]+[.G52]" office:value-type="float" office:value="-88.053708" calcext:value-type="float">
            <text:p>-88.053708</text:p>
          </table:table-cell>
          <table:table-cell table:formula="of:=[.F53]*[.B$18]+[.B$2]" office:value-type="float" office:value="4.08852377274219" calcext:value-type="float">
            <text:p>4.08852377274219</text:p>
          </table:table-cell>
          <table:table-cell table:formula="of:=[.G53]*[.B$19]+[.B$3]" office:value-type="float" office:value="-0.500074028214079" calcext:value-type="float">
            <text:p>-0.50007402821407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1.516602" calcext:value-type="float">
            <text:p>-1.516602</text:p>
          </table:table-cell>
          <table:table-cell table:formula="of:=[.D54]+[.F53]" office:value-type="float" office:value="22.703125" calcext:value-type="float">
            <text:p>22.703125</text:p>
          </table:table-cell>
          <table:table-cell table:formula="of:=[.E54]+[.G53]" office:value-type="float" office:value="-89.57031" calcext:value-type="float">
            <text:p>-89.57031</text:p>
          </table:table-cell>
          <table:table-cell table:formula="of:=[.F54]*[.B$18]+[.B$2]" office:value-type="float" office:value="4.14913525215805" calcext:value-type="float">
            <text:p>4.14913525215805</text:p>
          </table:table-cell>
          <table:table-cell table:formula="of:=[.G54]*[.B$19]+[.B$3]" office:value-type="float" office:value="-0.521820100467363" calcext:value-type="float">
            <text:p>-0.52182010046736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0.897461" calcext:value-type="float">
            <text:p>-0.897461</text:p>
          </table:table-cell>
          <table:table-cell table:formula="of:=[.D55]+[.F54]" office:value-type="float" office:value="23.139648" calcext:value-type="float">
            <text:p>23.139648</text:p>
          </table:table-cell>
          <table:table-cell table:formula="of:=[.E55]+[.G54]" office:value-type="float" office:value="-90.467771" calcext:value-type="float">
            <text:p>-90.467771</text:p>
          </table:table-cell>
          <table:table-cell table:formula="of:=[.F55]*[.B$18]+[.B$2]" office:value-type="float" office:value="4.20974659272362" calcext:value-type="float">
            <text:p>4.20974659272362</text:p>
          </table:table-cell>
          <table:table-cell table:formula="of:=[.G55]*[.B$19]+[.B$3]" office:value-type="float" office:value="-0.534688507439333" calcext:value-type="float">
            <text:p>-0.53468850743933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0.897461" calcext:value-type="float">
            <text:p>-0.897461</text:p>
          </table:table-cell>
          <table:table-cell table:formula="of:=[.D56]+[.F55]" office:value-type="float" office:value="23.576171" calcext:value-type="float">
            <text:p>23.576171</text:p>
          </table:table-cell>
          <table:table-cell table:formula="of:=[.E56]+[.G55]" office:value-type="float" office:value="-91.365232" calcext:value-type="float">
            <text:p>-91.365232</text:p>
          </table:table-cell>
          <table:table-cell table:formula="of:=[.F56]*[.B$18]+[.B$2]" office:value-type="float" office:value="4.27035793328919" calcext:value-type="float">
            <text:p>4.27035793328919</text:p>
          </table:table-cell>
          <table:table-cell table:formula="of:=[.G56]*[.B$19]+[.B$3]" office:value-type="float" office:value="-0.547556914411303" calcext:value-type="float">
            <text:p>-0.54755691441130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0.897461" calcext:value-type="float">
            <text:p>-0.897461</text:p>
          </table:table-cell>
          <table:table-cell table:formula="of:=[.D57]+[.F56]" office:value-type="float" office:value="24.012695" calcext:value-type="float">
            <text:p>24.012695</text:p>
          </table:table-cell>
          <table:table-cell table:formula="of:=[.E57]+[.G56]" office:value-type="float" office:value="-92.262693" calcext:value-type="float">
            <text:p>-92.262693</text:p>
          </table:table-cell>
          <table:table-cell table:formula="of:=[.F57]*[.B$18]+[.B$2]" office:value-type="float" office:value="4.33096941270505" calcext:value-type="float">
            <text:p>4.33096941270505</text:p>
          </table:table-cell>
          <table:table-cell table:formula="of:=[.G57]*[.B$19]+[.B$3]" office:value-type="float" office:value="-0.560425321383274" calcext:value-type="float">
            <text:p>-0.56042532138327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0.897461" calcext:value-type="float">
            <text:p>-0.897461</text:p>
          </table:table-cell>
          <table:table-cell table:formula="of:=[.D58]+[.F57]" office:value-type="float" office:value="24.449218" calcext:value-type="float">
            <text:p>24.449218</text:p>
          </table:table-cell>
          <table:table-cell table:formula="of:=[.E58]+[.G57]" office:value-type="float" office:value="-93.160154" calcext:value-type="float">
            <text:p>-93.160154</text:p>
          </table:table-cell>
          <table:table-cell table:formula="of:=[.F58]*[.B$18]+[.B$2]" office:value-type="float" office:value="4.39158075327062" calcext:value-type="float">
            <text:p>4.39158075327062</text:p>
          </table:table-cell>
          <table:table-cell table:formula="of:=[.G58]*[.B$19]+[.B$3]" office:value-type="float" office:value="-0.573293728355244" calcext:value-type="float">
            <text:p>-0.57329372835524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0.256836" calcext:value-type="float">
            <text:p>-0.256836</text:p>
          </table:table-cell>
          <table:table-cell table:formula="of:=[.D59]+[.F58]" office:value-type="float" office:value="24.885741" calcext:value-type="float">
            <text:p>24.885741</text:p>
          </table:table-cell>
          <table:table-cell table:formula="of:=[.E59]+[.G58]" office:value-type="float" office:value="-93.41699" calcext:value-type="float">
            <text:p>-93.41699</text:p>
          </table:table-cell>
          <table:table-cell table:formula="of:=[.F59]*[.B$18]+[.B$2]" office:value-type="float" office:value="4.4521920938362" calcext:value-type="float">
            <text:p>4.4521920938362</text:p>
          </table:table-cell>
          <table:table-cell table:formula="of:=[.G59]*[.B$19]+[.B$3]" office:value-type="float" office:value="-0.576976417823703" calcext:value-type="float">
            <text:p>-0.57697641782370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0.256835" calcext:value-type="float">
            <text:p>-0.256835</text:p>
          </table:table-cell>
          <table:table-cell table:formula="of:=[.D60]+[.F59]" office:value-type="float" office:value="25.322265" calcext:value-type="float">
            <text:p>25.322265</text:p>
          </table:table-cell>
          <table:table-cell table:formula="of:=[.E60]+[.G59]" office:value-type="float" office:value="-93.673825" calcext:value-type="float">
            <text:p>-93.673825</text:p>
          </table:table-cell>
          <table:table-cell table:formula="of:=[.F60]*[.B$18]+[.B$2]" office:value-type="float" office:value="4.51280357325205" calcext:value-type="float">
            <text:p>4.51280357325205</text:p>
          </table:table-cell>
          <table:table-cell table:formula="of:=[.G60]*[.B$19]+[.B$3]" office:value-type="float" office:value="-0.580659092953482" calcext:value-type="float">
            <text:p>-0.58065909295348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-0.256836" calcext:value-type="float">
            <text:p>-0.256836</text:p>
          </table:table-cell>
          <table:table-cell table:formula="of:=[.D61]+[.F60]" office:value-type="float" office:value="25.758789" calcext:value-type="float">
            <text:p>25.758789</text:p>
          </table:table-cell>
          <table:table-cell table:formula="of:=[.E61]+[.G60]" office:value-type="float" office:value="-93.930661" calcext:value-type="float">
            <text:p>-93.930661</text:p>
          </table:table-cell>
          <table:table-cell table:formula="of:=[.F61]*[.B$18]+[.B$2]" office:value-type="float" office:value="4.5734150526679" calcext:value-type="float">
            <text:p>4.5734150526679</text:p>
          </table:table-cell>
          <table:table-cell table:formula="of:=[.G61]*[.B$19]+[.B$3]" office:value-type="float" office:value="-0.584341782421941" calcext:value-type="float">
            <text:p>-0.58434178242194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-0.256836" calcext:value-type="float">
            <text:p>-0.256836</text:p>
          </table:table-cell>
          <table:table-cell table:formula="of:=[.D62]+[.F61]" office:value-type="float" office:value="26.195312" calcext:value-type="float">
            <text:p>26.195312</text:p>
          </table:table-cell>
          <table:table-cell table:formula="of:=[.E62]+[.G61]" office:value-type="float" office:value="-94.187497" calcext:value-type="float">
            <text:p>-94.187497</text:p>
          </table:table-cell>
          <table:table-cell table:formula="of:=[.F62]*[.B$18]+[.B$2]" office:value-type="float" office:value="4.63402639323347" calcext:value-type="float">
            <text:p>4.63402639323347</text:p>
          </table:table-cell>
          <table:table-cell table:formula="of:=[.G62]*[.B$19]+[.B$3]" office:value-type="float" office:value="-0.588024471890401" calcext:value-type="float">
            <text:p>-0.58802447189040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0.368164" calcext:value-type="float">
            <text:p>0.368164</text:p>
          </table:table-cell>
          <table:table-cell table:formula="of:=[.D63]+[.F62]" office:value-type="float" office:value="26.631835" calcext:value-type="float">
            <text:p>26.631835</text:p>
          </table:table-cell>
          <table:table-cell table:formula="of:=[.E63]+[.G62]" office:value-type="float" office:value="-93.819333" calcext:value-type="float">
            <text:p>-93.819333</text:p>
          </table:table-cell>
          <table:table-cell table:formula="of:=[.F63]*[.B$18]+[.B$2]" office:value-type="float" office:value="4.69463773379905" calcext:value-type="float">
            <text:p>4.69463773379905</text:p>
          </table:table-cell>
          <table:table-cell table:formula="of:=[.G63]*[.B$19]+[.B$3]" office:value-type="float" office:value="-0.582745485745679" calcext:value-type="float">
            <text:p>-0.58274548574567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0.368164" calcext:value-type="float">
            <text:p>0.368164</text:p>
          </table:table-cell>
          <table:table-cell table:formula="of:=[.D64]+[.F63]" office:value-type="float" office:value="27.068359" calcext:value-type="float">
            <text:p>27.068359</text:p>
          </table:table-cell>
          <table:table-cell table:formula="of:=[.E64]+[.G63]" office:value-type="float" office:value="-93.451169" calcext:value-type="float">
            <text:p>-93.451169</text:p>
          </table:table-cell>
          <table:table-cell table:formula="of:=[.F64]*[.B$18]+[.B$2]" office:value-type="float" office:value="4.7552492132149" calcext:value-type="float">
            <text:p>4.7552492132149</text:p>
          </table:table-cell>
          <table:table-cell table:formula="of:=[.G64]*[.B$19]+[.B$3]" office:value-type="float" office:value="-0.577466499600956" calcext:value-type="float">
            <text:p>-0.577466499600956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0.368164" calcext:value-type="float">
            <text:p>0.368164</text:p>
          </table:table-cell>
          <table:table-cell table:formula="of:=[.D65]+[.F64]" office:value-type="float" office:value="27.504883" calcext:value-type="float">
            <text:p>27.504883</text:p>
          </table:table-cell>
          <table:table-cell table:formula="of:=[.E65]+[.G64]" office:value-type="float" office:value="-93.0830050000001" calcext:value-type="float">
            <text:p>-93.0830050000001</text:p>
          </table:table-cell>
          <table:table-cell table:formula="of:=[.F65]*[.B$18]+[.B$2]" office:value-type="float" office:value="4.81586069263075" calcext:value-type="float">
            <text:p>4.81586069263075</text:p>
          </table:table-cell>
          <table:table-cell table:formula="of:=[.G65]*[.B$19]+[.B$3]" office:value-type="float" office:value="-0.572187513456234" calcext:value-type="float">
            <text:p>-0.572187513456234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0.368164" calcext:value-type="float">
            <text:p>0.368164</text:p>
          </table:table-cell>
          <table:table-cell table:formula="of:=[.D66]+[.F65]" office:value-type="float" office:value="27.941406" calcext:value-type="float">
            <text:p>27.941406</text:p>
          </table:table-cell>
          <table:table-cell table:formula="of:=[.E66]+[.G65]" office:value-type="float" office:value="-92.7148410000001" calcext:value-type="float">
            <text:p>-92.7148410000001</text:p>
          </table:table-cell>
          <table:table-cell table:formula="of:=[.F66]*[.B$18]+[.B$2]" office:value-type="float" office:value="4.87647203319633" calcext:value-type="float">
            <text:p>4.87647203319633</text:p>
          </table:table-cell>
          <table:table-cell table:formula="of:=[.G66]*[.B$19]+[.B$3]" office:value-type="float" office:value="-0.566908527311512" calcext:value-type="float">
            <text:p>-0.56690852731151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0.942383" calcext:value-type="float">
            <text:p>0.942383</text:p>
          </table:table-cell>
          <table:table-cell table:formula="of:=[.D67]+[.F66]" office:value-type="float" office:value="28.377929" calcext:value-type="float">
            <text:p>28.377929</text:p>
          </table:table-cell>
          <table:table-cell table:formula="of:=[.E67]+[.G66]" office:value-type="float" office:value="-91.7724580000001" calcext:value-type="float">
            <text:p>-91.7724580000001</text:p>
          </table:table-cell>
          <table:table-cell table:formula="of:=[.F67]*[.B$18]+[.B$2]" office:value-type="float" office:value="4.9370833737619" calcext:value-type="float">
            <text:p>4.9370833737619</text:p>
          </table:table-cell>
          <table:table-cell table:formula="of:=[.G67]*[.B$19]+[.B$3]" office:value-type="float" office:value="-0.553395998112509" calcext:value-type="float">
            <text:p>-0.553395998112509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0.942383" calcext:value-type="float">
            <text:p>0.942383</text:p>
          </table:table-cell>
          <table:table-cell table:formula="of:=[.D68]+[.F67]" office:value-type="float" office:value="28.814453" calcext:value-type="float">
            <text:p>28.814453</text:p>
          </table:table-cell>
          <table:table-cell table:formula="of:=[.E68]+[.G67]" office:value-type="float" office:value="-90.830075" calcext:value-type="float">
            <text:p>-90.830075</text:p>
          </table:table-cell>
          <table:table-cell table:formula="of:=[.F68]*[.B$18]+[.B$2]" office:value-type="float" office:value="4.99769485317775" calcext:value-type="float">
            <text:p>4.99769485317775</text:p>
          </table:table-cell>
          <table:table-cell table:formula="of:=[.G68]*[.B$19]+[.B$3]" office:value-type="float" office:value="-0.539883468913506" calcext:value-type="float">
            <text:p>-0.539883468913506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0.942382" calcext:value-type="float">
            <text:p>0.942382</text:p>
          </table:table-cell>
          <table:table-cell table:formula="of:=[.D69]+[.F68]" office:value-type="float" office:value="29.250977" calcext:value-type="float">
            <text:p>29.250977</text:p>
          </table:table-cell>
          <table:table-cell table:formula="of:=[.E69]+[.G68]" office:value-type="float" office:value="-89.8876930000001" calcext:value-type="float">
            <text:p>-89.8876930000001</text:p>
          </table:table-cell>
          <table:table-cell table:formula="of:=[.F69]*[.B$18]+[.B$2]" office:value-type="float" office:value="5.05830633259361" calcext:value-type="float">
            <text:p>5.05830633259361</text:p>
          </table:table-cell>
          <table:table-cell table:formula="of:=[.G69]*[.B$19]+[.B$3]" office:value-type="float" office:value="-0.526370954053185" calcext:value-type="float">
            <text:p>-0.526370954053185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0.942383" calcext:value-type="float">
            <text:p>0.942383</text:p>
          </table:table-cell>
          <table:table-cell table:formula="of:=[.D70]+[.F69]" office:value-type="float" office:value="29.6875" calcext:value-type="float">
            <text:p>29.6875</text:p>
          </table:table-cell>
          <table:table-cell table:formula="of:=[.E70]+[.G69]" office:value-type="float" office:value="-88.94531" calcext:value-type="float">
            <text:p>-88.94531</text:p>
          </table:table-cell>
          <table:table-cell table:formula="of:=[.F70]*[.B$18]+[.B$2]" office:value-type="float" office:value="5.11891767315918" calcext:value-type="float">
            <text:p>5.11891767315918</text:p>
          </table:table-cell>
          <table:table-cell table:formula="of:=[.G70]*[.B$19]+[.B$3]" office:value-type="float" office:value="-0.512858424854182" calcext:value-type="float">
            <text:p>-0.51285842485418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436524" calcext:value-type="float">
            <text:p>1.436524</text:p>
          </table:table-cell>
          <table:table-cell table:formula="of:=[.D71]+[.F70]" office:value-type="float" office:value="30.124023" calcext:value-type="float">
            <text:p>30.124023</text:p>
          </table:table-cell>
          <table:table-cell table:formula="of:=[.E71]+[.G70]" office:value-type="float" office:value="-87.508786" calcext:value-type="float">
            <text:p>-87.508786</text:p>
          </table:table-cell>
          <table:table-cell table:formula="of:=[.F71]*[.B$18]+[.B$2]" office:value-type="float" office:value="5.17952901372475" calcext:value-type="float">
            <text:p>5.17952901372475</text:p>
          </table:table-cell>
          <table:table-cell table:formula="of:=[.G71]*[.B$19]+[.B$3]" office:value-type="float" office:value="-0.492260565496502" calcext:value-type="float">
            <text:p>-0.49226056549650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436523" calcext:value-type="float">
            <text:p>1.436523</text:p>
          </table:table-cell>
          <table:table-cell table:formula="of:=[.D72]+[.F71]" office:value-type="float" office:value="30.560546" calcext:value-type="float">
            <text:p>30.560546</text:p>
          </table:table-cell>
          <table:table-cell table:formula="of:=[.E72]+[.G71]" office:value-type="float" office:value="-86.072263" calcext:value-type="float">
            <text:p>-86.072263</text:p>
          </table:table-cell>
          <table:table-cell table:formula="of:=[.F72]*[.B$18]+[.B$2]" office:value-type="float" office:value="5.24014035429033" calcext:value-type="float">
            <text:p>5.24014035429033</text:p>
          </table:table-cell>
          <table:table-cell table:formula="of:=[.G72]*[.B$19]+[.B$3]" office:value-type="float" office:value="-0.471662720477503" calcext:value-type="float">
            <text:p>-0.47166272047750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1.436524" calcext:value-type="float">
            <text:p>1.436524</text:p>
          </table:table-cell>
          <table:table-cell table:formula="of:=[.D73]+[.F72]" office:value-type="float" office:value="30.99707" calcext:value-type="float">
            <text:p>30.99707</text:p>
          </table:table-cell>
          <table:table-cell table:formula="of:=[.E73]+[.G72]" office:value-type="float" office:value="-84.635739" calcext:value-type="float">
            <text:p>-84.635739</text:p>
          </table:table-cell>
          <table:table-cell table:formula="of:=[.F73]*[.B$18]+[.B$2]" office:value-type="float" office:value="5.30075183370618" calcext:value-type="float">
            <text:p>5.30075183370618</text:p>
          </table:table-cell>
          <table:table-cell table:formula="of:=[.G73]*[.B$19]+[.B$3]" office:value-type="float" office:value="-0.451064861119823" calcext:value-type="float">
            <text:p>-0.45106486111982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436523" calcext:value-type="float">
            <text:p>1.436523</text:p>
          </table:table-cell>
          <table:table-cell table:formula="of:=[.D74]+[.F73]" office:value-type="float" office:value="31.433593" calcext:value-type="float">
            <text:p>31.433593</text:p>
          </table:table-cell>
          <table:table-cell table:formula="of:=[.E74]+[.G73]" office:value-type="float" office:value="-83.199216" calcext:value-type="float">
            <text:p>-83.199216</text:p>
          </table:table-cell>
          <table:table-cell table:formula="of:=[.F74]*[.B$18]+[.B$2]" office:value-type="float" office:value="5.36136317427176" calcext:value-type="float">
            <text:p>5.36136317427176</text:p>
          </table:table-cell>
          <table:table-cell table:formula="of:=[.G74]*[.B$19]+[.B$3]" office:value-type="float" office:value="-0.430467016100825" calcext:value-type="float">
            <text:p>-0.430467016100825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1.822266" calcext:value-type="float">
            <text:p>1.822266</text:p>
          </table:table-cell>
          <table:table-cell table:formula="of:=[.D75]+[.F74]" office:value-type="float" office:value="31.870117" calcext:value-type="float">
            <text:p>31.870117</text:p>
          </table:table-cell>
          <table:table-cell table:formula="of:=[.E75]+[.G74]" office:value-type="float" office:value="-81.37695" calcext:value-type="float">
            <text:p>-81.37695</text:p>
          </table:table-cell>
          <table:table-cell table:formula="of:=[.F75]*[.B$18]+[.B$2]" office:value-type="float" office:value="5.42197465368761" calcext:value-type="float">
            <text:p>5.42197465368761</text:p>
          </table:table-cell>
          <table:table-cell table:formula="of:=[.G75]*[.B$19]+[.B$3]" office:value-type="float" office:value="-0.404338125264137" calcext:value-type="float">
            <text:p>-0.404338125264137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822265" calcext:value-type="float">
            <text:p>1.822265</text:p>
          </table:table-cell>
          <table:table-cell table:formula="of:=[.D76]+[.F75]" office:value-type="float" office:value="32.30664" calcext:value-type="float">
            <text:p>32.30664</text:p>
          </table:table-cell>
          <table:table-cell table:formula="of:=[.E76]+[.G75]" office:value-type="float" office:value="-79.554685" calcext:value-type="float">
            <text:p>-79.554685</text:p>
          </table:table-cell>
          <table:table-cell table:formula="of:=[.F76]*[.B$18]+[.B$2]" office:value-type="float" office:value="5.48258599425318" calcext:value-type="float">
            <text:p>5.48258599425318</text:p>
          </table:table-cell>
          <table:table-cell table:formula="of:=[.G76]*[.B$19]+[.B$3]" office:value-type="float" office:value="-0.378209248766131" calcext:value-type="float">
            <text:p>-0.37820924876613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822266" calcext:value-type="float">
            <text:p>1.822266</text:p>
          </table:table-cell>
          <table:table-cell table:formula="of:=[.D77]+[.F76]" office:value-type="float" office:value="32.743163" calcext:value-type="float">
            <text:p>32.743163</text:p>
          </table:table-cell>
          <table:table-cell table:formula="of:=[.E77]+[.G76]" office:value-type="float" office:value="-77.732419" calcext:value-type="float">
            <text:p>-77.732419</text:p>
          </table:table-cell>
          <table:table-cell table:formula="of:=[.F77]*[.B$18]+[.B$2]" office:value-type="float" office:value="5.54319733481876" calcext:value-type="float">
            <text:p>5.54319733481876</text:p>
          </table:table-cell>
          <table:table-cell table:formula="of:=[.G77]*[.B$19]+[.B$3]" office:value-type="float" office:value="-0.352080357929443" calcext:value-type="float">
            <text:p>-0.35208035792944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1.822265" calcext:value-type="float">
            <text:p>1.822265</text:p>
          </table:table-cell>
          <table:table-cell table:formula="of:=[.D78]+[.F77]" office:value-type="float" office:value="33.179687" calcext:value-type="float">
            <text:p>33.179687</text:p>
          </table:table-cell>
          <table:table-cell table:formula="of:=[.E78]+[.G77]" office:value-type="float" office:value="-75.910154" calcext:value-type="float">
            <text:p>-75.910154</text:p>
          </table:table-cell>
          <table:table-cell table:formula="of:=[.F78]*[.B$18]+[.B$2]" office:value-type="float" office:value="5.60380881423461" calcext:value-type="float">
            <text:p>5.60380881423461</text:p>
          </table:table-cell>
          <table:table-cell table:formula="of:=[.G78]*[.B$19]+[.B$3]" office:value-type="float" office:value="-0.325951481431437" calcext:value-type="float">
            <text:p>-0.325951481431437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086914" calcext:value-type="float">
            <text:p>2.086914</text:p>
          </table:table-cell>
          <table:table-cell table:formula="of:=[.D79]+[.F78]" office:value-type="float" office:value="33.616211" calcext:value-type="float">
            <text:p>33.616211</text:p>
          </table:table-cell>
          <table:table-cell table:formula="of:=[.E79]+[.G78]" office:value-type="float" office:value="-73.82324" calcext:value-type="float">
            <text:p>-73.82324</text:p>
          </table:table-cell>
          <table:table-cell table:formula="of:=[.F79]*[.B$18]+[.B$2]" office:value-type="float" office:value="5.66442029365046" calcext:value-type="float">
            <text:p>5.66442029365046</text:p>
          </table:table-cell>
          <table:table-cell table:formula="of:=[.G79]*[.B$19]+[.B$3]" office:value-type="float" office:value="-0.296027887350465" calcext:value-type="float">
            <text:p>-0.296027887350465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086915" calcext:value-type="float">
            <text:p>2.086915</text:p>
          </table:table-cell>
          <table:table-cell table:formula="of:=[.D80]+[.F79]" office:value-type="float" office:value="34.052734" calcext:value-type="float">
            <text:p>34.052734</text:p>
          </table:table-cell>
          <table:table-cell table:formula="of:=[.E80]+[.G79]" office:value-type="float" office:value="-71.736325" calcext:value-type="float">
            <text:p>-71.736325</text:p>
          </table:table-cell>
          <table:table-cell table:formula="of:=[.F80]*[.B$18]+[.B$2]" office:value-type="float" office:value="5.72503163421604" calcext:value-type="float">
            <text:p>5.72503163421604</text:p>
          </table:table-cell>
          <table:table-cell table:formula="of:=[.G80]*[.B$19]+[.B$3]" office:value-type="float" office:value="-0.266104278930813" calcext:value-type="float">
            <text:p>-0.266104278930813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086914" calcext:value-type="float">
            <text:p>2.086914</text:p>
          </table:table-cell>
          <table:table-cell table:formula="of:=[.D81]+[.F80]" office:value-type="float" office:value="34.489257" calcext:value-type="float">
            <text:p>34.489257</text:p>
          </table:table-cell>
          <table:table-cell table:formula="of:=[.E81]+[.G80]" office:value-type="float" office:value="-69.649411" calcext:value-type="float">
            <text:p>-69.649411</text:p>
          </table:table-cell>
          <table:table-cell table:formula="of:=[.F81]*[.B$18]+[.B$2]" office:value-type="float" office:value="5.78564297478161" calcext:value-type="float">
            <text:p>5.78564297478161</text:p>
          </table:table-cell>
          <table:table-cell table:formula="of:=[.G81]*[.B$19]+[.B$3]" office:value-type="float" office:value="-0.236180684849842" calcext:value-type="float">
            <text:p>-0.23618068484984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086914" calcext:value-type="float">
            <text:p>2.086914</text:p>
          </table:table-cell>
          <table:table-cell table:formula="of:=[.D82]+[.F81]" office:value-type="float" office:value="34.925781" calcext:value-type="float">
            <text:p>34.925781</text:p>
          </table:table-cell>
          <table:table-cell table:formula="of:=[.E82]+[.G81]" office:value-type="float" office:value="-67.562497" calcext:value-type="float">
            <text:p>-67.562497</text:p>
          </table:table-cell>
          <table:table-cell table:formula="of:=[.F82]*[.B$18]+[.B$2]" office:value-type="float" office:value="5.84625445419746" calcext:value-type="float">
            <text:p>5.84625445419746</text:p>
          </table:table-cell>
          <table:table-cell table:formula="of:=[.G82]*[.B$19]+[.B$3]" office:value-type="float" office:value="-0.206257090768871" calcext:value-type="float">
            <text:p>-0.206257090768871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216797" calcext:value-type="float">
            <text:p>2.216797</text:p>
          </table:table-cell>
          <table:table-cell table:formula="of:=[.D83]+[.F82]" office:value-type="float" office:value="35.362304" calcext:value-type="float">
            <text:p>35.362304</text:p>
          </table:table-cell>
          <table:table-cell table:formula="of:=[.E83]+[.G82]" office:value-type="float" office:value="-65.3457" calcext:value-type="float">
            <text:p>-65.3457</text:p>
          </table:table-cell>
          <table:table-cell table:formula="of:=[.F83]*[.B$18]+[.B$2]" office:value-type="float" office:value="5.90686579476304" calcext:value-type="float">
            <text:p>5.90686579476304</text:p>
          </table:table-cell>
          <table:table-cell table:formula="of:=[.G83]*[.B$19]+[.B$3]" office:value-type="float" office:value="-0.174471145786033" calcext:value-type="float">
            <text:p>-0.17447114578603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216797" calcext:value-type="float">
            <text:p>2.216797</text:p>
          </table:table-cell>
          <table:table-cell table:formula="of:=[.D84]+[.F83]" office:value-type="float" office:value="35.798828" calcext:value-type="float">
            <text:p>35.798828</text:p>
          </table:table-cell>
          <table:table-cell table:formula="of:=[.E84]+[.G83]" office:value-type="float" office:value="-63.128903" calcext:value-type="float">
            <text:p>-63.128903</text:p>
          </table:table-cell>
          <table:table-cell table:formula="of:=[.F84]*[.B$18]+[.B$2]" office:value-type="float" office:value="5.96747727417889" calcext:value-type="float">
            <text:p>5.96747727417889</text:p>
          </table:table-cell>
          <table:table-cell table:formula="of:=[.G84]*[.B$19]+[.B$3]" office:value-type="float" office:value="-0.142685200803195" calcext:value-type="float">
            <text:p>-0.142685200803195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216796" calcext:value-type="float">
            <text:p>2.216796</text:p>
          </table:table-cell>
          <table:table-cell table:formula="of:=[.D85]+[.F84]" office:value-type="float" office:value="36.235352" calcext:value-type="float">
            <text:p>36.235352</text:p>
          </table:table-cell>
          <table:table-cell table:formula="of:=[.E85]+[.G84]" office:value-type="float" office:value="-60.912107" calcext:value-type="float">
            <text:p>-60.912107</text:p>
          </table:table-cell>
          <table:table-cell table:formula="of:=[.F85]*[.B$18]+[.B$2]" office:value-type="float" office:value="6.02808875359474" calcext:value-type="float">
            <text:p>6.02808875359474</text:p>
          </table:table-cell>
          <table:table-cell table:formula="of:=[.G85]*[.B$19]+[.B$3]" office:value-type="float" office:value="-0.110899270159038" calcext:value-type="float">
            <text:p>-0.110899270159038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216797" calcext:value-type="float">
            <text:p>2.216797</text:p>
          </table:table-cell>
          <table:table-cell table:formula="of:=[.D86]+[.F85]" office:value-type="float" office:value="36.671875" calcext:value-type="float">
            <text:p>36.671875</text:p>
          </table:table-cell>
          <table:table-cell table:formula="of:=[.E86]+[.G85]" office:value-type="float" office:value="-58.69531" calcext:value-type="float">
            <text:p>-58.69531</text:p>
          </table:table-cell>
          <table:table-cell table:formula="of:=[.F86]*[.B$18]+[.B$2]" office:value-type="float" office:value="6.08870009416031" calcext:value-type="float">
            <text:p>6.08870009416031</text:p>
          </table:table-cell>
          <table:table-cell table:formula="of:=[.G86]*[.B$19]+[.B$3]" office:value-type="float" office:value="-0.0791133251761996" calcext:value-type="float">
            <text:p>-0.079113325176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213867" calcext:value-type="float">
            <text:p>2.213867</text:p>
          </table:table-cell>
          <table:table-cell table:formula="of:=[.D87]+[.F86]" office:value-type="float" office:value="37.108398" calcext:value-type="float">
            <text:p>37.108398</text:p>
          </table:table-cell>
          <table:table-cell table:formula="of:=[.E87]+[.G86]" office:value-type="float" office:value="-56.481443" calcext:value-type="float">
            <text:p>-56.481443</text:p>
          </table:table-cell>
          <table:table-cell table:formula="of:=[.F87]*[.B$18]+[.B$2]" office:value-type="float" office:value="6.14931143472589" calcext:value-type="float">
            <text:p>6.14931143472589</text:p>
          </table:table-cell>
          <table:table-cell table:formula="of:=[.G87]*[.B$19]+[.B$3]" office:value-type="float" office:value="-0.0473693925286361" calcext:value-type="float">
            <text:p>-0.04736939252863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213868" calcext:value-type="float">
            <text:p>2.213868</text:p>
          </table:table-cell>
          <table:table-cell table:formula="of:=[.D88]+[.F87]" office:value-type="float" office:value="37.544921" calcext:value-type="float">
            <text:p>37.544921</text:p>
          </table:table-cell>
          <table:table-cell table:formula="of:=[.E88]+[.G87]" office:value-type="float" office:value="-54.267575" calcext:value-type="float">
            <text:p>-54.267575</text:p>
          </table:table-cell>
          <table:table-cell table:formula="of:=[.F88]*[.B$18]+[.B$2]" office:value-type="float" office:value="6.20992277529146" calcext:value-type="float">
            <text:p>6.20992277529146</text:p>
          </table:table-cell>
          <table:table-cell table:formula="of:=[.G88]*[.B$19]+[.B$3]" office:value-type="float" office:value="-0.0156254455423918" calcext:value-type="float">
            <text:p>-0.015625445542392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213867" calcext:value-type="float">
            <text:p>2.213867</text:p>
          </table:table-cell>
          <table:table-cell table:formula="of:=[.D89]+[.F88]" office:value-type="float" office:value="37.981445" calcext:value-type="float">
            <text:p>37.981445</text:p>
          </table:table-cell>
          <table:table-cell table:formula="of:=[.E89]+[.G88]" office:value-type="float" office:value="-52.053708" calcext:value-type="float">
            <text:p>-52.053708</text:p>
          </table:table-cell>
          <table:table-cell table:formula="of:=[.F89]*[.B$18]+[.B$2]" office:value-type="float" office:value="6.27053425470731" calcext:value-type="float">
            <text:p>6.27053425470731</text:p>
          </table:table-cell>
          <table:table-cell table:formula="of:=[.G89]*[.B$19]+[.B$3]" office:value-type="float" office:value="0.0161184871051717" calcext:value-type="float">
            <text:p>0.01611848710517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213867" calcext:value-type="float">
            <text:p>2.213867</text:p>
          </table:table-cell>
          <table:table-cell table:formula="of:=[.D90]+[.F89]" office:value-type="float" office:value="38.417968" calcext:value-type="float">
            <text:p>38.417968</text:p>
          </table:table-cell>
          <table:table-cell table:formula="of:=[.E90]+[.G89]" office:value-type="float" office:value="-49.839841" calcext:value-type="float">
            <text:p>-49.839841</text:p>
          </table:table-cell>
          <table:table-cell table:formula="of:=[.F90]*[.B$18]+[.B$2]" office:value-type="float" office:value="6.33114559527289" calcext:value-type="float">
            <text:p>6.33114559527289</text:p>
          </table:table-cell>
          <table:table-cell table:formula="of:=[.G90]*[.B$19]+[.B$3]" office:value-type="float" office:value="0.0478624197527351" calcext:value-type="float">
            <text:p>0.047862419752735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082031" calcext:value-type="float">
            <text:p>2.082031</text:p>
          </table:table-cell>
          <table:table-cell table:formula="of:=[.D91]+[.F90]" office:value-type="float" office:value="38.854492" calcext:value-type="float">
            <text:p>38.854492</text:p>
          </table:table-cell>
          <table:table-cell table:formula="of:=[.E91]+[.G90]" office:value-type="float" office:value="-47.75781" calcext:value-type="float">
            <text:p>-47.75781</text:p>
          </table:table-cell>
          <table:table-cell table:formula="of:=[.F91]*[.B$18]+[.B$2]" office:value-type="float" office:value="6.39175707468874" calcext:value-type="float">
            <text:p>6.39175707468874</text:p>
          </table:table-cell>
          <table:table-cell table:formula="of:=[.G91]*[.B$19]+[.B$3]" office:value-type="float" office:value="0.0777159980544756" calcext:value-type="float">
            <text:p>0.077715998054476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082032" calcext:value-type="float">
            <text:p>2.082032</text:p>
          </table:table-cell>
          <table:table-cell table:formula="of:=[.D92]+[.F91]" office:value-type="float" office:value="39.291015" calcext:value-type="float">
            <text:p>39.291015</text:p>
          </table:table-cell>
          <table:table-cell table:formula="of:=[.E92]+[.G91]" office:value-type="float" office:value="-45.675778" calcext:value-type="float">
            <text:p>-45.675778</text:p>
          </table:table-cell>
          <table:table-cell table:formula="of:=[.F92]*[.B$18]+[.B$2]" office:value-type="float" office:value="6.45236841525432" calcext:value-type="float">
            <text:p>6.45236841525432</text:p>
          </table:table-cell>
          <table:table-cell table:formula="of:=[.G92]*[.B$19]+[.B$3]" office:value-type="float" office:value="0.107569590694897" calcext:value-type="float">
            <text:p>0.107569590694897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2.082031" calcext:value-type="float">
            <text:p>2.082031</text:p>
          </table:table-cell>
          <table:table-cell table:formula="of:=[.D93]+[.F92]" office:value-type="float" office:value="39.727539" calcext:value-type="float">
            <text:p>39.727539</text:p>
          </table:table-cell>
          <table:table-cell table:formula="of:=[.E93]+[.G92]" office:value-type="float" office:value="-43.593747" calcext:value-type="float">
            <text:p>-43.593747</text:p>
          </table:table-cell>
          <table:table-cell table:formula="of:=[.F93]*[.B$18]+[.B$2]" office:value-type="float" office:value="6.51297989467017" calcext:value-type="float">
            <text:p>6.51297989467017</text:p>
          </table:table-cell>
          <table:table-cell table:formula="of:=[.G93]*[.B$19]+[.B$3]" office:value-type="float" office:value="0.137423168996637" calcext:value-type="float">
            <text:p>0.137423168996637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2.082031" calcext:value-type="float">
            <text:p>2.082031</text:p>
          </table:table-cell>
          <table:table-cell table:formula="of:=[.D94]+[.F93]" office:value-type="float" office:value="40.164062" calcext:value-type="float">
            <text:p>40.164062</text:p>
          </table:table-cell>
          <table:table-cell table:formula="of:=[.E94]+[.G93]" office:value-type="float" office:value="-41.511716" calcext:value-type="float">
            <text:p>-41.511716</text:p>
          </table:table-cell>
          <table:table-cell table:formula="of:=[.F94]*[.B$18]+[.B$2]" office:value-type="float" office:value="6.57359123523574" calcext:value-type="float">
            <text:p>6.57359123523574</text:p>
          </table:table-cell>
          <table:table-cell table:formula="of:=[.G94]*[.B$19]+[.B$3]" office:value-type="float" office:value="0.167276747298378" calcext:value-type="float">
            <text:p>0.167276747298378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1.838867" calcext:value-type="float">
            <text:p>1.838867</text:p>
          </table:table-cell>
          <table:table-cell table:formula="of:=[.D95]+[.F94]" office:value-type="float" office:value="40.600586" calcext:value-type="float">
            <text:p>40.600586</text:p>
          </table:table-cell>
          <table:table-cell table:formula="of:=[.E95]+[.G94]" office:value-type="float" office:value="-39.672849" calcext:value-type="float">
            <text:p>-39.672849</text:p>
          </table:table-cell>
          <table:table-cell table:formula="of:=[.F95]*[.B$18]+[.B$2]" office:value-type="float" office:value="6.63420271465159" calcext:value-type="float">
            <text:p>6.63420271465159</text:p>
          </table:table-cell>
          <table:table-cell table:formula="of:=[.G95]*[.B$19]+[.B$3]" office:value-type="float" office:value="0.193643674578032" calcext:value-type="float">
            <text:p>0.193643674578032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838868" calcext:value-type="float">
            <text:p>1.838868</text:p>
          </table:table-cell>
          <table:table-cell table:formula="of:=[.D96]+[.F95]" office:value-type="float" office:value="41.037109" calcext:value-type="float">
            <text:p>41.037109</text:p>
          </table:table-cell>
          <table:table-cell table:formula="of:=[.E96]+[.G95]" office:value-type="float" office:value="-37.833981" calcext:value-type="float">
            <text:p>-37.833981</text:p>
          </table:table-cell>
          <table:table-cell table:formula="of:=[.F96]*[.B$18]+[.B$2]" office:value-type="float" office:value="6.69481405521717" calcext:value-type="float">
            <text:p>6.69481405521717</text:p>
          </table:table-cell>
          <table:table-cell table:formula="of:=[.G96]*[.B$19]+[.B$3]" office:value-type="float" office:value="0.220010616196368" calcext:value-type="float">
            <text:p>0.220010616196368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838867" calcext:value-type="float">
            <text:p>1.838867</text:p>
          </table:table-cell>
          <table:table-cell table:formula="of:=[.D97]+[.F96]" office:value-type="float" office:value="41.473632" calcext:value-type="float">
            <text:p>41.473632</text:p>
          </table:table-cell>
          <table:table-cell table:formula="of:=[.E97]+[.G96]" office:value-type="float" office:value="-35.995114" calcext:value-type="float">
            <text:p>-35.995114</text:p>
          </table:table-cell>
          <table:table-cell table:formula="of:=[.F97]*[.B$18]+[.B$2]" office:value-type="float" office:value="6.75542539578274" calcext:value-type="float">
            <text:p>6.75542539578274</text:p>
          </table:table-cell>
          <table:table-cell table:formula="of:=[.G97]*[.B$19]+[.B$3]" office:value-type="float" office:value="0.246377543476023" calcext:value-type="float">
            <text:p>0.246377543476023</text:p>
          </table:table-cell>
        </table:table-row>
        <table:table-row table:style-name="ro2">
          <table:table-cell table:number-columns-repeated="3"/>
          <table:table-cell office:value-type="float" office:value="0.436524" calcext:value-type="float">
            <text:p>0.436524</text:p>
          </table:table-cell>
          <table:table-cell office:value-type="float" office:value="1.838867" calcext:value-type="float">
            <text:p>1.838867</text:p>
          </table:table-cell>
          <table:table-cell table:formula="of:=[.D98]+[.F97]" office:value-type="float" office:value="41.910156" calcext:value-type="float">
            <text:p>41.910156</text:p>
          </table:table-cell>
          <table:table-cell table:formula="of:=[.E98]+[.G97]" office:value-type="float" office:value="-34.156247" calcext:value-type="float">
            <text:p>-34.156247</text:p>
          </table:table-cell>
          <table:table-cell table:formula="of:=[.F98]*[.B$18]+[.B$2]" office:value-type="float" office:value="6.8160368751986" calcext:value-type="float">
            <text:p>6.8160368751986</text:p>
          </table:table-cell>
          <table:table-cell table:formula="of:=[.G98]*[.B$19]+[.B$3]" office:value-type="float" office:value="0.272744470755677" calcext:value-type="float">
            <text:p>0.272744470755677</text:p>
          </table:table-cell>
        </table:table-row>
        <table:table-row table:style-name="ro2">
          <table:table-cell table:number-columns-repeated="3"/>
          <table:table-cell office:value-type="float" office:value="0.436523" calcext:value-type="float">
            <text:p>0.436523</text:p>
          </table:table-cell>
          <table:table-cell office:value-type="float" office:value="1.499024" calcext:value-type="float">
            <text:p>1.499024</text:p>
          </table:table-cell>
          <table:table-cell table:formula="of:=[.D99]+[.F98]" office:value-type="float" office:value="42.346679" calcext:value-type="float">
            <text:p>42.346679</text:p>
          </table:table-cell>
          <table:table-cell table:formula="of:=[.E99]+[.G98]" office:value-type="float" office:value="-32.657223" calcext:value-type="float">
            <text:p>-32.657223</text:p>
          </table:table-cell>
          <table:table-cell table:formula="of:=[.F99]*[.B$18]+[.B$2]" office:value-type="float" office:value="6.87664821576417" calcext:value-type="float">
            <text:p>6.87664821576417</text:p>
          </table:table-cell>
          <table:table-cell table:formula="of:=[.G99]*[.B$19]+[.B$3]" office:value-type="float" office:value="0.294238497674675" calcext:value-type="float">
            <text:p>0.294238497674675</text:p>
          </table:table-cell>
        </table:table-row>
        <table:table-row table:style-name="ro2">
          <table:table-cell table:number-columns-repeated="3"/>
          <table:table-cell office:value-type="float" office:value="0.436527" calcext:value-type="float">
            <text:p>0.436527</text:p>
          </table:table-cell>
          <table:table-cell office:value-type="float" office:value="1.499025" calcext:value-type="float">
            <text:p>1.499025</text:p>
          </table:table-cell>
          <table:table-cell table:formula="of:=[.D100]+[.F99]" office:value-type="float" office:value="42.783206" calcext:value-type="float">
            <text:p>42.783206</text:p>
          </table:table-cell>
          <table:table-cell table:formula="of:=[.E100]+[.G99]" office:value-type="float" office:value="-31.158198" calcext:value-type="float">
            <text:p>-31.158198</text:p>
          </table:table-cell>
          <table:table-cell table:formula="of:=[.F100]*[.B$18]+[.B$2]" office:value-type="float" office:value="6.93726011173086" calcext:value-type="float">
            <text:p>6.93726011173086</text:p>
          </table:table-cell>
          <table:table-cell table:formula="of:=[.G100]*[.B$19]+[.B$3]" office:value-type="float" office:value="0.315732538932354" calcext:value-type="float">
            <text:p>0.31573253893235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499024" calcext:value-type="float">
            <text:p>1.499024</text:p>
          </table:table-cell>
          <table:table-cell table:formula="of:=[.D101]+[.F100]" office:value-type="float" office:value="43.219726" calcext:value-type="float">
            <text:p>43.219726</text:p>
          </table:table-cell>
          <table:table-cell table:formula="of:=[.E101]+[.G100]" office:value-type="float" office:value="-29.659174" calcext:value-type="float">
            <text:p>-29.659174</text:p>
          </table:table-cell>
          <table:table-cell table:formula="of:=[.F101]*[.B$18]+[.B$2]" office:value-type="float" office:value="6.9978710357456" calcext:value-type="float">
            <text:p>6.9978710357456</text:p>
          </table:table-cell>
          <table:table-cell table:formula="of:=[.G101]*[.B$19]+[.B$3]" office:value-type="float" office:value="0.337226565851352" calcext:value-type="float">
            <text:p>0.33722656585135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499024" calcext:value-type="float">
            <text:p>1.499024</text:p>
          </table:table-cell>
          <table:table-cell table:formula="of:=[.D102]+[.F101]" office:value-type="float" office:value="43.656246" calcext:value-type="float">
            <text:p>43.656246</text:p>
          </table:table-cell>
          <table:table-cell table:formula="of:=[.E102]+[.G101]" office:value-type="float" office:value="-28.16015" calcext:value-type="float">
            <text:p>-28.16015</text:p>
          </table:table-cell>
          <table:table-cell table:formula="of:=[.F102]*[.B$18]+[.B$2]" office:value-type="float" office:value="7.05848195976033" calcext:value-type="float">
            <text:p>7.05848195976033</text:p>
          </table:table-cell>
          <table:table-cell table:formula="of:=[.G102]*[.B$19]+[.B$3]" office:value-type="float" office:value="0.35872059277035" calcext:value-type="float">
            <text:p>0.3587205927703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08984" calcext:value-type="float">
            <text:p>1.08984</text:p>
          </table:table-cell>
          <table:table-cell table:formula="of:=[.D103]+[.F102]" office:value-type="float" office:value="44.092766" calcext:value-type="float">
            <text:p>44.092766</text:p>
          </table:table-cell>
          <table:table-cell table:formula="of:=[.E103]+[.G102]" office:value-type="float" office:value="-27.07031" calcext:value-type="float">
            <text:p>-27.07031</text:p>
          </table:table-cell>
          <table:table-cell table:formula="of:=[.F103]*[.B$18]+[.B$2]" office:value-type="float" office:value="7.11909288377507" calcext:value-type="float">
            <text:p>7.11909288377507</text:p>
          </table:table-cell>
          <table:table-cell table:formula="of:=[.G103]*[.B$19]+[.B$3]" office:value-type="float" office:value="0.374347460850781" calcext:value-type="float">
            <text:p>0.37434746085078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08985" calcext:value-type="float">
            <text:p>1.08985</text:p>
          </table:table-cell>
          <table:table-cell table:formula="of:=[.D104]+[.F103]" office:value-type="float" office:value="44.529296" calcext:value-type="float">
            <text:p>44.529296</text:p>
          </table:table-cell>
          <table:table-cell table:formula="of:=[.E104]+[.G103]" office:value-type="float" office:value="-25.98046" calcext:value-type="float">
            <text:p>-25.98046</text:p>
          </table:table-cell>
          <table:table-cell table:formula="of:=[.F104]*[.B$18]+[.B$2]" office:value-type="float" office:value="7.1797051962926" calcext:value-type="float">
            <text:p>7.1797051962926</text:p>
          </table:table-cell>
          <table:table-cell table:formula="of:=[.G104]*[.B$19]+[.B$3]" office:value-type="float" office:value="0.389974472318022" calcext:value-type="float">
            <text:p>0.38997447231802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08984" calcext:value-type="float">
            <text:p>1.08984</text:p>
          </table:table-cell>
          <table:table-cell table:formula="of:=[.D105]+[.F104]" office:value-type="float" office:value="44.965816" calcext:value-type="float">
            <text:p>44.965816</text:p>
          </table:table-cell>
          <table:table-cell table:formula="of:=[.E105]+[.G104]" office:value-type="float" office:value="-24.89062" calcext:value-type="float">
            <text:p>-24.89062</text:p>
          </table:table-cell>
          <table:table-cell table:formula="of:=[.F105]*[.B$18]+[.B$2]" office:value-type="float" office:value="7.24031612030733" calcext:value-type="float">
            <text:p>7.24031612030733</text:p>
          </table:table-cell>
          <table:table-cell table:formula="of:=[.G105]*[.B$19]+[.B$3]" office:value-type="float" office:value="0.405601340398454" calcext:value-type="float">
            <text:p>0.40560134039845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08984" calcext:value-type="float">
            <text:p>1.08984</text:p>
          </table:table-cell>
          <table:table-cell table:formula="of:=[.D106]+[.F105]" office:value-type="float" office:value="45.402346" calcext:value-type="float">
            <text:p>45.402346</text:p>
          </table:table-cell>
          <table:table-cell table:formula="of:=[.E106]+[.G105]" office:value-type="float" office:value="-23.80078" calcext:value-type="float">
            <text:p>-23.80078</text:p>
          </table:table-cell>
          <table:table-cell table:formula="of:=[.F106]*[.B$18]+[.B$2]" office:value-type="float" office:value="7.30092843282486" calcext:value-type="float">
            <text:p>7.30092843282486</text:p>
          </table:table-cell>
          <table:table-cell table:formula="of:=[.G106]*[.B$19]+[.B$3]" office:value-type="float" office:value="0.421228208478885" calcext:value-type="float">
            <text:p>0.42122820847888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672" calcext:value-type="float">
            <text:p>0.63672</text:p>
          </table:table-cell>
          <table:table-cell table:formula="of:=[.D107]+[.F106]" office:value-type="float" office:value="45.838866" calcext:value-type="float">
            <text:p>45.838866</text:p>
          </table:table-cell>
          <table:table-cell table:formula="of:=[.E107]+[.G106]" office:value-type="float" office:value="-23.16406" calcext:value-type="float">
            <text:p>-23.16406</text:p>
          </table:table-cell>
          <table:table-cell table:formula="of:=[.F107]*[.B$18]+[.B$2]" office:value-type="float" office:value="7.3615393568396" calcext:value-type="float">
            <text:p>7.3615393568396</text:p>
          </table:table-cell>
          <table:table-cell table:formula="of:=[.G107]*[.B$19]+[.B$3]" office:value-type="float" office:value="0.430357933433165" calcext:value-type="float">
            <text:p>0.43035793343316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672" calcext:value-type="float">
            <text:p>0.63672</text:p>
          </table:table-cell>
          <table:table-cell table:formula="of:=[.D108]+[.F107]" office:value-type="float" office:value="46.275386" calcext:value-type="float">
            <text:p>46.275386</text:p>
          </table:table-cell>
          <table:table-cell table:formula="of:=[.E108]+[.G107]" office:value-type="float" office:value="-22.52734" calcext:value-type="float">
            <text:p>-22.52734</text:p>
          </table:table-cell>
          <table:table-cell table:formula="of:=[.F108]*[.B$18]+[.B$2]" office:value-type="float" office:value="7.42215028085433" calcext:value-type="float">
            <text:p>7.42215028085433</text:p>
          </table:table-cell>
          <table:table-cell table:formula="of:=[.G108]*[.B$19]+[.B$3]" office:value-type="float" office:value="0.439487658387445" calcext:value-type="float">
            <text:p>0.43948765838744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63672" calcext:value-type="float">
            <text:p>0.63672</text:p>
          </table:table-cell>
          <table:table-cell table:formula="of:=[.D109]+[.F108]" office:value-type="float" office:value="46.711916" calcext:value-type="float">
            <text:p>46.711916</text:p>
          </table:table-cell>
          <table:table-cell table:formula="of:=[.E109]+[.G108]" office:value-type="float" office:value="-21.89062" calcext:value-type="float">
            <text:p>-21.89062</text:p>
          </table:table-cell>
          <table:table-cell table:formula="of:=[.F109]*[.B$18]+[.B$2]" office:value-type="float" office:value="7.48276259337186" calcext:value-type="float">
            <text:p>7.48276259337186</text:p>
          </table:table-cell>
          <table:table-cell table:formula="of:=[.G109]*[.B$19]+[.B$3]" office:value-type="float" office:value="0.448617383341725" calcext:value-type="float">
            <text:p>0.44861738334172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672" calcext:value-type="float">
            <text:p>0.63672</text:p>
          </table:table-cell>
          <table:table-cell table:formula="of:=[.D110]+[.F109]" office:value-type="float" office:value="47.148436" calcext:value-type="float">
            <text:p>47.148436</text:p>
          </table:table-cell>
          <table:table-cell table:formula="of:=[.E110]+[.G109]" office:value-type="float" office:value="-21.2539" calcext:value-type="float">
            <text:p>-21.2539</text:p>
          </table:table-cell>
          <table:table-cell table:formula="of:=[.F110]*[.B$18]+[.B$2]" office:value-type="float" office:value="7.5433735173866" calcext:value-type="float">
            <text:p>7.5433735173866</text:p>
          </table:table-cell>
          <table:table-cell table:formula="of:=[.G110]*[.B$19]+[.B$3]" office:value-type="float" office:value="0.457747108296005" calcext:value-type="float">
            <text:p>0.45774710829600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6797" calcext:value-type="float">
            <text:p>0.16797</text:p>
          </table:table-cell>
          <table:table-cell table:formula="of:=[.D111]+[.F110]" office:value-type="float" office:value="47.584956" calcext:value-type="float">
            <text:p>47.584956</text:p>
          </table:table-cell>
          <table:table-cell table:formula="of:=[.E111]+[.G110]" office:value-type="float" office:value="-21.08593" calcext:value-type="float">
            <text:p>-21.08593</text:p>
          </table:table-cell>
          <table:table-cell table:formula="of:=[.F111]*[.B$18]+[.B$2]" office:value-type="float" office:value="7.60398444140133" calcext:value-type="float">
            <text:p>7.60398444140133</text:p>
          </table:table-cell>
          <table:table-cell table:formula="of:=[.G111]*[.B$19]+[.B$3]" office:value-type="float" office:value="0.460155576540398" calcext:value-type="float">
            <text:p>0.46015557654039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16797" calcext:value-type="float">
            <text:p>0.16797</text:p>
          </table:table-cell>
          <table:table-cell table:formula="of:=[.D112]+[.F111]" office:value-type="float" office:value="48.021486" calcext:value-type="float">
            <text:p>48.021486</text:p>
          </table:table-cell>
          <table:table-cell table:formula="of:=[.E112]+[.G111]" office:value-type="float" office:value="-20.91796" calcext:value-type="float">
            <text:p>-20.91796</text:p>
          </table:table-cell>
          <table:table-cell table:formula="of:=[.F112]*[.B$18]+[.B$2]" office:value-type="float" office:value="7.66459675391886" calcext:value-type="float">
            <text:p>7.66459675391886</text:p>
          </table:table-cell>
          <table:table-cell table:formula="of:=[.G112]*[.B$19]+[.B$3]" office:value-type="float" office:value="0.462564044784792" calcext:value-type="float">
            <text:p>0.46256404478479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16796" calcext:value-type="float">
            <text:p>0.16796</text:p>
          </table:table-cell>
          <table:table-cell table:formula="of:=[.D113]+[.F112]" office:value-type="float" office:value="48.458016" calcext:value-type="float">
            <text:p>48.458016</text:p>
          </table:table-cell>
          <table:table-cell table:formula="of:=[.E113]+[.G112]" office:value-type="float" office:value="-20.75" calcext:value-type="float">
            <text:p>-20.75</text:p>
          </table:table-cell>
          <table:table-cell table:formula="of:=[.F113]*[.B$18]+[.B$2]" office:value-type="float" office:value="7.72520906643639" calcext:value-type="float">
            <text:p>7.72520906643639</text:p>
          </table:table-cell>
          <table:table-cell table:formula="of:=[.G113]*[.B$19]+[.B$3]" office:value-type="float" office:value="0.464972369642376" calcext:value-type="float">
            <text:p>0.46497236964237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6797" calcext:value-type="float">
            <text:p>0.16797</text:p>
          </table:table-cell>
          <table:table-cell table:formula="of:=[.D114]+[.F113]" office:value-type="float" office:value="48.894536" calcext:value-type="float">
            <text:p>48.894536</text:p>
          </table:table-cell>
          <table:table-cell table:formula="of:=[.E114]+[.G113]" office:value-type="float" office:value="-20.58203" calcext:value-type="float">
            <text:p>-20.58203</text:p>
          </table:table-cell>
          <table:table-cell table:formula="of:=[.F114]*[.B$18]+[.B$2]" office:value-type="float" office:value="7.78581999045113" calcext:value-type="float">
            <text:p>7.78581999045113</text:p>
          </table:table-cell>
          <table:table-cell table:formula="of:=[.G114]*[.B$19]+[.B$3]" office:value-type="float" office:value="0.46738083788677" calcext:value-type="float">
            <text:p>0.4673808378867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8711" calcext:value-type="float">
            <text:p>-0.28711</text:p>
          </table:table-cell>
          <table:table-cell table:formula="of:=[.D115]+[.F114]" office:value-type="float" office:value="49.331056" calcext:value-type="float">
            <text:p>49.331056</text:p>
          </table:table-cell>
          <table:table-cell table:formula="of:=[.E115]+[.G114]" office:value-type="float" office:value="-20.86914" calcext:value-type="float">
            <text:p>-20.86914</text:p>
          </table:table-cell>
          <table:table-cell table:formula="of:=[.F115]*[.B$18]+[.B$2]" office:value-type="float" office:value="7.84643091446586" calcext:value-type="float">
            <text:p>7.84643091446586</text:p>
          </table:table-cell>
          <table:table-cell table:formula="of:=[.G115]*[.B$19]+[.B$3]" office:value-type="float" office:value="0.463264059190289" calcext:value-type="float">
            <text:p>0.46326405919028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8711" calcext:value-type="float">
            <text:p>-0.28711</text:p>
          </table:table-cell>
          <table:table-cell table:formula="of:=[.D116]+[.F115]" office:value-type="float" office:value="49.767576" calcext:value-type="float">
            <text:p>49.767576</text:p>
          </table:table-cell>
          <table:table-cell table:formula="of:=[.E116]+[.G115]" office:value-type="float" office:value="-21.15625" calcext:value-type="float">
            <text:p>-21.15625</text:p>
          </table:table-cell>
          <table:table-cell table:formula="of:=[.F116]*[.B$18]+[.B$2]" office:value-type="float" office:value="7.9070418384806" calcext:value-type="float">
            <text:p>7.9070418384806</text:p>
          </table:table-cell>
          <table:table-cell table:formula="of:=[.G116]*[.B$19]+[.B$3]" office:value-type="float" office:value="0.459147280493808" calcext:value-type="float">
            <text:p>0.45914728049380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8711" calcext:value-type="float">
            <text:p>-0.28711</text:p>
          </table:table-cell>
          <table:table-cell table:formula="of:=[.D117]+[.F116]" office:value-type="float" office:value="50.204106" calcext:value-type="float">
            <text:p>50.204106</text:p>
          </table:table-cell>
          <table:table-cell table:formula="of:=[.E117]+[.G116]" office:value-type="float" office:value="-21.44336" calcext:value-type="float">
            <text:p>-21.44336</text:p>
          </table:table-cell>
          <table:table-cell table:formula="of:=[.F117]*[.B$18]+[.B$2]" office:value-type="float" office:value="7.96765415099813" calcext:value-type="float">
            <text:p>7.96765415099813</text:p>
          </table:table-cell>
          <table:table-cell table:formula="of:=[.G117]*[.B$19]+[.B$3]" office:value-type="float" office:value="0.455030501797327" calcext:value-type="float">
            <text:p>0.45503050179732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8711" calcext:value-type="float">
            <text:p>-0.28711</text:p>
          </table:table-cell>
          <table:table-cell table:formula="of:=[.D118]+[.F117]" office:value-type="float" office:value="50.640626" calcext:value-type="float">
            <text:p>50.640626</text:p>
          </table:table-cell>
          <table:table-cell table:formula="of:=[.E118]+[.G117]" office:value-type="float" office:value="-21.73047" calcext:value-type="float">
            <text:p>-21.73047</text:p>
          </table:table-cell>
          <table:table-cell table:formula="of:=[.F118]*[.B$18]+[.B$2]" office:value-type="float" office:value="8.02826507501286" calcext:value-type="float">
            <text:p>8.02826507501286</text:p>
          </table:table-cell>
          <table:table-cell table:formula="of:=[.G118]*[.B$19]+[.B$3]" office:value-type="float" office:value="0.450913723100847" calcext:value-type="float">
            <text:p>0.45091372310084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508" calcext:value-type="float">
            <text:p>-0.70508</text:p>
          </table:table-cell>
          <table:table-cell table:formula="of:=[.D119]+[.F118]" office:value-type="float" office:value="51.077146" calcext:value-type="float">
            <text:p>51.077146</text:p>
          </table:table-cell>
          <table:table-cell table:formula="of:=[.E119]+[.G118]" office:value-type="float" office:value="-22.43555" calcext:value-type="float">
            <text:p>-22.43555</text:p>
          </table:table-cell>
          <table:table-cell table:formula="of:=[.F119]*[.B$18]+[.B$2]" office:value-type="float" office:value="8.0888759990276" calcext:value-type="float">
            <text:p>8.0888759990276</text:p>
          </table:table-cell>
          <table:table-cell table:formula="of:=[.G119]*[.B$19]+[.B$3]" office:value-type="float" office:value="0.440803805914699" calcext:value-type="float">
            <text:p>0.44080380591469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0507" calcext:value-type="float">
            <text:p>-0.70507</text:p>
          </table:table-cell>
          <table:table-cell table:formula="of:=[.D120]+[.F119]" office:value-type="float" office:value="51.513676" calcext:value-type="float">
            <text:p>51.513676</text:p>
          </table:table-cell>
          <table:table-cell table:formula="of:=[.E120]+[.G119]" office:value-type="float" office:value="-23.14062" calcext:value-type="float">
            <text:p>-23.14062</text:p>
          </table:table-cell>
          <table:table-cell table:formula="of:=[.F120]*[.B$18]+[.B$2]" office:value-type="float" office:value="8.14948831154513" calcext:value-type="float">
            <text:p>8.14948831154513</text:p>
          </table:table-cell>
          <table:table-cell table:formula="of:=[.G120]*[.B$19]+[.B$3]" office:value-type="float" office:value="0.430694032115362" calcext:value-type="float">
            <text:p>0.43069403211536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508" calcext:value-type="float">
            <text:p>-0.70508</text:p>
          </table:table-cell>
          <table:table-cell table:formula="of:=[.D121]+[.F120]" office:value-type="float" office:value="51.950196" calcext:value-type="float">
            <text:p>51.950196</text:p>
          </table:table-cell>
          <table:table-cell table:formula="of:=[.E121]+[.G120]" office:value-type="float" office:value="-23.8457" calcext:value-type="float">
            <text:p>-23.8457</text:p>
          </table:table-cell>
          <table:table-cell table:formula="of:=[.F121]*[.B$18]+[.B$2]" office:value-type="float" office:value="8.21009923555986" calcext:value-type="float">
            <text:p>8.21009923555986</text:p>
          </table:table-cell>
          <table:table-cell table:formula="of:=[.G121]*[.B$19]+[.B$3]" office:value-type="float" office:value="0.420584114929215" calcext:value-type="float">
            <text:p>0.42058411492921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508" calcext:value-type="float">
            <text:p>-0.70508</text:p>
          </table:table-cell>
          <table:table-cell table:formula="of:=[.D122]+[.F121]" office:value-type="float" office:value="52.386716" calcext:value-type="float">
            <text:p>52.386716</text:p>
          </table:table-cell>
          <table:table-cell table:formula="of:=[.E122]+[.G121]" office:value-type="float" office:value="-24.55078" calcext:value-type="float">
            <text:p>-24.55078</text:p>
          </table:table-cell>
          <table:table-cell table:formula="of:=[.F122]*[.B$18]+[.B$2]" office:value-type="float" office:value="8.2707101595746" calcext:value-type="float">
            <text:p>8.2707101595746</text:p>
          </table:table-cell>
          <table:table-cell table:formula="of:=[.G122]*[.B$19]+[.B$3]" office:value-type="float" office:value="0.410474197743068" calcext:value-type="float">
            <text:p>0.41047419774306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06152" calcext:value-type="float">
            <text:p>-1.06152</text:p>
          </table:table-cell>
          <table:table-cell table:formula="of:=[.D123]+[.F122]" office:value-type="float" office:value="52.823236" calcext:value-type="float">
            <text:p>52.823236</text:p>
          </table:table-cell>
          <table:table-cell table:formula="of:=[.E123]+[.G122]" office:value-type="float" office:value="-25.6123" calcext:value-type="float">
            <text:p>-25.6123</text:p>
          </table:table-cell>
          <table:table-cell table:formula="of:=[.F123]*[.B$18]+[.B$2]" office:value-type="float" office:value="8.33132108358933" calcext:value-type="float">
            <text:p>8.33132108358933</text:p>
          </table:table-cell>
          <table:table-cell table:formula="of:=[.G123]*[.B$19]+[.B$3]" office:value-type="float" office:value="0.395253401108021" calcext:value-type="float">
            <text:p>0.39525340110802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06152" calcext:value-type="float">
            <text:p>-1.06152</text:p>
          </table:table-cell>
          <table:table-cell table:formula="of:=[.D124]+[.F123]" office:value-type="float" office:value="53.259766" calcext:value-type="float">
            <text:p>53.259766</text:p>
          </table:table-cell>
          <table:table-cell table:formula="of:=[.E124]+[.G123]" office:value-type="float" office:value="-26.67382" calcext:value-type="float">
            <text:p>-26.67382</text:p>
          </table:table-cell>
          <table:table-cell table:formula="of:=[.F124]*[.B$18]+[.B$2]" office:value-type="float" office:value="8.39193339610686" calcext:value-type="float">
            <text:p>8.39193339610686</text:p>
          </table:table-cell>
          <table:table-cell table:formula="of:=[.G124]*[.B$19]+[.B$3]" office:value-type="float" office:value="0.380032604472974" calcext:value-type="float">
            <text:p>0.38003260447297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06153" calcext:value-type="float">
            <text:p>-1.06153</text:p>
          </table:table-cell>
          <table:table-cell table:formula="of:=[.D125]+[.F124]" office:value-type="float" office:value="53.696286" calcext:value-type="float">
            <text:p>53.696286</text:p>
          </table:table-cell>
          <table:table-cell table:formula="of:=[.E125]+[.G124]" office:value-type="float" office:value="-27.73535" calcext:value-type="float">
            <text:p>-27.73535</text:p>
          </table:table-cell>
          <table:table-cell table:formula="of:=[.F125]*[.B$18]+[.B$2]" office:value-type="float" office:value="8.4525443201216" calcext:value-type="float">
            <text:p>8.4525443201216</text:p>
          </table:table-cell>
          <table:table-cell table:formula="of:=[.G125]*[.B$19]+[.B$3]" office:value-type="float" office:value="0.364811664451117" calcext:value-type="float">
            <text:p>0.36481166445111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06152" calcext:value-type="float">
            <text:p>-1.06152</text:p>
          </table:table-cell>
          <table:table-cell table:formula="of:=[.D126]+[.F125]" office:value-type="float" office:value="54.132816" calcext:value-type="float">
            <text:p>54.132816</text:p>
          </table:table-cell>
          <table:table-cell table:formula="of:=[.E126]+[.G125]" office:value-type="float" office:value="-28.79687" calcext:value-type="float">
            <text:p>-28.79687</text:p>
          </table:table-cell>
          <table:table-cell table:formula="of:=[.F126]*[.B$18]+[.B$2]" office:value-type="float" office:value="8.51315663263913" calcext:value-type="float">
            <text:p>8.51315663263913</text:p>
          </table:table-cell>
          <table:table-cell table:formula="of:=[.G126]*[.B$19]+[.B$3]" office:value-type="float" office:value="0.34959086781607" calcext:value-type="float">
            <text:p>0.3495908678160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40821" calcext:value-type="float">
            <text:p>-1.340821</text:p>
          </table:table-cell>
          <table:table-cell table:formula="of:=[.D127]+[.F126]" office:value-type="float" office:value="54.569336" calcext:value-type="float">
            <text:p>54.569336</text:p>
          </table:table-cell>
          <table:table-cell table:formula="of:=[.E127]+[.G126]" office:value-type="float" office:value="-30.137691" calcext:value-type="float">
            <text:p>-30.137691</text:p>
          </table:table-cell>
          <table:table-cell table:formula="of:=[.F127]*[.B$18]+[.B$2]" office:value-type="float" office:value="8.57376755665386" calcext:value-type="float">
            <text:p>8.57376755665386</text:p>
          </table:table-cell>
          <table:table-cell table:formula="of:=[.G127]*[.B$19]+[.B$3]" office:value-type="float" office:value="0.330365263244323" calcext:value-type="float">
            <text:p>0.33036526324432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40821" calcext:value-type="float">
            <text:p>-1.340821</text:p>
          </table:table-cell>
          <table:table-cell table:formula="of:=[.D128]+[.F127]" office:value-type="float" office:value="55.005856" calcext:value-type="float">
            <text:p>55.005856</text:p>
          </table:table-cell>
          <table:table-cell table:formula="of:=[.E128]+[.G127]" office:value-type="float" office:value="-31.478512" calcext:value-type="float">
            <text:p>-31.478512</text:p>
          </table:table-cell>
          <table:table-cell table:formula="of:=[.F128]*[.B$18]+[.B$2]" office:value-type="float" office:value="8.6343784806686" calcext:value-type="float">
            <text:p>8.6343784806686</text:p>
          </table:table-cell>
          <table:table-cell table:formula="of:=[.G128]*[.B$19]+[.B$3]" office:value-type="float" office:value="0.311139658672577" calcext:value-type="float">
            <text:p>0.31113965867257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340821" calcext:value-type="float">
            <text:p>-1.340821</text:p>
          </table:table-cell>
          <table:table-cell table:formula="of:=[.D129]+[.F128]" office:value-type="float" office:value="55.442386" calcext:value-type="float">
            <text:p>55.442386</text:p>
          </table:table-cell>
          <table:table-cell table:formula="of:=[.E129]+[.G128]" office:value-type="float" office:value="-32.819333" calcext:value-type="float">
            <text:p>-32.819333</text:p>
          </table:table-cell>
          <table:table-cell table:formula="of:=[.F129]*[.B$18]+[.B$2]" office:value-type="float" office:value="8.69499079318613" calcext:value-type="float">
            <text:p>8.69499079318613</text:p>
          </table:table-cell>
          <table:table-cell table:formula="of:=[.G129]*[.B$19]+[.B$3]" office:value-type="float" office:value="0.29191405410083" calcext:value-type="float">
            <text:p>0.2919140541008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40821" calcext:value-type="float">
            <text:p>-1.340821</text:p>
          </table:table-cell>
          <table:table-cell table:formula="of:=[.D130]+[.F129]" office:value-type="float" office:value="55.878906" calcext:value-type="float">
            <text:p>55.878906</text:p>
          </table:table-cell>
          <table:table-cell table:formula="of:=[.E130]+[.G129]" office:value-type="float" office:value="-34.160154" calcext:value-type="float">
            <text:p>-34.160154</text:p>
          </table:table-cell>
          <table:table-cell table:formula="of:=[.F130]*[.B$18]+[.B$2]" office:value-type="float" office:value="8.75560171720086" calcext:value-type="float">
            <text:p>8.75560171720086</text:p>
          </table:table-cell>
          <table:table-cell table:formula="of:=[.G130]*[.B$19]+[.B$3]" office:value-type="float" office:value="0.272688449529084" calcext:value-type="float">
            <text:p>0.27268844952908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530273" calcext:value-type="float">
            <text:p>-1.530273</text:p>
          </table:table-cell>
          <table:table-cell table:formula="of:=[.D131]+[.F130]" office:value-type="float" office:value="56.315426" calcext:value-type="float">
            <text:p>56.315426</text:p>
          </table:table-cell>
          <table:table-cell table:formula="of:=[.E131]+[.G130]" office:value-type="float" office:value="-35.690427" calcext:value-type="float">
            <text:p>-35.690427</text:p>
          </table:table-cell>
          <table:table-cell table:formula="of:=[.F131]*[.B$18]+[.B$2]" office:value-type="float" office:value="8.8162126412156" calcext:value-type="float">
            <text:p>8.8162126412156</text:p>
          </table:table-cell>
          <table:table-cell table:formula="of:=[.G131]*[.B$19]+[.B$3]" office:value-type="float" office:value="0.250746353168108" calcext:value-type="float">
            <text:p>0.25074635316810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530273" calcext:value-type="float">
            <text:p>-1.530273</text:p>
          </table:table-cell>
          <table:table-cell table:formula="of:=[.D132]+[.F131]" office:value-type="float" office:value="56.751946" calcext:value-type="float">
            <text:p>56.751946</text:p>
          </table:table-cell>
          <table:table-cell table:formula="of:=[.E132]+[.G131]" office:value-type="float" office:value="-37.2207" calcext:value-type="float">
            <text:p>-37.2207</text:p>
          </table:table-cell>
          <table:table-cell table:formula="of:=[.F132]*[.B$18]+[.B$2]" office:value-type="float" office:value="8.87682356523033" calcext:value-type="float">
            <text:p>8.87682356523033</text:p>
          </table:table-cell>
          <table:table-cell table:formula="of:=[.G132]*[.B$19]+[.B$3]" office:value-type="float" office:value="0.228804256807132" calcext:value-type="float">
            <text:p>0.22880425680713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530274" calcext:value-type="float">
            <text:p>-1.530274</text:p>
          </table:table-cell>
          <table:table-cell table:formula="of:=[.D133]+[.F132]" office:value-type="float" office:value="57.188476" calcext:value-type="float">
            <text:p>57.188476</text:p>
          </table:table-cell>
          <table:table-cell table:formula="of:=[.E133]+[.G132]" office:value-type="float" office:value="-38.750974" calcext:value-type="float">
            <text:p>-38.750974</text:p>
          </table:table-cell>
          <table:table-cell table:formula="of:=[.F133]*[.B$18]+[.B$2]" office:value-type="float" office:value="8.93743587774786" calcext:value-type="float">
            <text:p>8.93743587774786</text:p>
          </table:table-cell>
          <table:table-cell table:formula="of:=[.G133]*[.B$19]+[.B$3]" office:value-type="float" office:value="0.206862146107475" calcext:value-type="float">
            <text:p>0.20686214610747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530273" calcext:value-type="float">
            <text:p>-1.530273</text:p>
          </table:table-cell>
          <table:table-cell table:formula="of:=[.D134]+[.F133]" office:value-type="float" office:value="57.624996" calcext:value-type="float">
            <text:p>57.624996</text:p>
          </table:table-cell>
          <table:table-cell table:formula="of:=[.E134]+[.G133]" office:value-type="float" office:value="-40.281247" calcext:value-type="float">
            <text:p>-40.281247</text:p>
          </table:table-cell>
          <table:table-cell table:formula="of:=[.F134]*[.B$18]+[.B$2]" office:value-type="float" office:value="8.9980468017626" calcext:value-type="float">
            <text:p>8.9980468017626</text:p>
          </table:table-cell>
          <table:table-cell table:formula="of:=[.G134]*[.B$19]+[.B$3]" office:value-type="float" office:value="0.184920049746499" calcext:value-type="float">
            <text:p>0.18492004974649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621094" calcext:value-type="float">
            <text:p>-1.621094</text:p>
          </table:table-cell>
          <table:table-cell table:formula="of:=[.D135]+[.F134]" office:value-type="float" office:value="58.061516" calcext:value-type="float">
            <text:p>58.061516</text:p>
          </table:table-cell>
          <table:table-cell table:formula="of:=[.E135]+[.G134]" office:value-type="float" office:value="-41.902341" calcext:value-type="float">
            <text:p>-41.902341</text:p>
          </table:table-cell>
          <table:table-cell table:formula="of:=[.F135]*[.B$18]+[.B$2]" office:value-type="float" office:value="9.05865772577733" calcext:value-type="float">
            <text:p>9.05865772577733</text:p>
          </table:table-cell>
          <table:table-cell table:formula="of:=[.G135]*[.B$19]+[.B$3]" office:value-type="float" office:value="0.161675700040139" calcext:value-type="float">
            <text:p>0.16167570004013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621093" calcext:value-type="float">
            <text:p>-1.621093</text:p>
          </table:table-cell>
          <table:table-cell table:formula="of:=[.D136]+[.F135]" office:value-type="float" office:value="58.498046" calcext:value-type="float">
            <text:p>58.498046</text:p>
          </table:table-cell>
          <table:table-cell table:formula="of:=[.E136]+[.G135]" office:value-type="float" office:value="-43.523434" calcext:value-type="float">
            <text:p>-43.523434</text:p>
          </table:table-cell>
          <table:table-cell table:formula="of:=[.F136]*[.B$18]+[.B$2]" office:value-type="float" office:value="9.11927003829486" calcext:value-type="float">
            <text:p>9.11927003829486</text:p>
          </table:table-cell>
          <table:table-cell table:formula="of:=[.G136]*[.B$19]+[.B$3]" office:value-type="float" office:value="0.138431364672461" calcext:value-type="float">
            <text:p>0.13843136467246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621094" calcext:value-type="float">
            <text:p>-1.621094</text:p>
          </table:table-cell>
          <table:table-cell table:formula="of:=[.D137]+[.F136]" office:value-type="float" office:value="58.934566" calcext:value-type="float">
            <text:p>58.934566</text:p>
          </table:table-cell>
          <table:table-cell table:formula="of:=[.E137]+[.G136]" office:value-type="float" office:value="-45.144528" calcext:value-type="float">
            <text:p>-45.144528</text:p>
          </table:table-cell>
          <table:table-cell table:formula="of:=[.F137]*[.B$18]+[.B$2]" office:value-type="float" office:value="9.1798809623096" calcext:value-type="float">
            <text:p>9.1798809623096</text:p>
          </table:table-cell>
          <table:table-cell table:formula="of:=[.G137]*[.B$19]+[.B$3]" office:value-type="float" office:value="0.115187014966101" calcext:value-type="float">
            <text:p>0.11518701496610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621094" calcext:value-type="float">
            <text:p>-1.621094</text:p>
          </table:table-cell>
          <table:table-cell table:formula="of:=[.D138]+[.F137]" office:value-type="float" office:value="59.371096" calcext:value-type="float">
            <text:p>59.371096</text:p>
          </table:table-cell>
          <table:table-cell table:formula="of:=[.E138]+[.G137]" office:value-type="float" office:value="-46.765622" calcext:value-type="float">
            <text:p>-46.765622</text:p>
          </table:table-cell>
          <table:table-cell table:formula="of:=[.F138]*[.B$18]+[.B$2]" office:value-type="float" office:value="9.24049327482713" calcext:value-type="float">
            <text:p>9.24049327482713</text:p>
          </table:table-cell>
          <table:table-cell table:formula="of:=[.G138]*[.B$19]+[.B$3]" office:value-type="float" office:value="0.0919426652597416" calcext:value-type="float">
            <text:p>0.09194266525974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614258" calcext:value-type="float">
            <text:p>-1.614258</text:p>
          </table:table-cell>
          <table:table-cell table:formula="of:=[.D139]+[.F138]" office:value-type="float" office:value="59.807616" calcext:value-type="float">
            <text:p>59.807616</text:p>
          </table:table-cell>
          <table:table-cell table:formula="of:=[.E139]+[.G138]" office:value-type="float" office:value="-48.37988" calcext:value-type="float">
            <text:p>-48.37988</text:p>
          </table:table-cell>
          <table:table-cell table:formula="of:=[.F139]*[.B$18]+[.B$2]" office:value-type="float" office:value="9.30110419884186" calcext:value-type="float">
            <text:p>9.30110419884186</text:p>
          </table:table-cell>
          <table:table-cell table:formula="of:=[.G139]*[.B$19]+[.B$3]" office:value-type="float" office:value="0.0687963347765687" calcext:value-type="float">
            <text:p>0.06879633477656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614258" calcext:value-type="float">
            <text:p>-1.614258</text:p>
          </table:table-cell>
          <table:table-cell table:formula="of:=[.D140]+[.F139]" office:value-type="float" office:value="60.244136" calcext:value-type="float">
            <text:p>60.244136</text:p>
          </table:table-cell>
          <table:table-cell table:formula="of:=[.E140]+[.G139]" office:value-type="float" office:value="-49.994138" calcext:value-type="float">
            <text:p>-49.994138</text:p>
          </table:table-cell>
          <table:table-cell table:formula="of:=[.F140]*[.B$18]+[.B$2]" office:value-type="float" office:value="9.3617151228566" calcext:value-type="float">
            <text:p>9.3617151228566</text:p>
          </table:table-cell>
          <table:table-cell table:formula="of:=[.G140]*[.B$19]+[.B$3]" office:value-type="float" office:value="0.0456500042933958" calcext:value-type="float">
            <text:p>0.04565000429339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614258" calcext:value-type="float">
            <text:p>-1.614258</text:p>
          </table:table-cell>
          <table:table-cell table:formula="of:=[.D141]+[.F140]" office:value-type="float" office:value="60.680666" calcext:value-type="float">
            <text:p>60.680666</text:p>
          </table:table-cell>
          <table:table-cell table:formula="of:=[.E141]+[.G140]" office:value-type="float" office:value="-51.608396" calcext:value-type="float">
            <text:p>-51.608396</text:p>
          </table:table-cell>
          <table:table-cell table:formula="of:=[.F141]*[.B$18]+[.B$2]" office:value-type="float" office:value="9.42232743537413" calcext:value-type="float">
            <text:p>9.42232743537413</text:p>
          </table:table-cell>
          <table:table-cell table:formula="of:=[.G141]*[.B$19]+[.B$3]" office:value-type="float" office:value="0.022503673810223" calcext:value-type="float">
            <text:p>0.02250367381022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614258" calcext:value-type="float">
            <text:p>-1.614258</text:p>
          </table:table-cell>
          <table:table-cell table:formula="of:=[.D142]+[.F141]" office:value-type="float" office:value="61.117186" calcext:value-type="float">
            <text:p>61.117186</text:p>
          </table:table-cell>
          <table:table-cell table:formula="of:=[.E142]+[.G141]" office:value-type="float" office:value="-53.222654" calcext:value-type="float">
            <text:p>-53.222654</text:p>
          </table:table-cell>
          <table:table-cell table:formula="of:=[.F142]*[.B$18]+[.B$2]" office:value-type="float" office:value="9.48293835938886" calcext:value-type="float">
            <text:p>9.48293835938886</text:p>
          </table:table-cell>
          <table:table-cell table:formula="of:=[.G142]*[.B$19]+[.B$3]" office:value-type="float" office:value="-0.000642656672949937" calcext:value-type="float">
            <text:p>-0.0006426566729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515625" calcext:value-type="float">
            <text:p>-1.515625</text:p>
          </table:table-cell>
          <table:table-cell table:formula="of:=[.D143]+[.F142]" office:value-type="float" office:value="61.553706" calcext:value-type="float">
            <text:p>61.553706</text:p>
          </table:table-cell>
          <table:table-cell table:formula="of:=[.E143]+[.G142]" office:value-type="float" office:value="-54.738279" calcext:value-type="float">
            <text:p>-54.738279</text:p>
          </table:table-cell>
          <table:table-cell table:formula="of:=[.F143]*[.B$18]+[.B$2]" office:value-type="float" office:value="9.5435492834036" calcext:value-type="float">
            <text:p>9.5435492834036</text:p>
          </table:table-cell>
          <table:table-cell table:formula="of:=[.G143]*[.B$19]+[.B$3]" office:value-type="float" office:value="-0.0223747200349149" calcext:value-type="float">
            <text:p>-0.02237472003491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515625" calcext:value-type="float">
            <text:p>-1.515625</text:p>
          </table:table-cell>
          <table:table-cell table:formula="of:=[.D144]+[.F143]" office:value-type="float" office:value="61.990236" calcext:value-type="float">
            <text:p>61.990236</text:p>
          </table:table-cell>
          <table:table-cell table:formula="of:=[.E144]+[.G143]" office:value-type="float" office:value="-56.253904" calcext:value-type="float">
            <text:p>-56.253904</text:p>
          </table:table-cell>
          <table:table-cell table:formula="of:=[.F144]*[.B$18]+[.B$2]" office:value-type="float" office:value="9.60416159592113" calcext:value-type="float">
            <text:p>9.60416159592113</text:p>
          </table:table-cell>
          <table:table-cell table:formula="of:=[.G144]*[.B$19]+[.B$3]" office:value-type="float" office:value="-0.0441067833968799" calcext:value-type="float">
            <text:p>-0.0441067833968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515625" calcext:value-type="float">
            <text:p>-1.515625</text:p>
          </table:table-cell>
          <table:table-cell table:formula="of:=[.D145]+[.F144]" office:value-type="float" office:value="62.426756" calcext:value-type="float">
            <text:p>62.426756</text:p>
          </table:table-cell>
          <table:table-cell table:formula="of:=[.E145]+[.G144]" office:value-type="float" office:value="-57.769529" calcext:value-type="float">
            <text:p>-57.769529</text:p>
          </table:table-cell>
          <table:table-cell table:formula="of:=[.F145]*[.B$18]+[.B$2]" office:value-type="float" office:value="9.66477251993586" calcext:value-type="float">
            <text:p>9.66477251993586</text:p>
          </table:table-cell>
          <table:table-cell table:formula="of:=[.G145]*[.B$19]+[.B$3]" office:value-type="float" office:value="-0.0658388467588449" calcext:value-type="float">
            <text:p>-0.06583884675884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515625" calcext:value-type="float">
            <text:p>-1.515625</text:p>
          </table:table-cell>
          <table:table-cell table:formula="of:=[.D146]+[.F145]" office:value-type="float" office:value="62.863286" calcext:value-type="float">
            <text:p>62.863286</text:p>
          </table:table-cell>
          <table:table-cell table:formula="of:=[.E146]+[.G145]" office:value-type="float" office:value="-59.285154" calcext:value-type="float">
            <text:p>-59.285154</text:p>
          </table:table-cell>
          <table:table-cell table:formula="of:=[.F146]*[.B$18]+[.B$2]" office:value-type="float" office:value="9.72538483245339" calcext:value-type="float">
            <text:p>9.72538483245339</text:p>
          </table:table-cell>
          <table:table-cell table:formula="of:=[.G146]*[.B$19]+[.B$3]" office:value-type="float" office:value="-0.0875709101208099" calcext:value-type="float">
            <text:p>-0.0875709101208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33984" calcext:value-type="float">
            <text:p>-1.333984</text:p>
          </table:table-cell>
          <table:table-cell table:formula="of:=[.D147]+[.F146]" office:value-type="float" office:value="63.299806" calcext:value-type="float">
            <text:p>63.299806</text:p>
          </table:table-cell>
          <table:table-cell table:formula="of:=[.E147]+[.G146]" office:value-type="float" office:value="-60.619138" calcext:value-type="float">
            <text:p>-60.619138</text:p>
          </table:table-cell>
          <table:table-cell table:formula="of:=[.F147]*[.B$18]+[.B$2]" office:value-type="float" office:value="9.78599575646813" calcext:value-type="float">
            <text:p>9.78599575646813</text:p>
          </table:table-cell>
          <table:table-cell table:formula="of:=[.G147]*[.B$19]+[.B$3]" office:value-type="float" office:value="-0.106698481130689" calcext:value-type="float">
            <text:p>-0.10669848113068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33984" calcext:value-type="float">
            <text:p>-1.333984</text:p>
          </table:table-cell>
          <table:table-cell table:formula="of:=[.D148]+[.F147]" office:value-type="float" office:value="63.736326" calcext:value-type="float">
            <text:p>63.736326</text:p>
          </table:table-cell>
          <table:table-cell table:formula="of:=[.E148]+[.G147]" office:value-type="float" office:value="-61.953122" calcext:value-type="float">
            <text:p>-61.953122</text:p>
          </table:table-cell>
          <table:table-cell table:formula="of:=[.F148]*[.B$18]+[.B$2]" office:value-type="float" office:value="9.84660668048286" calcext:value-type="float">
            <text:p>9.84660668048286</text:p>
          </table:table-cell>
          <table:table-cell table:formula="of:=[.G148]*[.B$19]+[.B$3]" office:value-type="float" office:value="-0.125826052140567" calcext:value-type="float">
            <text:p>-0.12582605214056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333985" calcext:value-type="float">
            <text:p>-1.333985</text:p>
          </table:table-cell>
          <table:table-cell table:formula="of:=[.D149]+[.F148]" office:value-type="float" office:value="64.172856" calcext:value-type="float">
            <text:p>64.172856</text:p>
          </table:table-cell>
          <table:table-cell table:formula="of:=[.E149]+[.G148]" office:value-type="float" office:value="-63.287107" calcext:value-type="float">
            <text:p>-63.287107</text:p>
          </table:table-cell>
          <table:table-cell table:formula="of:=[.F149]*[.B$18]+[.B$2]" office:value-type="float" office:value="9.9072189930004" calcext:value-type="float">
            <text:p>9.9072189930004</text:p>
          </table:table-cell>
          <table:table-cell table:formula="of:=[.G149]*[.B$19]+[.B$3]" office:value-type="float" office:value="-0.144953637489127" calcext:value-type="float">
            <text:p>-0.14495363748912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333984" calcext:value-type="float">
            <text:p>-1.333984</text:p>
          </table:table-cell>
          <table:table-cell table:formula="of:=[.D150]+[.F149]" office:value-type="float" office:value="64.609376" calcext:value-type="float">
            <text:p>64.609376</text:p>
          </table:table-cell>
          <table:table-cell table:formula="of:=[.E150]+[.G149]" office:value-type="float" office:value="-64.621091" calcext:value-type="float">
            <text:p>-64.621091</text:p>
          </table:table-cell>
          <table:table-cell table:formula="of:=[.F150]*[.B$18]+[.B$2]" office:value-type="float" office:value="9.96782991701513" calcext:value-type="float">
            <text:p>9.96782991701513</text:p>
          </table:table-cell>
          <table:table-cell table:formula="of:=[.G150]*[.B$19]+[.B$3]" office:value-type="float" office:value="-0.164081208499006" calcext:value-type="float">
            <text:p>-0.16408120849900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083008" calcext:value-type="float">
            <text:p>-1.083008</text:p>
          </table:table-cell>
          <table:table-cell table:formula="of:=[.D151]+[.F150]" office:value-type="float" office:value="65.045896" calcext:value-type="float">
            <text:p>65.045896</text:p>
          </table:table-cell>
          <table:table-cell table:formula="of:=[.E151]+[.G150]" office:value-type="float" office:value="-65.704099" calcext:value-type="float">
            <text:p>-65.704099</text:p>
          </table:table-cell>
          <table:table-cell table:formula="of:=[.F151]*[.B$18]+[.B$2]" office:value-type="float" office:value="10.0284408410299" calcext:value-type="float">
            <text:p>10.0284408410299</text:p>
          </table:table-cell>
          <table:table-cell table:formula="of:=[.G151]*[.B$19]+[.B$3]" office:value-type="float" office:value="-0.179610114710975" calcext:value-type="float">
            <text:p>-0.17961011471097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083007" calcext:value-type="float">
            <text:p>-1.083007</text:p>
          </table:table-cell>
          <table:table-cell table:formula="of:=[.D152]+[.F151]" office:value-type="float" office:value="65.482416" calcext:value-type="float">
            <text:p>65.482416</text:p>
          </table:table-cell>
          <table:table-cell table:formula="of:=[.E152]+[.G151]" office:value-type="float" office:value="-66.787106" calcext:value-type="float">
            <text:p>-66.787106</text:p>
          </table:table-cell>
          <table:table-cell table:formula="of:=[.F152]*[.B$18]+[.B$2]" office:value-type="float" office:value="10.0890517650446" calcext:value-type="float">
            <text:p>10.0890517650446</text:p>
          </table:table-cell>
          <table:table-cell table:formula="of:=[.G152]*[.B$19]+[.B$3]" office:value-type="float" office:value="-0.195139006584262" calcext:value-type="float">
            <text:p>-0.19513900658426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1.083008" calcext:value-type="float">
            <text:p>-1.083008</text:p>
          </table:table-cell>
          <table:table-cell table:formula="of:=[.D153]+[.F152]" office:value-type="float" office:value="65.918946" calcext:value-type="float">
            <text:p>65.918946</text:p>
          </table:table-cell>
          <table:table-cell table:formula="of:=[.E153]+[.G152]" office:value-type="float" office:value="-67.870114" calcext:value-type="float">
            <text:p>-67.870114</text:p>
          </table:table-cell>
          <table:table-cell table:formula="of:=[.F153]*[.B$18]+[.B$2]" office:value-type="float" office:value="10.1496640775621" calcext:value-type="float">
            <text:p>10.1496640775621</text:p>
          </table:table-cell>
          <table:table-cell table:formula="of:=[.G153]*[.B$19]+[.B$3]" office:value-type="float" office:value="-0.210667912796231" calcext:value-type="float">
            <text:p>-0.21066791279623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1.083008" calcext:value-type="float">
            <text:p>-1.083008</text:p>
          </table:table-cell>
          <table:table-cell table:formula="of:=[.D154]+[.F153]" office:value-type="float" office:value="66.355466" calcext:value-type="float">
            <text:p>66.355466</text:p>
          </table:table-cell>
          <table:table-cell table:formula="of:=[.E154]+[.G153]" office:value-type="float" office:value="-68.953122" calcext:value-type="float">
            <text:p>-68.953122</text:p>
          </table:table-cell>
          <table:table-cell table:formula="of:=[.F154]*[.B$18]+[.B$2]" office:value-type="float" office:value="10.2102750015769" calcext:value-type="float">
            <text:p>10.2102750015769</text:p>
          </table:table-cell>
          <table:table-cell table:formula="of:=[.G154]*[.B$19]+[.B$3]" office:value-type="float" office:value="-0.2261968190082" calcext:value-type="float">
            <text:p>-0.226196819008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83203" calcext:value-type="float">
            <text:p>-0.783203</text:p>
          </table:table-cell>
          <table:table-cell table:formula="of:=[.D155]+[.F154]" office:value-type="float" office:value="66.791986" calcext:value-type="float">
            <text:p>66.791986</text:p>
          </table:table-cell>
          <table:table-cell table:formula="of:=[.E155]+[.G154]" office:value-type="float" office:value="-69.736325" calcext:value-type="float">
            <text:p>-69.736325</text:p>
          </table:table-cell>
          <table:table-cell table:formula="of:=[.F155]*[.B$18]+[.B$2]" office:value-type="float" office:value="10.2708859255916" calcext:value-type="float">
            <text:p>10.2708859255916</text:p>
          </table:table-cell>
          <table:table-cell table:formula="of:=[.G155]*[.B$19]+[.B$3]" office:value-type="float" office:value="-0.237426916968633" calcext:value-type="float">
            <text:p>-0.237426916968633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83203" calcext:value-type="float">
            <text:p>-0.783203</text:p>
          </table:table-cell>
          <table:table-cell table:formula="of:=[.D156]+[.F155]" office:value-type="float" office:value="67.228516" calcext:value-type="float">
            <text:p>67.228516</text:p>
          </table:table-cell>
          <table:table-cell table:formula="of:=[.E156]+[.G155]" office:value-type="float" office:value="-70.519528" calcext:value-type="float">
            <text:p>-70.519528</text:p>
          </table:table-cell>
          <table:table-cell table:formula="of:=[.F156]*[.B$18]+[.B$2]" office:value-type="float" office:value="10.3314982381091" calcext:value-type="float">
            <text:p>10.3314982381091</text:p>
          </table:table-cell>
          <table:table-cell table:formula="of:=[.G156]*[.B$19]+[.B$3]" office:value-type="float" office:value="-0.248657014929066" calcext:value-type="float">
            <text:p>-0.24865701492906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83204" calcext:value-type="float">
            <text:p>-0.783204</text:p>
          </table:table-cell>
          <table:table-cell table:formula="of:=[.D157]+[.F156]" office:value-type="float" office:value="67.665036" calcext:value-type="float">
            <text:p>67.665036</text:p>
          </table:table-cell>
          <table:table-cell table:formula="of:=[.E157]+[.G156]" office:value-type="float" office:value="-71.302732" calcext:value-type="float">
            <text:p>-71.302732</text:p>
          </table:table-cell>
          <table:table-cell table:formula="of:=[.F157]*[.B$18]+[.B$2]" office:value-type="float" office:value="10.3921091621239" calcext:value-type="float">
            <text:p>10.3921091621239</text:p>
          </table:table-cell>
          <table:table-cell table:formula="of:=[.G157]*[.B$19]+[.B$3]" office:value-type="float" office:value="-0.259887127228179" calcext:value-type="float">
            <text:p>-0.25988712722817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83203" calcext:value-type="float">
            <text:p>-0.783203</text:p>
          </table:table-cell>
          <table:table-cell table:formula="of:=[.D158]+[.F157]" office:value-type="float" office:value="68.101566" calcext:value-type="float">
            <text:p>68.101566</text:p>
          </table:table-cell>
          <table:table-cell table:formula="of:=[.E158]+[.G157]" office:value-type="float" office:value="-72.085935" calcext:value-type="float">
            <text:p>-72.085935</text:p>
          </table:table-cell>
          <table:table-cell table:formula="of:=[.F158]*[.B$18]+[.B$2]" office:value-type="float" office:value="10.4527214746414" calcext:value-type="float">
            <text:p>10.4527214746414</text:p>
          </table:table-cell>
          <table:table-cell table:formula="of:=[.G158]*[.B$19]+[.B$3]" office:value-type="float" office:value="-0.271117225188612" calcext:value-type="float">
            <text:p>-0.27111722518861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1172" calcext:value-type="float">
            <text:p>-0.451172</text:p>
          </table:table-cell>
          <table:table-cell table:formula="of:=[.D159]+[.F158]" office:value-type="float" office:value="68.538086" calcext:value-type="float">
            <text:p>68.538086</text:p>
          </table:table-cell>
          <table:table-cell table:formula="of:=[.E159]+[.G158]" office:value-type="float" office:value="-72.537107" calcext:value-type="float">
            <text:p>-72.537107</text:p>
          </table:table-cell>
          <table:table-cell table:formula="of:=[.F159]*[.B$18]+[.B$2]" office:value-type="float" office:value="10.5133323986561" calcext:value-type="float">
            <text:p>10.5133323986561</text:p>
          </table:table-cell>
          <table:table-cell table:formula="of:=[.G159]*[.B$19]+[.B$3]" office:value-type="float" office:value="-0.277586436564213" calcext:value-type="float">
            <text:p>-0.27758643656421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1171" calcext:value-type="float">
            <text:p>-0.451171</text:p>
          </table:table-cell>
          <table:table-cell table:formula="of:=[.D160]+[.F159]" office:value-type="float" office:value="68.974606" calcext:value-type="float">
            <text:p>68.974606</text:p>
          </table:table-cell>
          <table:table-cell table:formula="of:=[.E160]+[.G159]" office:value-type="float" office:value="-72.988278" calcext:value-type="float">
            <text:p>-72.988278</text:p>
          </table:table-cell>
          <table:table-cell table:formula="of:=[.F160]*[.B$18]+[.B$2]" office:value-type="float" office:value="10.5739433226709" calcext:value-type="float">
            <text:p>10.5739433226709</text:p>
          </table:table-cell>
          <table:table-cell table:formula="of:=[.G160]*[.B$19]+[.B$3]" office:value-type="float" office:value="-0.284055633601132" calcext:value-type="float">
            <text:p>-0.28405563360113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51172" calcext:value-type="float">
            <text:p>-0.451172</text:p>
          </table:table-cell>
          <table:table-cell table:formula="of:=[.D161]+[.F160]" office:value-type="float" office:value="69.411136" calcext:value-type="float">
            <text:p>69.411136</text:p>
          </table:table-cell>
          <table:table-cell table:formula="of:=[.E161]+[.G160]" office:value-type="float" office:value="-73.43945" calcext:value-type="float">
            <text:p>-73.43945</text:p>
          </table:table-cell>
          <table:table-cell table:formula="of:=[.F161]*[.B$18]+[.B$2]" office:value-type="float" office:value="10.6345556351884" calcext:value-type="float">
            <text:p>10.6345556351884</text:p>
          </table:table-cell>
          <table:table-cell table:formula="of:=[.G161]*[.B$19]+[.B$3]" office:value-type="float" office:value="-0.290524844976733" calcext:value-type="float">
            <text:p>-0.29052484497673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1172" calcext:value-type="float">
            <text:p>-0.451172</text:p>
          </table:table-cell>
          <table:table-cell table:formula="of:=[.D162]+[.F161]" office:value-type="float" office:value="69.8476560000001" calcext:value-type="float">
            <text:p>69.8476560000001</text:p>
          </table:table-cell>
          <table:table-cell table:formula="of:=[.E162]+[.G161]" office:value-type="float" office:value="-73.890622" calcext:value-type="float">
            <text:p>-73.890622</text:p>
          </table:table-cell>
          <table:table-cell table:formula="of:=[.F162]*[.B$18]+[.B$2]" office:value-type="float" office:value="10.6951665592031" calcext:value-type="float">
            <text:p>10.6951665592031</text:p>
          </table:table-cell>
          <table:table-cell table:formula="of:=[.G162]*[.B$19]+[.B$3]" office:value-type="float" office:value="-0.296994056352333" calcext:value-type="float">
            <text:p>-0.29699405635233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9375" calcext:value-type="float">
            <text:p>-0.109375</text:p>
          </table:table-cell>
          <table:table-cell table:formula="of:=[.D163]+[.F162]" office:value-type="float" office:value="70.284176" calcext:value-type="float">
            <text:p>70.284176</text:p>
          </table:table-cell>
          <table:table-cell table:formula="of:=[.E163]+[.G162]" office:value-type="float" office:value="-73.999997" calcext:value-type="float">
            <text:p>-73.999997</text:p>
          </table:table-cell>
          <table:table-cell table:formula="of:=[.F163]*[.B$18]+[.B$2]" office:value-type="float" office:value="10.7557774832179" calcext:value-type="float">
            <text:p>10.7557774832179</text:p>
          </table:table-cell>
          <table:table-cell table:formula="of:=[.G163]*[.B$19]+[.B$3]" office:value-type="float" office:value="-0.29856234958464" calcext:value-type="float">
            <text:p>-0.2985623495846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9375" calcext:value-type="float">
            <text:p>-0.109375</text:p>
          </table:table-cell>
          <table:table-cell table:formula="of:=[.D164]+[.F163]" office:value-type="float" office:value="70.720696" calcext:value-type="float">
            <text:p>70.720696</text:p>
          </table:table-cell>
          <table:table-cell table:formula="of:=[.E164]+[.G163]" office:value-type="float" office:value="-74.109372" calcext:value-type="float">
            <text:p>-74.109372</text:p>
          </table:table-cell>
          <table:table-cell table:formula="of:=[.F164]*[.B$18]+[.B$2]" office:value-type="float" office:value="10.8163884072326" calcext:value-type="float">
            <text:p>10.8163884072326</text:p>
          </table:table-cell>
          <table:table-cell table:formula="of:=[.G164]*[.B$19]+[.B$3]" office:value-type="float" office:value="-0.300130642816947" calcext:value-type="float">
            <text:p>-0.30013064281694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109375" calcext:value-type="float">
            <text:p>-0.109375</text:p>
          </table:table-cell>
          <table:table-cell table:formula="of:=[.D165]+[.F164]" office:value-type="float" office:value="71.1572260000001" calcext:value-type="float">
            <text:p>71.1572260000001</text:p>
          </table:table-cell>
          <table:table-cell table:formula="of:=[.E165]+[.G164]" office:value-type="float" office:value="-74.218747" calcext:value-type="float">
            <text:p>-74.218747</text:p>
          </table:table-cell>
          <table:table-cell table:formula="of:=[.F165]*[.B$18]+[.B$2]" office:value-type="float" office:value="10.8770007197501" calcext:value-type="float">
            <text:p>10.8770007197501</text:p>
          </table:table-cell>
          <table:table-cell table:formula="of:=[.G165]*[.B$19]+[.B$3]" office:value-type="float" office:value="-0.301698936049253" calcext:value-type="float">
            <text:p>-0.30169893604925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9375" calcext:value-type="float">
            <text:p>-0.109375</text:p>
          </table:table-cell>
          <table:table-cell table:formula="of:=[.D166]+[.F165]" office:value-type="float" office:value="71.5937460000001" calcext:value-type="float">
            <text:p>71.5937460000001</text:p>
          </table:table-cell>
          <table:table-cell table:formula="of:=[.E166]+[.G165]" office:value-type="float" office:value="-74.328122" calcext:value-type="float">
            <text:p>-74.328122</text:p>
          </table:table-cell>
          <table:table-cell table:formula="of:=[.F166]*[.B$18]+[.B$2]" office:value-type="float" office:value="10.9376116437649" calcext:value-type="float">
            <text:p>10.9376116437649</text:p>
          </table:table-cell>
          <table:table-cell table:formula="of:=[.G166]*[.B$19]+[.B$3]" office:value-type="float" office:value="-0.30326722928156" calcext:value-type="float">
            <text:p>-0.3032672292815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22656" calcext:value-type="float">
            <text:p>0.222656</text:p>
          </table:table-cell>
          <table:table-cell table:formula="of:=[.D167]+[.F166]" office:value-type="float" office:value="72.0302660000001" calcext:value-type="float">
            <text:p>72.0302660000001</text:p>
          </table:table-cell>
          <table:table-cell table:formula="of:=[.E167]+[.G166]" office:value-type="float" office:value="-74.105466" calcext:value-type="float">
            <text:p>-74.105466</text:p>
          </table:table-cell>
          <table:table-cell table:formula="of:=[.F167]*[.B$18]+[.B$2]" office:value-type="float" office:value="10.9982225677796" calcext:value-type="float">
            <text:p>10.9982225677796</text:p>
          </table:table-cell>
          <table:table-cell table:formula="of:=[.G167]*[.B$19]+[.B$3]" office:value-type="float" office:value="-0.300074635929035" calcext:value-type="float">
            <text:p>-0.30007463592903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22657" calcext:value-type="float">
            <text:p>0.222657</text:p>
          </table:table-cell>
          <table:table-cell table:formula="of:=[.D168]+[.F167]" office:value-type="float" office:value="72.4667960000001" calcext:value-type="float">
            <text:p>72.4667960000001</text:p>
          </table:table-cell>
          <table:table-cell table:formula="of:=[.E168]+[.G167]" office:value-type="float" office:value="-73.882809" calcext:value-type="float">
            <text:p>-73.882809</text:p>
          </table:table-cell>
          <table:table-cell table:formula="of:=[.F168]*[.B$18]+[.B$2]" office:value-type="float" office:value="11.0588348802971" calcext:value-type="float">
            <text:p>11.0588348802971</text:p>
          </table:table-cell>
          <table:table-cell table:formula="of:=[.G168]*[.B$19]+[.B$3]" office:value-type="float" office:value="-0.296882028237828" calcext:value-type="float">
            <text:p>-0.29688202823782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22656" calcext:value-type="float">
            <text:p>0.222656</text:p>
          </table:table-cell>
          <table:table-cell table:formula="of:=[.D169]+[.F168]" office:value-type="float" office:value="72.9033160000001" calcext:value-type="float">
            <text:p>72.9033160000001</text:p>
          </table:table-cell>
          <table:table-cell table:formula="of:=[.E169]+[.G168]" office:value-type="float" office:value="-73.660153" calcext:value-type="float">
            <text:p>-73.660153</text:p>
          </table:table-cell>
          <table:table-cell table:formula="of:=[.F169]*[.B$18]+[.B$2]" office:value-type="float" office:value="11.1194458043119" calcext:value-type="float">
            <text:p>11.1194458043119</text:p>
          </table:table-cell>
          <table:table-cell table:formula="of:=[.G169]*[.B$19]+[.B$3]" office:value-type="float" office:value="-0.293689434885302" calcext:value-type="float">
            <text:p>-0.29368943488530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22656" calcext:value-type="float">
            <text:p>0.222656</text:p>
          </table:table-cell>
          <table:table-cell table:formula="of:=[.D170]+[.F169]" office:value-type="float" office:value="73.3398460000001" calcext:value-type="float">
            <text:p>73.3398460000001</text:p>
          </table:table-cell>
          <table:table-cell table:formula="of:=[.E170]+[.G169]" office:value-type="float" office:value="-73.437497" calcext:value-type="float">
            <text:p>-73.437497</text:p>
          </table:table-cell>
          <table:table-cell table:formula="of:=[.F170]*[.B$18]+[.B$2]" office:value-type="float" office:value="11.1800581168294" calcext:value-type="float">
            <text:p>11.1800581168294</text:p>
          </table:table-cell>
          <table:table-cell table:formula="of:=[.G170]*[.B$19]+[.B$3]" office:value-type="float" office:value="-0.290496841532777" calcext:value-type="float">
            <text:p>-0.29049684153277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27344" calcext:value-type="float">
            <text:p>0.527344</text:p>
          </table:table-cell>
          <table:table-cell table:formula="of:=[.D171]+[.F170]" office:value-type="float" office:value="73.7763660000001" calcext:value-type="float">
            <text:p>73.7763660000001</text:p>
          </table:table-cell>
          <table:table-cell table:formula="of:=[.E171]+[.G170]" office:value-type="float" office:value="-72.910153" calcext:value-type="float">
            <text:p>-72.910153</text:p>
          </table:table-cell>
          <table:table-cell table:formula="of:=[.F171]*[.B$18]+[.B$2]" office:value-type="float" office:value="11.2406690408441" calcext:value-type="float">
            <text:p>11.2406690408441</text:p>
          </table:table-cell>
          <table:table-cell table:formula="of:=[.G171]*[.B$19]+[.B$3]" office:value-type="float" office:value="-0.282935424149484" calcext:value-type="float">
            <text:p>-0.28293542414948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27344" calcext:value-type="float">
            <text:p>0.527344</text:p>
          </table:table-cell>
          <table:table-cell table:formula="of:=[.D172]+[.F171]" office:value-type="float" office:value="74.2128860000001" calcext:value-type="float">
            <text:p>74.2128860000001</text:p>
          </table:table-cell>
          <table:table-cell table:formula="of:=[.E172]+[.G171]" office:value-type="float" office:value="-72.382809" calcext:value-type="float">
            <text:p>-72.382809</text:p>
          </table:table-cell>
          <table:table-cell table:formula="of:=[.F172]*[.B$18]+[.B$2]" office:value-type="float" office:value="11.3012799648589" calcext:value-type="float">
            <text:p>11.3012799648589</text:p>
          </table:table-cell>
          <table:table-cell table:formula="of:=[.G172]*[.B$19]+[.B$3]" office:value-type="float" office:value="-0.275374006766192" calcext:value-type="float">
            <text:p>-0.27537400676619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27343" calcext:value-type="float">
            <text:p>0.527343</text:p>
          </table:table-cell>
          <table:table-cell table:formula="of:=[.D173]+[.F172]" office:value-type="float" office:value="74.6494160000001" calcext:value-type="float">
            <text:p>74.6494160000001</text:p>
          </table:table-cell>
          <table:table-cell table:formula="of:=[.E173]+[.G172]" office:value-type="float" office:value="-71.855466" calcext:value-type="float">
            <text:p>-71.855466</text:p>
          </table:table-cell>
          <table:table-cell table:formula="of:=[.F173]*[.B$18]+[.B$2]" office:value-type="float" office:value="11.3618922773764" calcext:value-type="float">
            <text:p>11.3618922773764</text:p>
          </table:table-cell>
          <table:table-cell table:formula="of:=[.G173]*[.B$19]+[.B$3]" office:value-type="float" office:value="-0.267812603721581" calcext:value-type="float">
            <text:p>-0.26781260372158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27344" calcext:value-type="float">
            <text:p>0.527344</text:p>
          </table:table-cell>
          <table:table-cell table:formula="of:=[.D174]+[.F173]" office:value-type="float" office:value="75.0859360000001" calcext:value-type="float">
            <text:p>75.0859360000001</text:p>
          </table:table-cell>
          <table:table-cell table:formula="of:=[.E174]+[.G173]" office:value-type="float" office:value="-71.328122" calcext:value-type="float">
            <text:p>-71.328122</text:p>
          </table:table-cell>
          <table:table-cell table:formula="of:=[.F174]*[.B$18]+[.B$2]" office:value-type="float" office:value="11.4225032013911" calcext:value-type="float">
            <text:p>11.4225032013911</text:p>
          </table:table-cell>
          <table:table-cell table:formula="of:=[.G174]*[.B$19]+[.B$3]" office:value-type="float" office:value="-0.260251186338289" calcext:value-type="float">
            <text:p>-0.26025118633828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785156" calcext:value-type="float">
            <text:p>0.785156</text:p>
          </table:table-cell>
          <table:table-cell table:formula="of:=[.D175]+[.F174]" office:value-type="float" office:value="75.5224560000001" calcext:value-type="float">
            <text:p>75.5224560000001</text:p>
          </table:table-cell>
          <table:table-cell table:formula="of:=[.E175]+[.G174]" office:value-type="float" office:value="-70.542966" calcext:value-type="float">
            <text:p>-70.542966</text:p>
          </table:table-cell>
          <table:table-cell table:formula="of:=[.F175]*[.B$18]+[.B$2]" office:value-type="float" office:value="11.4831141254059" calcext:value-type="float">
            <text:p>11.4831141254059</text:p>
          </table:table-cell>
          <table:table-cell table:formula="of:=[.G175]*[.B$19]+[.B$3]" office:value-type="float" office:value="-0.2489930849339" calcext:value-type="float">
            <text:p>-0.248993084933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785157" calcext:value-type="float">
            <text:p>0.785157</text:p>
          </table:table-cell>
          <table:table-cell table:formula="of:=[.D176]+[.F175]" office:value-type="float" office:value="75.9589860000001" calcext:value-type="float">
            <text:p>75.9589860000001</text:p>
          </table:table-cell>
          <table:table-cell table:formula="of:=[.E176]+[.G175]" office:value-type="float" office:value="-69.757809" calcext:value-type="float">
            <text:p>-69.757809</text:p>
          </table:table-cell>
          <table:table-cell table:formula="of:=[.F176]*[.B$18]+[.B$2]" office:value-type="float" office:value="11.5437264379234" calcext:value-type="float">
            <text:p>11.5437264379234</text:p>
          </table:table-cell>
          <table:table-cell table:formula="of:=[.G176]*[.B$19]+[.B$3]" office:value-type="float" office:value="-0.23773496919083" calcext:value-type="float">
            <text:p>-0.2377349691908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785156" calcext:value-type="float">
            <text:p>0.785156</text:p>
          </table:table-cell>
          <table:table-cell table:formula="of:=[.D177]+[.F176]" office:value-type="float" office:value="76.3955060000001" calcext:value-type="float">
            <text:p>76.3955060000001</text:p>
          </table:table-cell>
          <table:table-cell table:formula="of:=[.E177]+[.G176]" office:value-type="float" office:value="-68.972653" calcext:value-type="float">
            <text:p>-68.972653</text:p>
          </table:table-cell>
          <table:table-cell table:formula="of:=[.F177]*[.B$18]+[.B$2]" office:value-type="float" office:value="11.6043373619381" calcext:value-type="float">
            <text:p>11.6043373619381</text:p>
          </table:table-cell>
          <table:table-cell table:formula="of:=[.G177]*[.B$19]+[.B$3]" office:value-type="float" office:value="-0.226476867786441" calcext:value-type="float">
            <text:p>-0.22647686778644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785156" calcext:value-type="float">
            <text:p>0.785156</text:p>
          </table:table-cell>
          <table:table-cell table:formula="of:=[.D178]+[.F177]" office:value-type="float" office:value="76.8320360000001" calcext:value-type="float">
            <text:p>76.8320360000001</text:p>
          </table:table-cell>
          <table:table-cell table:formula="of:=[.E178]+[.G177]" office:value-type="float" office:value="-68.187497" calcext:value-type="float">
            <text:p>-68.187497</text:p>
          </table:table-cell>
          <table:table-cell table:formula="of:=[.F178]*[.B$18]+[.B$2]" office:value-type="float" office:value="11.6649496744557" calcext:value-type="float">
            <text:p>11.6649496744557</text:p>
          </table:table-cell>
          <table:table-cell table:formula="of:=[.G178]*[.B$19]+[.B$3]" office:value-type="float" office:value="-0.215218766382052" calcext:value-type="float">
            <text:p>-0.21521876638205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986328" calcext:value-type="float">
            <text:p>0.986328</text:p>
          </table:table-cell>
          <table:table-cell table:formula="of:=[.D179]+[.F178]" office:value-type="float" office:value="77.2685560000001" calcext:value-type="float">
            <text:p>77.2685560000001</text:p>
          </table:table-cell>
          <table:table-cell table:formula="of:=[.E179]+[.G178]" office:value-type="float" office:value="-67.201169" calcext:value-type="float">
            <text:p>-67.201169</text:p>
          </table:table-cell>
          <table:table-cell table:formula="of:=[.F179]*[.B$18]+[.B$2]" office:value-type="float" office:value="11.7255605984704" calcext:value-type="float">
            <text:p>11.7255605984704</text:p>
          </table:table-cell>
          <table:table-cell table:formula="of:=[.G179]*[.B$19]+[.B$3]" office:value-type="float" office:value="-0.201076123847336" calcext:value-type="float">
            <text:p>-0.20107612384733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986328" calcext:value-type="float">
            <text:p>0.986328</text:p>
          </table:table-cell>
          <table:table-cell table:formula="of:=[.D180]+[.F179]" office:value-type="float" office:value="77.7050760000001" calcext:value-type="float">
            <text:p>77.7050760000001</text:p>
          </table:table-cell>
          <table:table-cell table:formula="of:=[.E180]+[.G179]" office:value-type="float" office:value="-66.214841" calcext:value-type="float">
            <text:p>-66.214841</text:p>
          </table:table-cell>
          <table:table-cell table:formula="of:=[.F180]*[.B$18]+[.B$2]" office:value-type="float" office:value="11.7861715224851" calcext:value-type="float">
            <text:p>11.7861715224851</text:p>
          </table:table-cell>
          <table:table-cell table:formula="of:=[.G180]*[.B$19]+[.B$3]" office:value-type="float" office:value="-0.186933481312619" calcext:value-type="float">
            <text:p>-0.18693348131261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986328" calcext:value-type="float">
            <text:p>0.986328</text:p>
          </table:table-cell>
          <table:table-cell table:formula="of:=[.D181]+[.F180]" office:value-type="float" office:value="78.1416060000001" calcext:value-type="float">
            <text:p>78.1416060000001</text:p>
          </table:table-cell>
          <table:table-cell table:formula="of:=[.E181]+[.G180]" office:value-type="float" office:value="-65.228513" calcext:value-type="float">
            <text:p>-65.228513</text:p>
          </table:table-cell>
          <table:table-cell table:formula="of:=[.F181]*[.B$18]+[.B$2]" office:value-type="float" office:value="11.8467838350027" calcext:value-type="float">
            <text:p>11.8467838350027</text:p>
          </table:table-cell>
          <table:table-cell table:formula="of:=[.G181]*[.B$19]+[.B$3]" office:value-type="float" office:value="-0.172790838777902" calcext:value-type="float">
            <text:p>-0.17279083877790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986328" calcext:value-type="float">
            <text:p>0.986328</text:p>
          </table:table-cell>
          <table:table-cell table:formula="of:=[.D182]+[.F181]" office:value-type="float" office:value="78.5781260000001" calcext:value-type="float">
            <text:p>78.5781260000001</text:p>
          </table:table-cell>
          <table:table-cell table:formula="of:=[.E182]+[.G181]" office:value-type="float" office:value="-64.242185" calcext:value-type="float">
            <text:p>-64.242185</text:p>
          </table:table-cell>
          <table:table-cell table:formula="of:=[.F182]*[.B$18]+[.B$2]" office:value-type="float" office:value="11.9073947590174" calcext:value-type="float">
            <text:p>11.9073947590174</text:p>
          </table:table-cell>
          <table:table-cell table:formula="of:=[.G182]*[.B$19]+[.B$3]" office:value-type="float" office:value="-0.158648196243185" calcext:value-type="float">
            <text:p>-0.15864819624318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21094" calcext:value-type="float">
            <text:p>1.121094</text:p>
          </table:table-cell>
          <table:table-cell table:formula="of:=[.D183]+[.F182]" office:value-type="float" office:value="79.0146460000001" calcext:value-type="float">
            <text:p>79.0146460000001</text:p>
          </table:table-cell>
          <table:table-cell table:formula="of:=[.E183]+[.G182]" office:value-type="float" office:value="-63.121091" calcext:value-type="float">
            <text:p>-63.121091</text:p>
          </table:table-cell>
          <table:table-cell table:formula="of:=[.F183]*[.B$18]+[.B$2]" office:value-type="float" office:value="11.9680056830321" calcext:value-type="float">
            <text:p>11.9680056830321</text:p>
          </table:table-cell>
          <table:table-cell table:formula="of:=[.G183]*[.B$19]+[.B$3]" office:value-type="float" office:value="-0.142573187027371" calcext:value-type="float">
            <text:p>-0.14257318702737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21094" calcext:value-type="float">
            <text:p>1.121094</text:p>
          </table:table-cell>
          <table:table-cell table:formula="of:=[.D184]+[.F183]" office:value-type="float" office:value="79.4511660000001" calcext:value-type="float">
            <text:p>79.4511660000001</text:p>
          </table:table-cell>
          <table:table-cell table:formula="of:=[.E184]+[.G183]" office:value-type="float" office:value="-61.999997" calcext:value-type="float">
            <text:p>-61.999997</text:p>
          </table:table-cell>
          <table:table-cell table:formula="of:=[.F184]*[.B$18]+[.B$2]" office:value-type="float" office:value="12.0286166070469" calcext:value-type="float">
            <text:p>12.0286166070469</text:p>
          </table:table-cell>
          <table:table-cell table:formula="of:=[.G184]*[.B$19]+[.B$3]" office:value-type="float" office:value="-0.126498177811556" calcext:value-type="float">
            <text:p>-0.12649817781155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121093" calcext:value-type="float">
            <text:p>1.121093</text:p>
          </table:table-cell>
          <table:table-cell table:formula="of:=[.D185]+[.F184]" office:value-type="float" office:value="79.8876960000001" calcext:value-type="float">
            <text:p>79.8876960000001</text:p>
          </table:table-cell>
          <table:table-cell table:formula="of:=[.E185]+[.G184]" office:value-type="float" office:value="-60.878904" calcext:value-type="float">
            <text:p>-60.878904</text:p>
          </table:table-cell>
          <table:table-cell table:formula="of:=[.F185]*[.B$18]+[.B$2]" office:value-type="float" office:value="12.0892289195644" calcext:value-type="float">
            <text:p>12.0892289195644</text:p>
          </table:table-cell>
          <table:table-cell table:formula="of:=[.G185]*[.B$19]+[.B$3]" office:value-type="float" office:value="-0.110423182934423" calcext:value-type="float">
            <text:p>-0.11042318293442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21094" calcext:value-type="float">
            <text:p>1.121094</text:p>
          </table:table-cell>
          <table:table-cell table:formula="of:=[.D186]+[.F185]" office:value-type="float" office:value="80.3242160000001" calcext:value-type="float">
            <text:p>80.3242160000001</text:p>
          </table:table-cell>
          <table:table-cell table:formula="of:=[.E186]+[.G185]" office:value-type="float" office:value="-59.75781" calcext:value-type="float">
            <text:p>-59.75781</text:p>
          </table:table-cell>
          <table:table-cell table:formula="of:=[.F186]*[.B$18]+[.B$2]" office:value-type="float" office:value="12.1498398435791" calcext:value-type="float">
            <text:p>12.1498398435791</text:p>
          </table:table-cell>
          <table:table-cell table:formula="of:=[.G186]*[.B$19]+[.B$3]" office:value-type="float" office:value="-0.0943481737186083" calcext:value-type="float">
            <text:p>-0.09434817371860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85547" calcext:value-type="float">
            <text:p>1.185547</text:p>
          </table:table-cell>
          <table:table-cell table:formula="of:=[.D187]+[.F186]" office:value-type="float" office:value="80.7607360000001" calcext:value-type="float">
            <text:p>80.7607360000001</text:p>
          </table:table-cell>
          <table:table-cell table:formula="of:=[.E187]+[.G186]" office:value-type="float" office:value="-58.572263" calcext:value-type="float">
            <text:p>-58.572263</text:p>
          </table:table-cell>
          <table:table-cell table:formula="of:=[.F187]*[.B$18]+[.B$2]" office:value-type="float" office:value="12.2104507675939" calcext:value-type="float">
            <text:p>12.2104507675939</text:p>
          </table:table-cell>
          <table:table-cell table:formula="of:=[.G187]*[.B$19]+[.B$3]" office:value-type="float" office:value="-0.0773489934975197" calcext:value-type="float">
            <text:p>-0.0773489934975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185547" calcext:value-type="float">
            <text:p>1.185547</text:p>
          </table:table-cell>
          <table:table-cell table:formula="of:=[.D188]+[.F187]" office:value-type="float" office:value="81.1972660000001" calcext:value-type="float">
            <text:p>81.1972660000001</text:p>
          </table:table-cell>
          <table:table-cell table:formula="of:=[.E188]+[.G187]" office:value-type="float" office:value="-57.386716" calcext:value-type="float">
            <text:p>-57.386716</text:p>
          </table:table-cell>
          <table:table-cell table:formula="of:=[.F188]*[.B$18]+[.B$2]" office:value-type="float" office:value="12.2710630801114" calcext:value-type="float">
            <text:p>12.2710630801114</text:p>
          </table:table-cell>
          <table:table-cell table:formula="of:=[.G188]*[.B$19]+[.B$3]" office:value-type="float" office:value="-0.060349813276431" calcext:value-type="float">
            <text:p>-0.06034981327643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85547" calcext:value-type="float">
            <text:p>1.185547</text:p>
          </table:table-cell>
          <table:table-cell table:formula="of:=[.D189]+[.F188]" office:value-type="float" office:value="81.6337860000001" calcext:value-type="float">
            <text:p>81.6337860000001</text:p>
          </table:table-cell>
          <table:table-cell table:formula="of:=[.E189]+[.G188]" office:value-type="float" office:value="-56.201169" calcext:value-type="float">
            <text:p>-56.201169</text:p>
          </table:table-cell>
          <table:table-cell table:formula="of:=[.F189]*[.B$18]+[.B$2]" office:value-type="float" office:value="12.3316740041261" calcext:value-type="float">
            <text:p>12.3316740041261</text:p>
          </table:table-cell>
          <table:table-cell table:formula="of:=[.G189]*[.B$19]+[.B$3]" office:value-type="float" office:value="-0.0433506330553424" calcext:value-type="float">
            <text:p>-0.04335063305534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185547" calcext:value-type="float">
            <text:p>1.185547</text:p>
          </table:table-cell>
          <table:table-cell table:formula="of:=[.D190]+[.F189]" office:value-type="float" office:value="82.0703160000001" calcext:value-type="float">
            <text:p>82.0703160000001</text:p>
          </table:table-cell>
          <table:table-cell table:formula="of:=[.E190]+[.G189]" office:value-type="float" office:value="-55.015622" calcext:value-type="float">
            <text:p>-55.015622</text:p>
          </table:table-cell>
          <table:table-cell table:formula="of:=[.F190]*[.B$18]+[.B$2]" office:value-type="float" office:value="12.3922863166437" calcext:value-type="float">
            <text:p>12.3922863166437</text:p>
          </table:table-cell>
          <table:table-cell table:formula="of:=[.G190]*[.B$19]+[.B$3]" office:value-type="float" office:value="-0.0263514528342537" calcext:value-type="float">
            <text:p>-0.02635145283425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77734" calcext:value-type="float">
            <text:p>1.177734</text:p>
          </table:table-cell>
          <table:table-cell table:formula="of:=[.D191]+[.F190]" office:value-type="float" office:value="82.5068360000001" calcext:value-type="float">
            <text:p>82.5068360000001</text:p>
          </table:table-cell>
          <table:table-cell table:formula="of:=[.E191]+[.G190]" office:value-type="float" office:value="-53.837888" calcext:value-type="float">
            <text:p>-53.837888</text:p>
          </table:table-cell>
          <table:table-cell table:formula="of:=[.F191]*[.B$18]+[.B$2]" office:value-type="float" office:value="12.4528972406584" calcext:value-type="float">
            <text:p>12.4528972406584</text:p>
          </table:table-cell>
          <table:table-cell table:formula="of:=[.G191]*[.B$19]+[.B$3]" office:value-type="float" office:value="-0.00946430072767024" calcext:value-type="float">
            <text:p>-0.0094643007276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77735" calcext:value-type="float">
            <text:p>1.177735</text:p>
          </table:table-cell>
          <table:table-cell table:formula="of:=[.D192]+[.F191]" office:value-type="float" office:value="82.9433560000001" calcext:value-type="float">
            <text:p>82.9433560000001</text:p>
          </table:table-cell>
          <table:table-cell table:formula="of:=[.E192]+[.G191]" office:value-type="float" office:value="-52.660153" calcext:value-type="float">
            <text:p>-52.660153</text:p>
          </table:table-cell>
          <table:table-cell table:formula="of:=[.F192]*[.B$18]+[.B$2]" office:value-type="float" office:value="12.5135081646731" calcext:value-type="float">
            <text:p>12.5135081646731</text:p>
          </table:table-cell>
          <table:table-cell table:formula="of:=[.G192]*[.B$19]+[.B$3]" office:value-type="float" office:value="0.0074228657175941" calcext:value-type="float">
            <text:p>0.00742286571759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177734" calcext:value-type="float">
            <text:p>1.177734</text:p>
          </table:table-cell>
          <table:table-cell table:formula="of:=[.D193]+[.F192]" office:value-type="float" office:value="83.3798860000001" calcext:value-type="float">
            <text:p>83.3798860000001</text:p>
          </table:table-cell>
          <table:table-cell table:formula="of:=[.E193]+[.G192]" office:value-type="float" office:value="-51.482419" calcext:value-type="float">
            <text:p>-51.482419</text:p>
          </table:table-cell>
          <table:table-cell table:formula="of:=[.F193]*[.B$18]+[.B$2]" office:value-type="float" office:value="12.5741204771907" calcext:value-type="float">
            <text:p>12.5741204771907</text:p>
          </table:table-cell>
          <table:table-cell table:formula="of:=[.G193]*[.B$19]+[.B$3]" office:value-type="float" office:value="0.0243100178241775" calcext:value-type="float">
            <text:p>0.02431001782417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77734" calcext:value-type="float">
            <text:p>1.177734</text:p>
          </table:table-cell>
          <table:table-cell table:formula="of:=[.D194]+[.F193]" office:value-type="float" office:value="83.8164060000001" calcext:value-type="float">
            <text:p>83.8164060000001</text:p>
          </table:table-cell>
          <table:table-cell table:formula="of:=[.E194]+[.G193]" office:value-type="float" office:value="-50.304685" calcext:value-type="float">
            <text:p>-50.304685</text:p>
          </table:table-cell>
          <table:table-cell table:formula="of:=[.F194]*[.B$18]+[.B$2]" office:value-type="float" office:value="12.6347314012054" calcext:value-type="float">
            <text:p>12.6347314012054</text:p>
          </table:table-cell>
          <table:table-cell table:formula="of:=[.G194]*[.B$19]+[.B$3]" office:value-type="float" office:value="0.0411971699307609" calcext:value-type="float">
            <text:p>0.04119716993076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02539" calcext:value-type="float">
            <text:p>1.102539</text:p>
          </table:table-cell>
          <table:table-cell table:formula="of:=[.D195]+[.F194]" office:value-type="float" office:value="84.2529260000001" calcext:value-type="float">
            <text:p>84.2529260000001</text:p>
          </table:table-cell>
          <table:table-cell table:formula="of:=[.E195]+[.G194]" office:value-type="float" office:value="-49.202146" calcext:value-type="float">
            <text:p>-49.202146</text:p>
          </table:table-cell>
          <table:table-cell table:formula="of:=[.F195]*[.B$18]+[.B$2]" office:value-type="float" office:value="12.6953423252202" calcext:value-type="float">
            <text:p>12.6953423252202</text:p>
          </table:table-cell>
          <table:table-cell table:formula="of:=[.G195]*[.B$19]+[.B$3]" office:value-type="float" office:value="0.0570061249209713" calcext:value-type="float">
            <text:p>0.05700612492097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1.102539" calcext:value-type="float">
            <text:p>1.102539</text:p>
          </table:table-cell>
          <table:table-cell table:formula="of:=[.D196]+[.F195]" office:value-type="float" office:value="84.6894560000001" calcext:value-type="float">
            <text:p>84.6894560000001</text:p>
          </table:table-cell>
          <table:table-cell table:formula="of:=[.E196]+[.G195]" office:value-type="float" office:value="-48.099607" calcext:value-type="float">
            <text:p>-48.099607</text:p>
          </table:table-cell>
          <table:table-cell table:formula="of:=[.F196]*[.B$18]+[.B$2]" office:value-type="float" office:value="12.7559546377377" calcext:value-type="float">
            <text:p>12.7559546377377</text:p>
          </table:table-cell>
          <table:table-cell table:formula="of:=[.G196]*[.B$19]+[.B$3]" office:value-type="float" office:value="0.0728150799111816" calcext:value-type="float">
            <text:p>0.07281507991118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02539" calcext:value-type="float">
            <text:p>1.102539</text:p>
          </table:table-cell>
          <table:table-cell table:formula="of:=[.D197]+[.F196]" office:value-type="float" office:value="85.1259760000001" calcext:value-type="float">
            <text:p>85.1259760000001</text:p>
          </table:table-cell>
          <table:table-cell table:formula="of:=[.E197]+[.G196]" office:value-type="float" office:value="-46.997068" calcext:value-type="float">
            <text:p>-46.997068</text:p>
          </table:table-cell>
          <table:table-cell table:formula="of:=[.F197]*[.B$18]+[.B$2]" office:value-type="float" office:value="12.8165655617524" calcext:value-type="float">
            <text:p>12.8165655617524</text:p>
          </table:table-cell>
          <table:table-cell table:formula="of:=[.G197]*[.B$19]+[.B$3]" office:value-type="float" office:value="0.0886240349013919" calcext:value-type="float">
            <text:p>0.08862403490139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1.102539" calcext:value-type="float">
            <text:p>1.102539</text:p>
          </table:table-cell>
          <table:table-cell table:formula="of:=[.D198]+[.F197]" office:value-type="float" office:value="85.5624960000001" calcext:value-type="float">
            <text:p>85.5624960000001</text:p>
          </table:table-cell>
          <table:table-cell table:formula="of:=[.E198]+[.G197]" office:value-type="float" office:value="-45.894529" calcext:value-type="float">
            <text:p>-45.894529</text:p>
          </table:table-cell>
          <table:table-cell table:formula="of:=[.F198]*[.B$18]+[.B$2]" office:value-type="float" office:value="12.8771764857672" calcext:value-type="float">
            <text:p>12.8771764857672</text:p>
          </table:table-cell>
          <table:table-cell table:formula="of:=[.G198]*[.B$19]+[.B$3]" office:value-type="float" office:value="0.104432989891602" calcext:value-type="float">
            <text:p>0.10443298989160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967774" calcext:value-type="float">
            <text:p>0.967774</text:p>
          </table:table-cell>
          <table:table-cell table:formula="of:=[.D199]+[.F198]" office:value-type="float" office:value="85.9990260000001" calcext:value-type="float">
            <text:p>85.9990260000001</text:p>
          </table:table-cell>
          <table:table-cell table:formula="of:=[.E199]+[.G198]" office:value-type="float" office:value="-44.926755" calcext:value-type="float">
            <text:p>-44.926755</text:p>
          </table:table-cell>
          <table:table-cell table:formula="of:=[.F199]*[.B$18]+[.B$2]" office:value-type="float" office:value="12.9377887982847" calcext:value-type="float">
            <text:p>12.9377887982847</text:p>
          </table:table-cell>
          <table:table-cell table:formula="of:=[.G199]*[.B$19]+[.B$3]" office:value-type="float" office:value="0.118309592539396" calcext:value-type="float">
            <text:p>0.11830959253939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967773" calcext:value-type="float">
            <text:p>0.967773</text:p>
          </table:table-cell>
          <table:table-cell table:formula="of:=[.D200]+[.F199]" office:value-type="float" office:value="86.4355460000001" calcext:value-type="float">
            <text:p>86.4355460000001</text:p>
          </table:table-cell>
          <table:table-cell table:formula="of:=[.E200]+[.G199]" office:value-type="float" office:value="-43.958982" calcext:value-type="float">
            <text:p>-43.958982</text:p>
          </table:table-cell>
          <table:table-cell table:formula="of:=[.F200]*[.B$18]+[.B$2]" office:value-type="float" office:value="12.9983997222994" calcext:value-type="float">
            <text:p>12.9983997222994</text:p>
          </table:table-cell>
          <table:table-cell table:formula="of:=[.G200]*[.B$19]+[.B$3]" office:value-type="float" office:value="0.132186180848509" calcext:value-type="float">
            <text:p>0.13218618084850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967774" calcext:value-type="float">
            <text:p>0.967774</text:p>
          </table:table-cell>
          <table:table-cell table:formula="of:=[.D201]+[.F200]" office:value-type="float" office:value="86.8720760000002" calcext:value-type="float">
            <text:p>86.8720760000002</text:p>
          </table:table-cell>
          <table:table-cell table:formula="of:=[.E201]+[.G200]" office:value-type="float" office:value="-42.991208" calcext:value-type="float">
            <text:p>-42.991208</text:p>
          </table:table-cell>
          <table:table-cell table:formula="of:=[.F201]*[.B$18]+[.B$2]" office:value-type="float" office:value="13.0590120348169" calcext:value-type="float">
            <text:p>13.0590120348169</text:p>
          </table:table-cell>
          <table:table-cell table:formula="of:=[.G201]*[.B$19]+[.B$3]" office:value-type="float" office:value="0.146062783496302" calcext:value-type="float">
            <text:p>0.14606278349630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967773" calcext:value-type="float">
            <text:p>0.967773</text:p>
          </table:table-cell>
          <table:table-cell table:formula="of:=[.D202]+[.F201]" office:value-type="float" office:value="87.3085960000002" calcext:value-type="float">
            <text:p>87.3085960000002</text:p>
          </table:table-cell>
          <table:table-cell table:formula="of:=[.E202]+[.G201]" office:value-type="float" office:value="-42.023435" calcext:value-type="float">
            <text:p>-42.023435</text:p>
          </table:table-cell>
          <table:table-cell table:formula="of:=[.F202]*[.B$18]+[.B$2]" office:value-type="float" office:value="13.1196229588317" calcext:value-type="float">
            <text:p>13.1196229588317</text:p>
          </table:table-cell>
          <table:table-cell table:formula="of:=[.G202]*[.B$19]+[.B$3]" office:value-type="float" office:value="0.159939371805415" calcext:value-type="float">
            <text:p>0.15993937180541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783203" calcext:value-type="float">
            <text:p>0.783203</text:p>
          </table:table-cell>
          <table:table-cell table:formula="of:=[.D203]+[.F202]" office:value-type="float" office:value="87.7451160000001" calcext:value-type="float">
            <text:p>87.7451160000001</text:p>
          </table:table-cell>
          <table:table-cell table:formula="of:=[.E203]+[.G202]" office:value-type="float" office:value="-41.240232" calcext:value-type="float">
            <text:p>-41.240232</text:p>
          </table:table-cell>
          <table:table-cell table:formula="of:=[.F203]*[.B$18]+[.B$2]" office:value-type="float" office:value="13.1802338828464" calcext:value-type="float">
            <text:p>13.1802338828464</text:p>
          </table:table-cell>
          <table:table-cell table:formula="of:=[.G203]*[.B$19]+[.B$3]" office:value-type="float" office:value="0.171169469765848" calcext:value-type="float">
            <text:p>0.17116946976584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783204" calcext:value-type="float">
            <text:p>0.783204</text:p>
          </table:table-cell>
          <table:table-cell table:formula="of:=[.D204]+[.F203]" office:value-type="float" office:value="88.1816460000002" calcext:value-type="float">
            <text:p>88.1816460000002</text:p>
          </table:table-cell>
          <table:table-cell table:formula="of:=[.E204]+[.G203]" office:value-type="float" office:value="-40.457028" calcext:value-type="float">
            <text:p>-40.457028</text:p>
          </table:table-cell>
          <table:table-cell table:formula="of:=[.F204]*[.B$18]+[.B$2]" office:value-type="float" office:value="13.2408461953639" calcext:value-type="float">
            <text:p>13.2408461953639</text:p>
          </table:table-cell>
          <table:table-cell table:formula="of:=[.G204]*[.B$19]+[.B$3]" office:value-type="float" office:value="0.182399582064962" calcext:value-type="float">
            <text:p>0.18239958206496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783203" calcext:value-type="float">
            <text:p>0.783203</text:p>
          </table:table-cell>
          <table:table-cell table:formula="of:=[.D205]+[.F204]" office:value-type="float" office:value="88.6181660000002" calcext:value-type="float">
            <text:p>88.6181660000002</text:p>
          </table:table-cell>
          <table:table-cell table:formula="of:=[.E205]+[.G204]" office:value-type="float" office:value="-39.673825" calcext:value-type="float">
            <text:p>-39.673825</text:p>
          </table:table-cell>
          <table:table-cell table:formula="of:=[.F205]*[.B$18]+[.B$2]" office:value-type="float" office:value="13.3014571193787" calcext:value-type="float">
            <text:p>13.3014571193787</text:p>
          </table:table-cell>
          <table:table-cell table:formula="of:=[.G205]*[.B$19]+[.B$3]" office:value-type="float" office:value="0.193629680025395" calcext:value-type="float">
            <text:p>0.19362968002539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783203" calcext:value-type="float">
            <text:p>0.783203</text:p>
          </table:table-cell>
          <table:table-cell table:formula="of:=[.D206]+[.F205]" office:value-type="float" office:value="89.0546860000002" calcext:value-type="float">
            <text:p>89.0546860000002</text:p>
          </table:table-cell>
          <table:table-cell table:formula="of:=[.E206]+[.G205]" office:value-type="float" office:value="-38.890622" calcext:value-type="float">
            <text:p>-38.890622</text:p>
          </table:table-cell>
          <table:table-cell table:formula="of:=[.F206]*[.B$18]+[.B$2]" office:value-type="float" office:value="13.3620680433934" calcext:value-type="float">
            <text:p>13.3620680433934</text:p>
          </table:table-cell>
          <table:table-cell table:formula="of:=[.G206]*[.B$19]+[.B$3]" office:value-type="float" office:value="0.204859777985828" calcext:value-type="float">
            <text:p>0.20485977798582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61523" calcext:value-type="float">
            <text:p>0.561523</text:p>
          </table:table-cell>
          <table:table-cell table:formula="of:=[.D207]+[.F206]" office:value-type="float" office:value="89.4912160000002" calcext:value-type="float">
            <text:p>89.4912160000002</text:p>
          </table:table-cell>
          <table:table-cell table:formula="of:=[.E207]+[.G206]" office:value-type="float" office:value="-38.329099" calcext:value-type="float">
            <text:p>-38.329099</text:p>
          </table:table-cell>
          <table:table-cell table:formula="of:=[.F207]*[.B$18]+[.B$2]" office:value-type="float" office:value="13.422680355911" calcext:value-type="float">
            <text:p>13.422680355911</text:p>
          </table:table-cell>
          <table:table-cell table:formula="of:=[.G207]*[.B$19]+[.B$3]" office:value-type="float" office:value="0.212911277146372" calcext:value-type="float">
            <text:p>0.21291127714637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61524" calcext:value-type="float">
            <text:p>0.561524</text:p>
          </table:table-cell>
          <table:table-cell table:formula="of:=[.D208]+[.F207]" office:value-type="float" office:value="89.9277360000002" calcext:value-type="float">
            <text:p>89.9277360000002</text:p>
          </table:table-cell>
          <table:table-cell table:formula="of:=[.E208]+[.G207]" office:value-type="float" office:value="-37.767575" calcext:value-type="float">
            <text:p>-37.767575</text:p>
          </table:table-cell>
          <table:table-cell table:formula="of:=[.F208]*[.B$18]+[.B$2]" office:value-type="float" office:value="13.4832912799257" calcext:value-type="float">
            <text:p>13.4832912799257</text:p>
          </table:table-cell>
          <table:table-cell table:formula="of:=[.G208]*[.B$19]+[.B$3]" office:value-type="float" office:value="0.220962790645598" calcext:value-type="float">
            <text:p>0.22096279064559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61523" calcext:value-type="float">
            <text:p>0.561523</text:p>
          </table:table-cell>
          <table:table-cell table:formula="of:=[.D209]+[.F208]" office:value-type="float" office:value="90.3642660000002" calcext:value-type="float">
            <text:p>90.3642660000002</text:p>
          </table:table-cell>
          <table:table-cell table:formula="of:=[.E209]+[.G208]" office:value-type="float" office:value="-37.206052" calcext:value-type="float">
            <text:p>-37.206052</text:p>
          </table:table-cell>
          <table:table-cell table:formula="of:=[.F209]*[.B$18]+[.B$2]" office:value-type="float" office:value="13.5439035924432" calcext:value-type="float">
            <text:p>13.5439035924432</text:p>
          </table:table-cell>
          <table:table-cell table:formula="of:=[.G209]*[.B$19]+[.B$3]" office:value-type="float" office:value="0.229014289806143" calcext:value-type="float">
            <text:p>0.22901428980614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61523" calcext:value-type="float">
            <text:p>0.561523</text:p>
          </table:table-cell>
          <table:table-cell table:formula="of:=[.D210]+[.F209]" office:value-type="float" office:value="90.8007860000002" calcext:value-type="float">
            <text:p>90.8007860000002</text:p>
          </table:table-cell>
          <table:table-cell table:formula="of:=[.E210]+[.G209]" office:value-type="float" office:value="-36.644529" calcext:value-type="float">
            <text:p>-36.644529</text:p>
          </table:table-cell>
          <table:table-cell table:formula="of:=[.F210]*[.B$18]+[.B$2]" office:value-type="float" office:value="13.604514516458" calcext:value-type="float">
            <text:p>13.604514516458</text:p>
          </table:table-cell>
          <table:table-cell table:formula="of:=[.G210]*[.B$19]+[.B$3]" office:value-type="float" office:value="0.237065788966688" calcext:value-type="float">
            <text:p>0.23706578896668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19336" calcext:value-type="float">
            <text:p>0.319336</text:p>
          </table:table-cell>
          <table:table-cell table:formula="of:=[.D211]+[.F210]" office:value-type="float" office:value="91.2373060000002" calcext:value-type="float">
            <text:p>91.2373060000002</text:p>
          </table:table-cell>
          <table:table-cell table:formula="of:=[.E211]+[.G210]" office:value-type="float" office:value="-36.325193" calcext:value-type="float">
            <text:p>-36.325193</text:p>
          </table:table-cell>
          <table:table-cell table:formula="of:=[.F211]*[.B$18]+[.B$2]" office:value-type="float" office:value="13.6651254404727" calcext:value-type="float">
            <text:p>13.6651254404727</text:p>
          </table:table-cell>
          <table:table-cell table:formula="of:=[.G211]*[.B$19]+[.B$3]" office:value-type="float" office:value="0.241644645996465" calcext:value-type="float">
            <text:p>0.24164464599646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319336" calcext:value-type="float">
            <text:p>0.319336</text:p>
          </table:table-cell>
          <table:table-cell table:formula="of:=[.D212]+[.F211]" office:value-type="float" office:value="91.6738360000002" calcext:value-type="float">
            <text:p>91.6738360000002</text:p>
          </table:table-cell>
          <table:table-cell table:formula="of:=[.E212]+[.G211]" office:value-type="float" office:value="-36.005857" calcext:value-type="float">
            <text:p>-36.005857</text:p>
          </table:table-cell>
          <table:table-cell table:formula="of:=[.F212]*[.B$18]+[.B$2]" office:value-type="float" office:value="13.7257377529902" calcext:value-type="float">
            <text:p>13.7257377529902</text:p>
          </table:table-cell>
          <table:table-cell table:formula="of:=[.G212]*[.B$19]+[.B$3]" office:value-type="float" office:value="0.246223503026243" calcext:value-type="float">
            <text:p>0.24622350302624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19336" calcext:value-type="float">
            <text:p>0.319336</text:p>
          </table:table-cell>
          <table:table-cell table:formula="of:=[.D213]+[.F212]" office:value-type="float" office:value="92.1103560000002" calcext:value-type="float">
            <text:p>92.1103560000002</text:p>
          </table:table-cell>
          <table:table-cell table:formula="of:=[.E213]+[.G212]" office:value-type="float" office:value="-35.686521" calcext:value-type="float">
            <text:p>-35.686521</text:p>
          </table:table-cell>
          <table:table-cell table:formula="of:=[.F213]*[.B$18]+[.B$2]" office:value-type="float" office:value="13.786348677005" calcext:value-type="float">
            <text:p>13.786348677005</text:p>
          </table:table-cell>
          <table:table-cell table:formula="of:=[.G213]*[.B$19]+[.B$3]" office:value-type="float" office:value="0.25080236005602" calcext:value-type="float">
            <text:p>0.2508023600560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19336" calcext:value-type="float">
            <text:p>0.319336</text:p>
          </table:table-cell>
          <table:table-cell table:formula="of:=[.D214]+[.F213]" office:value-type="float" office:value="92.5468760000002" calcext:value-type="float">
            <text:p>92.5468760000002</text:p>
          </table:table-cell>
          <table:table-cell table:formula="of:=[.E214]+[.G213]" office:value-type="float" office:value="-35.367185" calcext:value-type="float">
            <text:p>-35.367185</text:p>
          </table:table-cell>
          <table:table-cell table:formula="of:=[.F214]*[.B$18]+[.B$2]" office:value-type="float" office:value="13.8469596010197" calcext:value-type="float">
            <text:p>13.8469596010197</text:p>
          </table:table-cell>
          <table:table-cell table:formula="of:=[.G214]*[.B$19]+[.B$3]" office:value-type="float" office:value="0.255381217085797" calcext:value-type="float">
            <text:p>0.25538121708579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6934" calcext:value-type="float">
            <text:p>0.06934</text:p>
          </table:table-cell>
          <table:table-cell table:formula="of:=[.D215]+[.F214]" office:value-type="float" office:value="92.9833960000002" calcext:value-type="float">
            <text:p>92.9833960000002</text:p>
          </table:table-cell>
          <table:table-cell table:formula="of:=[.E215]+[.G214]" office:value-type="float" office:value="-35.297845" calcext:value-type="float">
            <text:p>-35.297845</text:p>
          </table:table-cell>
          <table:table-cell table:formula="of:=[.F215]*[.B$18]+[.B$2]" office:value-type="float" office:value="13.9075705250344" calcext:value-type="float">
            <text:p>13.9075705250344</text:p>
          </table:table-cell>
          <table:table-cell table:formula="of:=[.G215]*[.B$19]+[.B$3]" office:value-type="float" office:value="0.256375461225026" calcext:value-type="float">
            <text:p>0.25637546122502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06934" calcext:value-type="float">
            <text:p>0.06934</text:p>
          </table:table-cell>
          <table:table-cell table:formula="of:=[.D216]+[.F215]" office:value-type="float" office:value="93.4199260000002" calcext:value-type="float">
            <text:p>93.4199260000002</text:p>
          </table:table-cell>
          <table:table-cell table:formula="of:=[.E216]+[.G215]" office:value-type="float" office:value="-35.228505" calcext:value-type="float">
            <text:p>-35.228505</text:p>
          </table:table-cell>
          <table:table-cell table:formula="of:=[.F216]*[.B$18]+[.B$2]" office:value-type="float" office:value="13.968182837552" calcext:value-type="float">
            <text:p>13.968182837552</text:p>
          </table:table-cell>
          <table:table-cell table:formula="of:=[.G216]*[.B$19]+[.B$3]" office:value-type="float" office:value="0.257369705364255" calcext:value-type="float">
            <text:p>0.25736970536425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6934" calcext:value-type="float">
            <text:p>0.06934</text:p>
          </table:table-cell>
          <table:table-cell table:formula="of:=[.D217]+[.F216]" office:value-type="float" office:value="93.8564460000002" calcext:value-type="float">
            <text:p>93.8564460000002</text:p>
          </table:table-cell>
          <table:table-cell table:formula="of:=[.E217]+[.G216]" office:value-type="float" office:value="-35.159165" calcext:value-type="float">
            <text:p>-35.159165</text:p>
          </table:table-cell>
          <table:table-cell table:formula="of:=[.F217]*[.B$18]+[.B$2]" office:value-type="float" office:value="14.0287937615667" calcext:value-type="float">
            <text:p>14.0287937615667</text:p>
          </table:table-cell>
          <table:table-cell table:formula="of:=[.G217]*[.B$19]+[.B$3]" office:value-type="float" office:value="0.258363949503484" calcext:value-type="float">
            <text:p>0.25836394950348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6934" calcext:value-type="float">
            <text:p>0.06934</text:p>
          </table:table-cell>
          <table:table-cell table:formula="of:=[.D218]+[.F217]" office:value-type="float" office:value="94.2929660000002" calcext:value-type="float">
            <text:p>94.2929660000002</text:p>
          </table:table-cell>
          <table:table-cell table:formula="of:=[.E218]+[.G217]" office:value-type="float" office:value="-35.089825" calcext:value-type="float">
            <text:p>-35.089825</text:p>
          </table:table-cell>
          <table:table-cell table:formula="of:=[.F218]*[.B$18]+[.B$2]" office:value-type="float" office:value="14.0894046855814" calcext:value-type="float">
            <text:p>14.0894046855814</text:p>
          </table:table-cell>
          <table:table-cell table:formula="of:=[.G218]*[.B$19]+[.B$3]" office:value-type="float" office:value="0.259358193642712" calcext:value-type="float">
            <text:p>0.25935819364271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171875" calcext:value-type="float">
            <text:p>-0.171875</text:p>
          </table:table-cell>
          <table:table-cell table:formula="of:=[.D219]+[.F218]" office:value-type="float" office:value="94.7294960000002" calcext:value-type="float">
            <text:p>94.7294960000002</text:p>
          </table:table-cell>
          <table:table-cell table:formula="of:=[.E219]+[.G218]" office:value-type="float" office:value="-35.2617" calcext:value-type="float">
            <text:p>-35.2617</text:p>
          </table:table-cell>
          <table:table-cell table:formula="of:=[.F219]*[.B$18]+[.B$2]" office:value-type="float" office:value="14.150016998099" calcext:value-type="float">
            <text:p>14.150016998099</text:p>
          </table:table-cell>
          <table:table-cell table:formula="of:=[.G219]*[.B$19]+[.B$3]" office:value-type="float" office:value="0.256893732849088" calcext:value-type="float">
            <text:p>0.25689373284908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71875" calcext:value-type="float">
            <text:p>-0.171875</text:p>
          </table:table-cell>
          <table:table-cell table:formula="of:=[.D220]+[.F219]" office:value-type="float" office:value="95.1660160000002" calcext:value-type="float">
            <text:p>95.1660160000002</text:p>
          </table:table-cell>
          <table:table-cell table:formula="of:=[.E220]+[.G219]" office:value-type="float" office:value="-35.433575" calcext:value-type="float">
            <text:p>-35.433575</text:p>
          </table:table-cell>
          <table:table-cell table:formula="of:=[.F220]*[.B$18]+[.B$2]" office:value-type="float" office:value="14.2106279221137" calcext:value-type="float">
            <text:p>14.2106279221137</text:p>
          </table:table-cell>
          <table:table-cell table:formula="of:=[.G220]*[.B$19]+[.B$3]" office:value-type="float" office:value="0.254429272055463" calcext:value-type="float">
            <text:p>0.254429272055463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171875" calcext:value-type="float">
            <text:p>-0.171875</text:p>
          </table:table-cell>
          <table:table-cell table:formula="of:=[.D221]+[.F220]" office:value-type="float" office:value="95.6025460000002" calcext:value-type="float">
            <text:p>95.6025460000002</text:p>
          </table:table-cell>
          <table:table-cell table:formula="of:=[.E221]+[.G220]" office:value-type="float" office:value="-35.60545" calcext:value-type="float">
            <text:p>-35.60545</text:p>
          </table:table-cell>
          <table:table-cell table:formula="of:=[.F221]*[.B$18]+[.B$2]" office:value-type="float" office:value="14.2712402346312" calcext:value-type="float">
            <text:p>14.2712402346312</text:p>
          </table:table-cell>
          <table:table-cell table:formula="of:=[.G221]*[.B$19]+[.B$3]" office:value-type="float" office:value="0.251964811261838" calcext:value-type="float">
            <text:p>0.25196481126183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71875" calcext:value-type="float">
            <text:p>-0.171875</text:p>
          </table:table-cell>
          <table:table-cell table:formula="of:=[.D222]+[.F221]" office:value-type="float" office:value="96.0390660000002" calcext:value-type="float">
            <text:p>96.0390660000002</text:p>
          </table:table-cell>
          <table:table-cell table:formula="of:=[.E222]+[.G221]" office:value-type="float" office:value="-35.777325" calcext:value-type="float">
            <text:p>-35.777325</text:p>
          </table:table-cell>
          <table:table-cell table:formula="of:=[.F222]*[.B$18]+[.B$2]" office:value-type="float" office:value="14.331851158646" calcext:value-type="float">
            <text:p>14.331851158646</text:p>
          </table:table-cell>
          <table:table-cell table:formula="of:=[.G222]*[.B$19]+[.B$3]" office:value-type="float" office:value="0.249500350468213" calcext:value-type="float">
            <text:p>0.24950035046821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2578" calcext:value-type="float">
            <text:p>-0.392578</text:p>
          </table:table-cell>
          <table:table-cell table:formula="of:=[.D223]+[.F222]" office:value-type="float" office:value="96.4755860000002" calcext:value-type="float">
            <text:p>96.4755860000002</text:p>
          </table:table-cell>
          <table:table-cell table:formula="of:=[.E223]+[.G222]" office:value-type="float" office:value="-36.169903" calcext:value-type="float">
            <text:p>-36.169903</text:p>
          </table:table-cell>
          <table:table-cell table:formula="of:=[.F223]*[.B$18]+[.B$2]" office:value-type="float" office:value="14.3924620826607" calcext:value-type="float">
            <text:p>14.3924620826607</text:p>
          </table:table-cell>
          <table:table-cell table:formula="of:=[.G223]*[.B$19]+[.B$3]" office:value-type="float" office:value="0.243871299766018" calcext:value-type="float">
            <text:p>0.24387129976601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392578" calcext:value-type="float">
            <text:p>-0.392578</text:p>
          </table:table-cell>
          <table:table-cell table:formula="of:=[.D224]+[.F223]" office:value-type="float" office:value="96.9121160000002" calcext:value-type="float">
            <text:p>96.9121160000002</text:p>
          </table:table-cell>
          <table:table-cell table:formula="of:=[.E224]+[.G223]" office:value-type="float" office:value="-36.562481" calcext:value-type="float">
            <text:p>-36.562481</text:p>
          </table:table-cell>
          <table:table-cell table:formula="of:=[.F224]*[.B$18]+[.B$2]" office:value-type="float" office:value="14.4530743951782" calcext:value-type="float">
            <text:p>14.4530743951782</text:p>
          </table:table-cell>
          <table:table-cell table:formula="of:=[.G224]*[.B$19]+[.B$3]" office:value-type="float" office:value="0.238242249063824" calcext:value-type="float">
            <text:p>0.23824224906382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2579" calcext:value-type="float">
            <text:p>-0.392579</text:p>
          </table:table-cell>
          <table:table-cell table:formula="of:=[.D225]+[.F224]" office:value-type="float" office:value="97.3486360000002" calcext:value-type="float">
            <text:p>97.3486360000002</text:p>
          </table:table-cell>
          <table:table-cell table:formula="of:=[.E225]+[.G224]" office:value-type="float" office:value="-36.95506" calcext:value-type="float">
            <text:p>-36.95506</text:p>
          </table:table-cell>
          <table:table-cell table:formula="of:=[.F225]*[.B$18]+[.B$2]" office:value-type="float" office:value="14.513685319193" calcext:value-type="float">
            <text:p>14.513685319193</text:p>
          </table:table-cell>
          <table:table-cell table:formula="of:=[.G225]*[.B$19]+[.B$3]" office:value-type="float" office:value="0.232613184022948" calcext:value-type="float">
            <text:p>0.23261318402294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2578" calcext:value-type="float">
            <text:p>-0.392578</text:p>
          </table:table-cell>
          <table:table-cell table:formula="of:=[.D226]+[.F225]" office:value-type="float" office:value="97.7851560000002" calcext:value-type="float">
            <text:p>97.7851560000002</text:p>
          </table:table-cell>
          <table:table-cell table:formula="of:=[.E226]+[.G225]" office:value-type="float" office:value="-37.347638" calcext:value-type="float">
            <text:p>-37.347638</text:p>
          </table:table-cell>
          <table:table-cell table:formula="of:=[.F226]*[.B$18]+[.B$2]" office:value-type="float" office:value="14.5742962432077" calcext:value-type="float">
            <text:p>14.5742962432077</text:p>
          </table:table-cell>
          <table:table-cell table:formula="of:=[.G226]*[.B$19]+[.B$3]" office:value-type="float" office:value="0.226984133320754" calcext:value-type="float">
            <text:p>0.22698413332075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581054" calcext:value-type="float">
            <text:p>-0.581054</text:p>
          </table:table-cell>
          <table:table-cell table:formula="of:=[.D227]+[.F226]" office:value-type="float" office:value="98.2216760000002" calcext:value-type="float">
            <text:p>98.2216760000002</text:p>
          </table:table-cell>
          <table:table-cell table:formula="of:=[.E227]+[.G226]" office:value-type="float" office:value="-37.928692" calcext:value-type="float">
            <text:p>-37.928692</text:p>
          </table:table-cell>
          <table:table-cell table:formula="of:=[.F227]*[.B$18]+[.B$2]" office:value-type="float" office:value="14.6349071672224" calcext:value-type="float">
            <text:p>14.6349071672224</text:p>
          </table:table-cell>
          <table:table-cell table:formula="of:=[.G227]*[.B$19]+[.B$3]" office:value-type="float" office:value="0.218652585381967" calcext:value-type="float">
            <text:p>0.21865258538196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581055" calcext:value-type="float">
            <text:p>-0.581055</text:p>
          </table:table-cell>
          <table:table-cell table:formula="of:=[.D228]+[.F227]" office:value-type="float" office:value="98.6582060000002" calcext:value-type="float">
            <text:p>98.6582060000002</text:p>
          </table:table-cell>
          <table:table-cell table:formula="of:=[.E228]+[.G227]" office:value-type="float" office:value="-38.509747" calcext:value-type="float">
            <text:p>-38.509747</text:p>
          </table:table-cell>
          <table:table-cell table:formula="of:=[.F228]*[.B$18]+[.B$2]" office:value-type="float" office:value="14.69551947974" calcext:value-type="float">
            <text:p>14.69551947974</text:p>
          </table:table-cell>
          <table:table-cell table:formula="of:=[.G228]*[.B$19]+[.B$3]" office:value-type="float" office:value="0.2103210231045" calcext:value-type="float">
            <text:p>0.210321023104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581054" calcext:value-type="float">
            <text:p>-0.581054</text:p>
          </table:table-cell>
          <table:table-cell table:formula="of:=[.D229]+[.F228]" office:value-type="float" office:value="99.0947260000002" calcext:value-type="float">
            <text:p>99.0947260000002</text:p>
          </table:table-cell>
          <table:table-cell table:formula="of:=[.E229]+[.G228]" office:value-type="float" office:value="-39.090801" calcext:value-type="float">
            <text:p>-39.090801</text:p>
          </table:table-cell>
          <table:table-cell table:formula="of:=[.F229]*[.B$18]+[.B$2]" office:value-type="float" office:value="14.7561304037547" calcext:value-type="float">
            <text:p>14.7561304037547</text:p>
          </table:table-cell>
          <table:table-cell table:formula="of:=[.G229]*[.B$19]+[.B$3]" office:value-type="float" office:value="0.201989475165714" calcext:value-type="float">
            <text:p>0.20198947516571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581055" calcext:value-type="float">
            <text:p>-0.581055</text:p>
          </table:table-cell>
          <table:table-cell table:formula="of:=[.D230]+[.F229]" office:value-type="float" office:value="99.5312460000002" calcext:value-type="float">
            <text:p>99.5312460000002</text:p>
          </table:table-cell>
          <table:table-cell table:formula="of:=[.E230]+[.G229]" office:value-type="float" office:value="-39.671856" calcext:value-type="float">
            <text:p>-39.671856</text:p>
          </table:table-cell>
          <table:table-cell table:formula="of:=[.F230]*[.B$18]+[.B$2]" office:value-type="float" office:value="14.8167413277694" calcext:value-type="float">
            <text:p>14.8167413277694</text:p>
          </table:table-cell>
          <table:table-cell table:formula="of:=[.G230]*[.B$19]+[.B$3]" office:value-type="float" office:value="0.193657912888246" calcext:value-type="float">
            <text:p>0.19365791288824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25586" calcext:value-type="float">
            <text:p>-0.725586</text:p>
          </table:table-cell>
          <table:table-cell table:formula="of:=[.D231]+[.F230]" office:value-type="float" office:value="99.9677760000002" calcext:value-type="float">
            <text:p>99.9677760000002</text:p>
          </table:table-cell>
          <table:table-cell table:formula="of:=[.E231]+[.G230]" office:value-type="float" office:value="-40.397442" calcext:value-type="float">
            <text:p>-40.397442</text:p>
          </table:table-cell>
          <table:table-cell table:formula="of:=[.F231]*[.B$18]+[.B$2]" office:value-type="float" office:value="14.877353640287" calcext:value-type="float">
            <text:p>14.877353640287</text:p>
          </table:table-cell>
          <table:table-cell table:formula="of:=[.G231]*[.B$19]+[.B$3]" office:value-type="float" office:value="0.183253966709901" calcext:value-type="float">
            <text:p>0.18325396670990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25586" calcext:value-type="float">
            <text:p>-0.725586</text:p>
          </table:table-cell>
          <table:table-cell table:formula="of:=[.D232]+[.F231]" office:value-type="float" office:value="100.404296" calcext:value-type="float">
            <text:p>100.404296</text:p>
          </table:table-cell>
          <table:table-cell table:formula="of:=[.E232]+[.G231]" office:value-type="float" office:value="-41.123028" calcext:value-type="float">
            <text:p>-41.123028</text:p>
          </table:table-cell>
          <table:table-cell table:formula="of:=[.F232]*[.B$18]+[.B$2]" office:value-type="float" office:value="14.9379645643017" calcext:value-type="float">
            <text:p>14.9379645643017</text:p>
          </table:table-cell>
          <table:table-cell table:formula="of:=[.G232]*[.B$19]+[.B$3]" office:value-type="float" office:value="0.172850020531556" calcext:value-type="float">
            <text:p>0.17285002053155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25586" calcext:value-type="float">
            <text:p>-0.725586</text:p>
          </table:table-cell>
          <table:table-cell table:formula="of:=[.D233]+[.F232]" office:value-type="float" office:value="100.840826" calcext:value-type="float">
            <text:p>100.840826</text:p>
          </table:table-cell>
          <table:table-cell table:formula="of:=[.E233]+[.G232]" office:value-type="float" office:value="-41.848614" calcext:value-type="float">
            <text:p>-41.848614</text:p>
          </table:table-cell>
          <table:table-cell table:formula="of:=[.F233]*[.B$18]+[.B$2]" office:value-type="float" office:value="14.9985768768192" calcext:value-type="float">
            <text:p>14.9985768768192</text:p>
          </table:table-cell>
          <table:table-cell table:formula="of:=[.G233]*[.B$19]+[.B$3]" office:value-type="float" office:value="0.16244607435321" calcext:value-type="float">
            <text:p>0.1624460743532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25586" calcext:value-type="float">
            <text:p>-0.725586</text:p>
          </table:table-cell>
          <table:table-cell table:formula="of:=[.D234]+[.F233]" office:value-type="float" office:value="101.277346" calcext:value-type="float">
            <text:p>101.277346</text:p>
          </table:table-cell>
          <table:table-cell table:formula="of:=[.E234]+[.G233]" office:value-type="float" office:value="-42.5742" calcext:value-type="float">
            <text:p>-42.5742</text:p>
          </table:table-cell>
          <table:table-cell table:formula="of:=[.F234]*[.B$18]+[.B$2]" office:value-type="float" office:value="15.059187800834" calcext:value-type="float">
            <text:p>15.059187800834</text:p>
          </table:table-cell>
          <table:table-cell table:formula="of:=[.G234]*[.B$19]+[.B$3]" office:value-type="float" office:value="0.152042128174865" calcext:value-type="float">
            <text:p>0.15204212817486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22266" calcext:value-type="float">
            <text:p>-0.822266</text:p>
          </table:table-cell>
          <table:table-cell table:formula="of:=[.D235]+[.F234]" office:value-type="float" office:value="101.713866" calcext:value-type="float">
            <text:p>101.713866</text:p>
          </table:table-cell>
          <table:table-cell table:formula="of:=[.E235]+[.G234]" office:value-type="float" office:value="-43.396466" calcext:value-type="float">
            <text:p>-43.396466</text:p>
          </table:table-cell>
          <table:table-cell table:formula="of:=[.F235]*[.B$18]+[.B$2]" office:value-type="float" office:value="15.1197987248487" calcext:value-type="float">
            <text:p>15.1197987248487</text:p>
          </table:table-cell>
          <table:table-cell table:formula="of:=[.G235]*[.B$19]+[.B$3]" office:value-type="float" office:value="0.140251918319268" calcext:value-type="float">
            <text:p>0.14025191831926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822265" calcext:value-type="float">
            <text:p>-0.822265</text:p>
          </table:table-cell>
          <table:table-cell table:formula="of:=[.D236]+[.F235]" office:value-type="float" office:value="102.150396" calcext:value-type="float">
            <text:p>102.150396</text:p>
          </table:table-cell>
          <table:table-cell table:formula="of:=[.E236]+[.G235]" office:value-type="float" office:value="-44.218731" calcext:value-type="float">
            <text:p>-44.218731</text:p>
          </table:table-cell>
          <table:table-cell table:formula="of:=[.F236]*[.B$18]+[.B$2]" office:value-type="float" office:value="15.1804110373662" calcext:value-type="float">
            <text:p>15.1804110373662</text:p>
          </table:table-cell>
          <table:table-cell table:formula="of:=[.G236]*[.B$19]+[.B$3]" office:value-type="float" office:value="0.128461722802351" calcext:value-type="float">
            <text:p>0.12846172280235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22266" calcext:value-type="float">
            <text:p>-0.822266</text:p>
          </table:table-cell>
          <table:table-cell table:formula="of:=[.D237]+[.F236]" office:value-type="float" office:value="102.586916" calcext:value-type="float">
            <text:p>102.586916</text:p>
          </table:table-cell>
          <table:table-cell table:formula="of:=[.E237]+[.G236]" office:value-type="float" office:value="-45.040997" calcext:value-type="float">
            <text:p>-45.040997</text:p>
          </table:table-cell>
          <table:table-cell table:formula="of:=[.F237]*[.B$18]+[.B$2]" office:value-type="float" office:value="15.241021961381" calcext:value-type="float">
            <text:p>15.241021961381</text:p>
          </table:table-cell>
          <table:table-cell table:formula="of:=[.G237]*[.B$19]+[.B$3]" office:value-type="float" office:value="0.116671512946754" calcext:value-type="float">
            <text:p>0.11667151294675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22266" calcext:value-type="float">
            <text:p>-0.822266</text:p>
          </table:table-cell>
          <table:table-cell table:formula="of:=[.D238]+[.F237]" office:value-type="float" office:value="103.023436" calcext:value-type="float">
            <text:p>103.023436</text:p>
          </table:table-cell>
          <table:table-cell table:formula="of:=[.E238]+[.G237]" office:value-type="float" office:value="-45.863263" calcext:value-type="float">
            <text:p>-45.863263</text:p>
          </table:table-cell>
          <table:table-cell table:formula="of:=[.F238]*[.B$18]+[.B$2]" office:value-type="float" office:value="15.3016328853957" calcext:value-type="float">
            <text:p>15.3016328853957</text:p>
          </table:table-cell>
          <table:table-cell table:formula="of:=[.G238]*[.B$19]+[.B$3]" office:value-type="float" office:value="0.104881303091157" calcext:value-type="float">
            <text:p>0.10488130309115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866211" calcext:value-type="float">
            <text:p>-0.866211</text:p>
          </table:table-cell>
          <table:table-cell table:formula="of:=[.D239]+[.F238]" office:value-type="float" office:value="103.459966" calcext:value-type="float">
            <text:p>103.459966</text:p>
          </table:table-cell>
          <table:table-cell table:formula="of:=[.E239]+[.G238]" office:value-type="float" office:value="-46.729474" calcext:value-type="float">
            <text:p>-46.729474</text:p>
          </table:table-cell>
          <table:table-cell table:formula="of:=[.F239]*[.B$18]+[.B$2]" office:value-type="float" office:value="15.3622451979132" calcext:value-type="float">
            <text:p>15.3622451979132</text:p>
          </table:table-cell>
          <table:table-cell table:formula="of:=[.G239]*[.B$19]+[.B$3]" office:value-type="float" office:value="0.0924609798998457" calcext:value-type="float">
            <text:p>0.09246097989984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6621" calcext:value-type="float">
            <text:p>-0.86621</text:p>
          </table:table-cell>
          <table:table-cell table:formula="of:=[.D240]+[.F239]" office:value-type="float" office:value="103.896486" calcext:value-type="float">
            <text:p>103.896486</text:p>
          </table:table-cell>
          <table:table-cell table:formula="of:=[.E240]+[.G239]" office:value-type="float" office:value="-47.595684" calcext:value-type="float">
            <text:p>-47.595684</text:p>
          </table:table-cell>
          <table:table-cell table:formula="of:=[.F240]*[.B$18]+[.B$2]" office:value-type="float" office:value="15.422856121928" calcext:value-type="float">
            <text:p>15.422856121928</text:p>
          </table:table-cell>
          <table:table-cell table:formula="of:=[.G240]*[.B$19]+[.B$3]" office:value-type="float" office:value="0.0800406710472155" calcext:value-type="float">
            <text:p>0.08004067104721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866211" calcext:value-type="float">
            <text:p>-0.866211</text:p>
          </table:table-cell>
          <table:table-cell table:formula="of:=[.D241]+[.F240]" office:value-type="float" office:value="104.333016" calcext:value-type="float">
            <text:p>104.333016</text:p>
          </table:table-cell>
          <table:table-cell table:formula="of:=[.E241]+[.G240]" office:value-type="float" office:value="-48.461895" calcext:value-type="float">
            <text:p>-48.461895</text:p>
          </table:table-cell>
          <table:table-cell table:formula="of:=[.F241]*[.B$18]+[.B$2]" office:value-type="float" office:value="15.4834684344455" calcext:value-type="float">
            <text:p>15.4834684344455</text:p>
          </table:table-cell>
          <table:table-cell table:formula="of:=[.G241]*[.B$19]+[.B$3]" office:value-type="float" office:value="0.0676203478559042" calcext:value-type="float">
            <text:p>0.06762034785590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66211" calcext:value-type="float">
            <text:p>-0.866211</text:p>
          </table:table-cell>
          <table:table-cell table:formula="of:=[.D242]+[.F241]" office:value-type="float" office:value="104.769536" calcext:value-type="float">
            <text:p>104.769536</text:p>
          </table:table-cell>
          <table:table-cell table:formula="of:=[.E242]+[.G241]" office:value-type="float" office:value="-49.328106" calcext:value-type="float">
            <text:p>-49.328106</text:p>
          </table:table-cell>
          <table:table-cell table:formula="of:=[.F242]*[.B$18]+[.B$2]" office:value-type="float" office:value="15.5440793584602" calcext:value-type="float">
            <text:p>15.5440793584602</text:p>
          </table:table-cell>
          <table:table-cell table:formula="of:=[.G242]*[.B$19]+[.B$3]" office:value-type="float" office:value="0.055200024664593" calcext:value-type="float">
            <text:p>0.055200024664593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0.858398" calcext:value-type="float">
            <text:p>-0.858398</text:p>
          </table:table-cell>
          <table:table-cell table:formula="of:=[.D243]+[.F242]" office:value-type="float" office:value="105.207036" calcext:value-type="float">
            <text:p>105.207036</text:p>
          </table:table-cell>
          <table:table-cell table:formula="of:=[.E243]+[.G242]" office:value-type="float" office:value="-50.186504" calcext:value-type="float">
            <text:p>-50.186504</text:p>
          </table:table-cell>
          <table:table-cell table:formula="of:=[.F243]*[.B$18]+[.B$2]" office:value-type="float" office:value="15.6048263557489" calcext:value-type="float">
            <text:p>15.6048263557489</text:p>
          </table:table-cell>
          <table:table-cell table:formula="of:=[.G243]*[.B$19]+[.B$3]" office:value-type="float" office:value="0.042891729587787" calcext:value-type="float">
            <text:p>0.042891729587787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0.858399" calcext:value-type="float">
            <text:p>-0.858399</text:p>
          </table:table-cell>
          <table:table-cell table:formula="of:=[.D244]+[.F243]" office:value-type="float" office:value="105.644536" calcext:value-type="float">
            <text:p>105.644536</text:p>
          </table:table-cell>
          <table:table-cell table:formula="of:=[.E244]+[.G243]" office:value-type="float" office:value="-51.044903" calcext:value-type="float">
            <text:p>-51.044903</text:p>
          </table:table-cell>
          <table:table-cell table:formula="of:=[.F244]*[.B$18]+[.B$2]" office:value-type="float" office:value="15.6655733530376" calcext:value-type="float">
            <text:p>15.6655733530376</text:p>
          </table:table-cell>
          <table:table-cell table:formula="of:=[.G244]*[.B$19]+[.B$3]" office:value-type="float" office:value="0.0305834201723001" calcext:value-type="float">
            <text:p>0.0305834201723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0.858398" calcext:value-type="float">
            <text:p>-0.858398</text:p>
          </table:table-cell>
          <table:table-cell table:formula="of:=[.D245]+[.F244]" office:value-type="float" office:value="106.082036" calcext:value-type="float">
            <text:p>106.082036</text:p>
          </table:table-cell>
          <table:table-cell table:formula="of:=[.E245]+[.G244]" office:value-type="float" office:value="-51.903301" calcext:value-type="float">
            <text:p>-51.903301</text:p>
          </table:table-cell>
          <table:table-cell table:formula="of:=[.F245]*[.B$18]+[.B$2]" office:value-type="float" office:value="15.7263203503262" calcext:value-type="float">
            <text:p>15.7263203503262</text:p>
          </table:table-cell>
          <table:table-cell table:formula="of:=[.G245]*[.B$19]+[.B$3]" office:value-type="float" office:value="0.0182751250954941" calcext:value-type="float">
            <text:p>0.018275125095494</text:p>
          </table:table-cell>
        </table:table-row>
        <table:table-row table:style-name="ro2">
          <table:table-cell table:number-columns-repeated="3"/>
          <table:table-cell office:value-type="float" office:value="0.4375" calcext:value-type="float">
            <text:p>0.4375</text:p>
          </table:table-cell>
          <table:table-cell office:value-type="float" office:value="-0.858399" calcext:value-type="float">
            <text:p>-0.858399</text:p>
          </table:table-cell>
          <table:table-cell table:formula="of:=[.D246]+[.F245]" office:value-type="float" office:value="106.519536" calcext:value-type="float">
            <text:p>106.519536</text:p>
          </table:table-cell>
          <table:table-cell table:formula="of:=[.E246]+[.G245]" office:value-type="float" office:value="-52.7617" calcext:value-type="float">
            <text:p>-52.7617</text:p>
          </table:table-cell>
          <table:table-cell table:formula="of:=[.F246]*[.B$18]+[.B$2]" office:value-type="float" office:value="15.7870673476149" calcext:value-type="float">
            <text:p>15.7870673476149</text:p>
          </table:table-cell>
          <table:table-cell table:formula="of:=[.G246]*[.B$19]+[.B$3]" office:value-type="float" office:value="0.00596681568000723" calcext:value-type="float">
            <text:p>0.00596681568000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02734" calcext:value-type="float">
            <text:p>-0.802734</text:p>
          </table:table-cell>
          <table:table-cell table:formula="of:=[.D247]+[.F246]" office:value-type="float" office:value="106.956056" calcext:value-type="float">
            <text:p>106.956056</text:p>
          </table:table-cell>
          <table:table-cell table:formula="of:=[.E247]+[.G246]" office:value-type="float" office:value="-53.564434" calcext:value-type="float">
            <text:p>-53.564434</text:p>
          </table:table-cell>
          <table:table-cell table:formula="of:=[.F247]*[.B$18]+[.B$2]" office:value-type="float" office:value="15.8476782716296" calcext:value-type="float">
            <text:p>15.8476782716296</text:p>
          </table:table-cell>
          <table:table-cell table:formula="of:=[.G247]*[.B$19]+[.B$3]" office:value-type="float" office:value="-0.00554333105866733" calcext:value-type="float">
            <text:p>-0.00554333105866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802735" calcext:value-type="float">
            <text:p>-0.802735</text:p>
          </table:table-cell>
          <table:table-cell table:formula="of:=[.D248]+[.F247]" office:value-type="float" office:value="107.392586" calcext:value-type="float">
            <text:p>107.392586</text:p>
          </table:table-cell>
          <table:table-cell table:formula="of:=[.E248]+[.G247]" office:value-type="float" office:value="-54.367169" calcext:value-type="float">
            <text:p>-54.367169</text:p>
          </table:table-cell>
          <table:table-cell table:formula="of:=[.F248]*[.B$18]+[.B$2]" office:value-type="float" office:value="15.9082905841471" calcext:value-type="float">
            <text:p>15.9082905841471</text:p>
          </table:table-cell>
          <table:table-cell table:formula="of:=[.G248]*[.B$19]+[.B$3]" office:value-type="float" office:value="-0.0170534921360228" calcext:value-type="float">
            <text:p>-0.01705349213602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02734" calcext:value-type="float">
            <text:p>-0.802734</text:p>
          </table:table-cell>
          <table:table-cell table:formula="of:=[.D249]+[.F248]" office:value-type="float" office:value="107.829106" calcext:value-type="float">
            <text:p>107.829106</text:p>
          </table:table-cell>
          <table:table-cell table:formula="of:=[.E249]+[.G248]" office:value-type="float" office:value="-55.169903" calcext:value-type="float">
            <text:p>-55.169903</text:p>
          </table:table-cell>
          <table:table-cell table:formula="of:=[.F249]*[.B$18]+[.B$2]" office:value-type="float" office:value="15.9689015081619" calcext:value-type="float">
            <text:p>15.9689015081619</text:p>
          </table:table-cell>
          <table:table-cell table:formula="of:=[.G249]*[.B$19]+[.B$3]" office:value-type="float" office:value="-0.0285636388746974" calcext:value-type="float">
            <text:p>-0.02856363887469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802735" calcext:value-type="float">
            <text:p>-0.802735</text:p>
          </table:table-cell>
          <table:table-cell table:formula="of:=[.D250]+[.F249]" office:value-type="float" office:value="108.265626" calcext:value-type="float">
            <text:p>108.265626</text:p>
          </table:table-cell>
          <table:table-cell table:formula="of:=[.E250]+[.G249]" office:value-type="float" office:value="-55.972638" calcext:value-type="float">
            <text:p>-55.972638</text:p>
          </table:table-cell>
          <table:table-cell table:formula="of:=[.F250]*[.B$18]+[.B$2]" office:value-type="float" office:value="16.0295124321766" calcext:value-type="float">
            <text:p>16.0295124321766</text:p>
          </table:table-cell>
          <table:table-cell table:formula="of:=[.G250]*[.B$19]+[.B$3]" office:value-type="float" office:value="-0.040073799952053" calcext:value-type="float">
            <text:p>-0.04007379995205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1172" calcext:value-type="float">
            <text:p>-0.701172</text:p>
          </table:table-cell>
          <table:table-cell table:formula="of:=[.D251]+[.F250]" office:value-type="float" office:value="108.702146" calcext:value-type="float">
            <text:p>108.702146</text:p>
          </table:table-cell>
          <table:table-cell table:formula="of:=[.E251]+[.G250]" office:value-type="float" office:value="-56.67381" calcext:value-type="float">
            <text:p>-56.67381</text:p>
          </table:table-cell>
          <table:table-cell table:formula="of:=[.F251]*[.B$18]+[.B$2]" office:value-type="float" office:value="16.0901233561913" calcext:value-type="float">
            <text:p>16.0901233561913</text:p>
          </table:table-cell>
          <table:table-cell table:formula="of:=[.G251]*[.B$19]+[.B$3]" office:value-type="float" office:value="-0.0501276815729259" calcext:value-type="float">
            <text:p>-0.05012768157292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701171" calcext:value-type="float">
            <text:p>-0.701171</text:p>
          </table:table-cell>
          <table:table-cell table:formula="of:=[.D252]+[.F251]" office:value-type="float" office:value="109.138676" calcext:value-type="float">
            <text:p>109.138676</text:p>
          </table:table-cell>
          <table:table-cell table:formula="of:=[.E252]+[.G251]" office:value-type="float" office:value="-57.374981" calcext:value-type="float">
            <text:p>-57.374981</text:p>
          </table:table-cell>
          <table:table-cell table:formula="of:=[.F252]*[.B$18]+[.B$2]" office:value-type="float" office:value="16.1507356687089" calcext:value-type="float">
            <text:p>16.1507356687089</text:p>
          </table:table-cell>
          <table:table-cell table:formula="of:=[.G252]*[.B$19]+[.B$3]" office:value-type="float" office:value="-0.0601815488551181" calcext:value-type="float">
            <text:p>-0.06018154885511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1172" calcext:value-type="float">
            <text:p>-0.701172</text:p>
          </table:table-cell>
          <table:table-cell table:formula="of:=[.D253]+[.F252]" office:value-type="float" office:value="109.575196" calcext:value-type="float">
            <text:p>109.575196</text:p>
          </table:table-cell>
          <table:table-cell table:formula="of:=[.E253]+[.G252]" office:value-type="float" office:value="-58.076153" calcext:value-type="float">
            <text:p>-58.076153</text:p>
          </table:table-cell>
          <table:table-cell table:formula="of:=[.F253]*[.B$18]+[.B$2]" office:value-type="float" office:value="16.2113465927236" calcext:value-type="float">
            <text:p>16.2113465927236</text:p>
          </table:table-cell>
          <table:table-cell table:formula="of:=[.G253]*[.B$19]+[.B$3]" office:value-type="float" office:value="-0.0702354304759911" calcext:value-type="float">
            <text:p>-0.07023543047599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701172" calcext:value-type="float">
            <text:p>-0.701172</text:p>
          </table:table-cell>
          <table:table-cell table:formula="of:=[.D254]+[.F253]" office:value-type="float" office:value="110.011716" calcext:value-type="float">
            <text:p>110.011716</text:p>
          </table:table-cell>
          <table:table-cell table:formula="of:=[.E254]+[.G253]" office:value-type="float" office:value="-58.777325" calcext:value-type="float">
            <text:p>-58.777325</text:p>
          </table:table-cell>
          <table:table-cell table:formula="of:=[.F254]*[.B$18]+[.B$2]" office:value-type="float" office:value="16.2719575167383" calcext:value-type="float">
            <text:p>16.2719575167383</text:p>
          </table:table-cell>
          <table:table-cell table:formula="of:=[.G254]*[.B$19]+[.B$3]" office:value-type="float" office:value="-0.0802893120968642" calcext:value-type="float">
            <text:p>-0.08028931209686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566406" calcext:value-type="float">
            <text:p>-0.566406</text:p>
          </table:table-cell>
          <table:table-cell table:formula="of:=[.D255]+[.F254]" office:value-type="float" office:value="110.448246" calcext:value-type="float">
            <text:p>110.448246</text:p>
          </table:table-cell>
          <table:table-cell table:formula="of:=[.E255]+[.G254]" office:value-type="float" office:value="-59.343731" calcext:value-type="float">
            <text:p>-59.343731</text:p>
          </table:table-cell>
          <table:table-cell table:formula="of:=[.F255]*[.B$18]+[.B$2]" office:value-type="float" office:value="16.3325698292559" calcext:value-type="float">
            <text:p>16.3325698292559</text:p>
          </table:table-cell>
          <table:table-cell table:formula="of:=[.G255]*[.B$19]+[.B$3]" office:value-type="float" office:value="-0.0884108270366396" calcext:value-type="float">
            <text:p>-0.0884108270366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566406" calcext:value-type="float">
            <text:p>-0.566406</text:p>
          </table:table-cell>
          <table:table-cell table:formula="of:=[.D256]+[.F255]" office:value-type="float" office:value="110.884766" calcext:value-type="float">
            <text:p>110.884766</text:p>
          </table:table-cell>
          <table:table-cell table:formula="of:=[.E256]+[.G255]" office:value-type="float" office:value="-59.910137" calcext:value-type="float">
            <text:p>-59.910137</text:p>
          </table:table-cell>
          <table:table-cell table:formula="of:=[.F256]*[.B$18]+[.B$2]" office:value-type="float" office:value="16.3931807532706" calcext:value-type="float">
            <text:p>16.3931807532706</text:p>
          </table:table-cell>
          <table:table-cell table:formula="of:=[.G256]*[.B$19]+[.B$3]" office:value-type="float" office:value="-0.096532341976415" calcext:value-type="float">
            <text:p>-0.09653234197641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566407" calcext:value-type="float">
            <text:p>-0.566407</text:p>
          </table:table-cell>
          <table:table-cell table:formula="of:=[.D257]+[.F256]" office:value-type="float" office:value="111.321296" calcext:value-type="float">
            <text:p>111.321296</text:p>
          </table:table-cell>
          <table:table-cell table:formula="of:=[.E257]+[.G256]" office:value-type="float" office:value="-60.476544" calcext:value-type="float">
            <text:p>-60.476544</text:p>
          </table:table-cell>
          <table:table-cell table:formula="of:=[.F257]*[.B$18]+[.B$2]" office:value-type="float" office:value="16.4537930657881" calcext:value-type="float">
            <text:p>16.4537930657881</text:p>
          </table:table-cell>
          <table:table-cell table:formula="of:=[.G257]*[.B$19]+[.B$3]" office:value-type="float" office:value="-0.104653871254871" calcext:value-type="float">
            <text:p>-0.10465387125487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566406" calcext:value-type="float">
            <text:p>-0.566406</text:p>
          </table:table-cell>
          <table:table-cell table:formula="of:=[.D258]+[.F257]" office:value-type="float" office:value="111.757816" calcext:value-type="float">
            <text:p>111.757816</text:p>
          </table:table-cell>
          <table:table-cell table:formula="of:=[.E258]+[.G257]" office:value-type="float" office:value="-61.04295" calcext:value-type="float">
            <text:p>-61.04295</text:p>
          </table:table-cell>
          <table:table-cell table:formula="of:=[.F258]*[.B$18]+[.B$2]" office:value-type="float" office:value="16.5144039898029" calcext:value-type="float">
            <text:p>16.5144039898029</text:p>
          </table:table-cell>
          <table:table-cell table:formula="of:=[.G258]*[.B$19]+[.B$3]" office:value-type="float" office:value="-0.112775386194647" calcext:value-type="float">
            <text:p>-0.11277538619464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0332" calcext:value-type="float">
            <text:p>-0.40332</text:p>
          </table:table-cell>
          <table:table-cell table:formula="of:=[.D259]+[.F258]" office:value-type="float" office:value="112.194336" calcext:value-type="float">
            <text:p>112.194336</text:p>
          </table:table-cell>
          <table:table-cell table:formula="of:=[.E259]+[.G258]" office:value-type="float" office:value="-61.44627" calcext:value-type="float">
            <text:p>-61.44627</text:p>
          </table:table-cell>
          <table:table-cell table:formula="of:=[.F259]*[.B$18]+[.B$2]" office:value-type="float" office:value="16.5750149138176" calcext:value-type="float">
            <text:p>16.5750149138176</text:p>
          </table:table-cell>
          <table:table-cell table:formula="of:=[.G259]*[.B$19]+[.B$3]" office:value-type="float" office:value="-0.11855846300794" calcext:value-type="float">
            <text:p>-0.1185584630079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0332" calcext:value-type="float">
            <text:p>-0.40332</text:p>
          </table:table-cell>
          <table:table-cell table:formula="of:=[.D260]+[.F259]" office:value-type="float" office:value="112.630866" calcext:value-type="float">
            <text:p>112.630866</text:p>
          </table:table-cell>
          <table:table-cell table:formula="of:=[.E260]+[.G259]" office:value-type="float" office:value="-61.84959" calcext:value-type="float">
            <text:p>-61.84959</text:p>
          </table:table-cell>
          <table:table-cell table:formula="of:=[.F260]*[.B$18]+[.B$2]" office:value-type="float" office:value="16.6356272263351" calcext:value-type="float">
            <text:p>16.6356272263351</text:p>
          </table:table-cell>
          <table:table-cell table:formula="of:=[.G260]*[.B$19]+[.B$3]" office:value-type="float" office:value="-0.124341539821234" calcext:value-type="float">
            <text:p>-0.12434153982123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03321" calcext:value-type="float">
            <text:p>-0.403321</text:p>
          </table:table-cell>
          <table:table-cell table:formula="of:=[.D261]+[.F260]" office:value-type="float" office:value="113.067386" calcext:value-type="float">
            <text:p>113.067386</text:p>
          </table:table-cell>
          <table:table-cell table:formula="of:=[.E261]+[.G260]" office:value-type="float" office:value="-62.252911" calcext:value-type="float">
            <text:p>-62.252911</text:p>
          </table:table-cell>
          <table:table-cell table:formula="of:=[.F261]*[.B$18]+[.B$2]" office:value-type="float" office:value="16.6962381503499" calcext:value-type="float">
            <text:p>16.6962381503499</text:p>
          </table:table-cell>
          <table:table-cell table:formula="of:=[.G261]*[.B$19]+[.B$3]" office:value-type="float" office:value="-0.130124630973208" calcext:value-type="float">
            <text:p>-0.13012463097320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0332" calcext:value-type="float">
            <text:p>-0.40332</text:p>
          </table:table-cell>
          <table:table-cell table:formula="of:=[.D262]+[.F261]" office:value-type="float" office:value="113.503906" calcext:value-type="float">
            <text:p>113.503906</text:p>
          </table:table-cell>
          <table:table-cell table:formula="of:=[.E262]+[.G261]" office:value-type="float" office:value="-62.656231" calcext:value-type="float">
            <text:p>-62.656231</text:p>
          </table:table-cell>
          <table:table-cell table:formula="of:=[.F262]*[.B$18]+[.B$2]" office:value-type="float" office:value="16.7568490743646" calcext:value-type="float">
            <text:p>16.7568490743646</text:p>
          </table:table-cell>
          <table:table-cell table:formula="of:=[.G262]*[.B$19]+[.B$3]" office:value-type="float" office:value="-0.135907707786501" calcext:value-type="float">
            <text:p>-0.13590770778650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25586" calcext:value-type="float">
            <text:p>-0.225586</text:p>
          </table:table-cell>
          <table:table-cell table:formula="of:=[.D263]+[.F262]" office:value-type="float" office:value="113.940426" calcext:value-type="float">
            <text:p>113.940426</text:p>
          </table:table-cell>
          <table:table-cell table:formula="of:=[.E263]+[.G262]" office:value-type="float" office:value="-62.881817" calcext:value-type="float">
            <text:p>-62.881817</text:p>
          </table:table-cell>
          <table:table-cell table:formula="of:=[.F263]*[.B$18]+[.B$2]" office:value-type="float" office:value="16.8174599983794" calcext:value-type="float">
            <text:p>16.8174599983794</text:p>
          </table:table-cell>
          <table:table-cell table:formula="of:=[.G263]*[.B$19]+[.B$3]" office:value-type="float" office:value="-0.139142313474302" calcext:value-type="float">
            <text:p>-0.13914231347430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25586" calcext:value-type="float">
            <text:p>-0.225586</text:p>
          </table:table-cell>
          <table:table-cell table:formula="of:=[.D264]+[.F263]" office:value-type="float" office:value="114.376956" calcext:value-type="float">
            <text:p>114.376956</text:p>
          </table:table-cell>
          <table:table-cell table:formula="of:=[.E264]+[.G263]" office:value-type="float" office:value="-63.107403" calcext:value-type="float">
            <text:p>-63.107403</text:p>
          </table:table-cell>
          <table:table-cell table:formula="of:=[.F264]*[.B$18]+[.B$2]" office:value-type="float" office:value="16.8780723108969" calcext:value-type="float">
            <text:p>16.8780723108969</text:p>
          </table:table-cell>
          <table:table-cell table:formula="of:=[.G264]*[.B$19]+[.B$3]" office:value-type="float" office:value="-0.142376919162102" calcext:value-type="float">
            <text:p>-0.14237691916210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25586" calcext:value-type="float">
            <text:p>-0.225586</text:p>
          </table:table-cell>
          <table:table-cell table:formula="of:=[.D265]+[.F264]" office:value-type="float" office:value="114.813476" calcext:value-type="float">
            <text:p>114.813476</text:p>
          </table:table-cell>
          <table:table-cell table:formula="of:=[.E265]+[.G264]" office:value-type="float" office:value="-63.332989" calcext:value-type="float">
            <text:p>-63.332989</text:p>
          </table:table-cell>
          <table:table-cell table:formula="of:=[.F265]*[.B$18]+[.B$2]" office:value-type="float" office:value="16.9386832349116" calcext:value-type="float">
            <text:p>16.9386832349116</text:p>
          </table:table-cell>
          <table:table-cell table:formula="of:=[.G265]*[.B$19]+[.B$3]" office:value-type="float" office:value="-0.145611524849902" calcext:value-type="float">
            <text:p>-0.14561152484990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25586" calcext:value-type="float">
            <text:p>-0.225586</text:p>
          </table:table-cell>
          <table:table-cell table:formula="of:=[.D266]+[.F265]" office:value-type="float" office:value="115.249996" calcext:value-type="float">
            <text:p>115.249996</text:p>
          </table:table-cell>
          <table:table-cell table:formula="of:=[.E266]+[.G265]" office:value-type="float" office:value="-63.558575" calcext:value-type="float">
            <text:p>-63.558575</text:p>
          </table:table-cell>
          <table:table-cell table:formula="of:=[.F266]*[.B$18]+[.B$2]" office:value-type="float" office:value="16.9992941589264" calcext:value-type="float">
            <text:p>16.9992941589264</text:p>
          </table:table-cell>
          <table:table-cell table:formula="of:=[.G266]*[.B$19]+[.B$3]" office:value-type="float" office:value="-0.148846130537702" calcext:value-type="float">
            <text:p>-0.14884613053770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04394" calcext:value-type="float">
            <text:p>-0.04394</text:p>
          </table:table-cell>
          <table:table-cell table:formula="of:=[.D267]+[.F266]" office:value-type="float" office:value="115.686526" calcext:value-type="float">
            <text:p>115.686526</text:p>
          </table:table-cell>
          <table:table-cell table:formula="of:=[.E267]+[.G266]" office:value-type="float" office:value="-63.602515" calcext:value-type="float">
            <text:p>-63.602515</text:p>
          </table:table-cell>
          <table:table-cell table:formula="of:=[.F267]*[.B$18]+[.B$2]" office:value-type="float" office:value="17.0599064714439" calcext:value-type="float">
            <text:p>17.0599064714439</text:p>
          </table:table-cell>
          <table:table-cell table:formula="of:=[.G267]*[.B$19]+[.B$3]" office:value-type="float" office:value="-0.149476172180011" calcext:value-type="float">
            <text:p>-0.14947617218001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04395" calcext:value-type="float">
            <text:p>-0.04395</text:p>
          </table:table-cell>
          <table:table-cell table:formula="of:=[.D268]+[.F267]" office:value-type="float" office:value="116.123046" calcext:value-type="float">
            <text:p>116.123046</text:p>
          </table:table-cell>
          <table:table-cell table:formula="of:=[.E268]+[.G267]" office:value-type="float" office:value="-63.646465" calcext:value-type="float">
            <text:p>-63.646465</text:p>
          </table:table-cell>
          <table:table-cell table:formula="of:=[.F268]*[.B$18]+[.B$2]" office:value-type="float" office:value="17.1205173954586" calcext:value-type="float">
            <text:p>17.1205173954586</text:p>
          </table:table-cell>
          <table:table-cell table:formula="of:=[.G268]*[.B$19]+[.B$3]" office:value-type="float" office:value="-0.15010635720913" calcext:value-type="float">
            <text:p>-0.15010635720913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04395" calcext:value-type="float">
            <text:p>-0.04395</text:p>
          </table:table-cell>
          <table:table-cell table:formula="of:=[.D269]+[.F268]" office:value-type="float" office:value="116.559576" calcext:value-type="float">
            <text:p>116.559576</text:p>
          </table:table-cell>
          <table:table-cell table:formula="of:=[.E269]+[.G268]" office:value-type="float" office:value="-63.690415" calcext:value-type="float">
            <text:p>-63.690415</text:p>
          </table:table-cell>
          <table:table-cell table:formula="of:=[.F269]*[.B$18]+[.B$2]" office:value-type="float" office:value="17.1811297079762" calcext:value-type="float">
            <text:p>17.1811297079762</text:p>
          </table:table-cell>
          <table:table-cell table:formula="of:=[.G269]*[.B$19]+[.B$3]" office:value-type="float" office:value="-0.150736542238249" calcext:value-type="float">
            <text:p>-0.15073654223824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04394" calcext:value-type="float">
            <text:p>-0.04394</text:p>
          </table:table-cell>
          <table:table-cell table:formula="of:=[.D270]+[.F269]" office:value-type="float" office:value="116.996096" calcext:value-type="float">
            <text:p>116.996096</text:p>
          </table:table-cell>
          <table:table-cell table:formula="of:=[.E270]+[.G269]" office:value-type="float" office:value="-63.734355" calcext:value-type="float">
            <text:p>-63.734355</text:p>
          </table:table-cell>
          <table:table-cell table:formula="of:=[.F270]*[.B$18]+[.B$2]" office:value-type="float" office:value="17.2417406319909" calcext:value-type="float">
            <text:p>17.2417406319909</text:p>
          </table:table-cell>
          <table:table-cell table:formula="of:=[.G270]*[.B$19]+[.B$3]" office:value-type="float" office:value="-0.151366583880558" calcext:value-type="float">
            <text:p>-0.15136658388055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32813" calcext:value-type="float">
            <text:p>0.132813</text:p>
          </table:table-cell>
          <table:table-cell table:formula="of:=[.D271]+[.F270]" office:value-type="float" office:value="117.432616" calcext:value-type="float">
            <text:p>117.432616</text:p>
          </table:table-cell>
          <table:table-cell table:formula="of:=[.E271]+[.G270]" office:value-type="float" office:value="-63.601542" calcext:value-type="float">
            <text:p>-63.601542</text:p>
          </table:table-cell>
          <table:table-cell table:formula="of:=[.F271]*[.B$18]+[.B$2]" office:value-type="float" office:value="17.3023515560056" calcext:value-type="float">
            <text:p>17.3023515560056</text:p>
          </table:table-cell>
          <table:table-cell table:formula="of:=[.G271]*[.B$19]+[.B$3]" office:value-type="float" office:value="-0.149462220643417" calcext:value-type="float">
            <text:p>-0.14946222064341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132812" calcext:value-type="float">
            <text:p>0.132812</text:p>
          </table:table-cell>
          <table:table-cell table:formula="of:=[.D272]+[.F271]" office:value-type="float" office:value="117.869146" calcext:value-type="float">
            <text:p>117.869146</text:p>
          </table:table-cell>
          <table:table-cell table:formula="of:=[.E272]+[.G271]" office:value-type="float" office:value="-63.46873" calcext:value-type="float">
            <text:p>-63.46873</text:p>
          </table:table-cell>
          <table:table-cell table:formula="of:=[.F272]*[.B$18]+[.B$2]" office:value-type="float" office:value="17.3629638685232" calcext:value-type="float">
            <text:p>17.3629638685232</text:p>
          </table:table-cell>
          <table:table-cell table:formula="of:=[.G272]*[.B$19]+[.B$3]" office:value-type="float" office:value="-0.147557871744956" calcext:value-type="float">
            <text:p>-0.14755787174495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32813" calcext:value-type="float">
            <text:p>0.132813</text:p>
          </table:table-cell>
          <table:table-cell table:formula="of:=[.D273]+[.F272]" office:value-type="float" office:value="118.305666" calcext:value-type="float">
            <text:p>118.305666</text:p>
          </table:table-cell>
          <table:table-cell table:formula="of:=[.E273]+[.G272]" office:value-type="float" office:value="-63.335917" calcext:value-type="float">
            <text:p>-63.335917</text:p>
          </table:table-cell>
          <table:table-cell table:formula="of:=[.F273]*[.B$18]+[.B$2]" office:value-type="float" office:value="17.4235747925379" calcext:value-type="float">
            <text:p>17.4235747925379</text:p>
          </table:table-cell>
          <table:table-cell table:formula="of:=[.G273]*[.B$19]+[.B$3]" office:value-type="float" office:value="-0.145653508507815" calcext:value-type="float">
            <text:p>-0.14565350850781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32812" calcext:value-type="float">
            <text:p>0.132812</text:p>
          </table:table-cell>
          <table:table-cell table:formula="of:=[.D274]+[.F273]" office:value-type="float" office:value="118.742186" calcext:value-type="float">
            <text:p>118.742186</text:p>
          </table:table-cell>
          <table:table-cell table:formula="of:=[.E274]+[.G273]" office:value-type="float" office:value="-63.203105" calcext:value-type="float">
            <text:p>-63.203105</text:p>
          </table:table-cell>
          <table:table-cell table:formula="of:=[.F274]*[.B$18]+[.B$2]" office:value-type="float" office:value="17.4841857165526" calcext:value-type="float">
            <text:p>17.4841857165526</text:p>
          </table:table-cell>
          <table:table-cell table:formula="of:=[.G274]*[.B$19]+[.B$3]" office:value-type="float" office:value="-0.143749159609354" calcext:value-type="float">
            <text:p>-0.14374915960935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93945" calcext:value-type="float">
            <text:p>0.293945</text:p>
          </table:table-cell>
          <table:table-cell table:formula="of:=[.D275]+[.F274]" office:value-type="float" office:value="119.178716" calcext:value-type="float">
            <text:p>119.178716</text:p>
          </table:table-cell>
          <table:table-cell table:formula="of:=[.E275]+[.G274]" office:value-type="float" office:value="-62.90916" calcext:value-type="float">
            <text:p>-62.90916</text:p>
          </table:table-cell>
          <table:table-cell table:formula="of:=[.F275]*[.B$18]+[.B$2]" office:value-type="float" office:value="17.5447980290702" calcext:value-type="float">
            <text:p>17.5447980290702</text:p>
          </table:table-cell>
          <table:table-cell table:formula="of:=[.G275]*[.B$19]+[.B$3]" office:value-type="float" office:value="-0.139534376028368" calcext:value-type="float">
            <text:p>-0.13953437602836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93946" calcext:value-type="float">
            <text:p>0.293946</text:p>
          </table:table-cell>
          <table:table-cell table:formula="of:=[.D276]+[.F275]" office:value-type="float" office:value="119.615236" calcext:value-type="float">
            <text:p>119.615236</text:p>
          </table:table-cell>
          <table:table-cell table:formula="of:=[.E276]+[.G275]" office:value-type="float" office:value="-62.615214" calcext:value-type="float">
            <text:p>-62.615214</text:p>
          </table:table-cell>
          <table:table-cell table:formula="of:=[.F276]*[.B$18]+[.B$2]" office:value-type="float" office:value="17.6054089530849" calcext:value-type="float">
            <text:p>17.6054089530849</text:p>
          </table:table-cell>
          <table:table-cell table:formula="of:=[.G276]*[.B$19]+[.B$3]" office:value-type="float" office:value="-0.1353195781087" calcext:value-type="float">
            <text:p>-0.135319578108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93945" calcext:value-type="float">
            <text:p>0.293945</text:p>
          </table:table-cell>
          <table:table-cell table:formula="of:=[.D277]+[.F276]" office:value-type="float" office:value="120.051766" calcext:value-type="float">
            <text:p>120.051766</text:p>
          </table:table-cell>
          <table:table-cell table:formula="of:=[.E277]+[.G276]" office:value-type="float" office:value="-62.321269" calcext:value-type="float">
            <text:p>-62.321269</text:p>
          </table:table-cell>
          <table:table-cell table:formula="of:=[.F277]*[.B$18]+[.B$2]" office:value-type="float" office:value="17.6660212656024" calcext:value-type="float">
            <text:p>17.6660212656024</text:p>
          </table:table-cell>
          <table:table-cell table:formula="of:=[.G277]*[.B$19]+[.B$3]" office:value-type="float" office:value="-0.131104794527713" calcext:value-type="float">
            <text:p>-0.13110479452771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93945" calcext:value-type="float">
            <text:p>0.293945</text:p>
          </table:table-cell>
          <table:table-cell table:formula="of:=[.D278]+[.F277]" office:value-type="float" office:value="120.488286" calcext:value-type="float">
            <text:p>120.488286</text:p>
          </table:table-cell>
          <table:table-cell table:formula="of:=[.E278]+[.G277]" office:value-type="float" office:value="-62.027324" calcext:value-type="float">
            <text:p>-62.027324</text:p>
          </table:table-cell>
          <table:table-cell table:formula="of:=[.F278]*[.B$18]+[.B$2]" office:value-type="float" office:value="17.7266321896172" calcext:value-type="float">
            <text:p>17.7266321896172</text:p>
          </table:table-cell>
          <table:table-cell table:formula="of:=[.G278]*[.B$19]+[.B$3]" office:value-type="float" office:value="-0.126890010946727" calcext:value-type="float">
            <text:p>-0.12689001094672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428711" calcext:value-type="float">
            <text:p>0.428711</text:p>
          </table:table-cell>
          <table:table-cell table:formula="of:=[.D279]+[.F278]" office:value-type="float" office:value="120.924806" calcext:value-type="float">
            <text:p>120.924806</text:p>
          </table:table-cell>
          <table:table-cell table:formula="of:=[.E279]+[.G278]" office:value-type="float" office:value="-61.598613" calcext:value-type="float">
            <text:p>-61.598613</text:p>
          </table:table-cell>
          <table:table-cell table:formula="of:=[.F279]*[.B$18]+[.B$2]" office:value-type="float" office:value="17.7872431136319" calcext:value-type="float">
            <text:p>17.7872431136319</text:p>
          </table:table-cell>
          <table:table-cell table:formula="of:=[.G279]*[.B$19]+[.B$3]" office:value-type="float" office:value="-0.120742860684642" calcext:value-type="float">
            <text:p>-0.12074286068464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428711" calcext:value-type="float">
            <text:p>0.428711</text:p>
          </table:table-cell>
          <table:table-cell table:formula="of:=[.D280]+[.F279]" office:value-type="float" office:value="121.361336" calcext:value-type="float">
            <text:p>121.361336</text:p>
          </table:table-cell>
          <table:table-cell table:formula="of:=[.E280]+[.G279]" office:value-type="float" office:value="-61.169902" calcext:value-type="float">
            <text:p>-61.169902</text:p>
          </table:table-cell>
          <table:table-cell table:formula="of:=[.F280]*[.B$18]+[.B$2]" office:value-type="float" office:value="17.8478554261494" calcext:value-type="float">
            <text:p>17.8478554261494</text:p>
          </table:table-cell>
          <table:table-cell table:formula="of:=[.G280]*[.B$19]+[.B$3]" office:value-type="float" office:value="-0.114595710422558" calcext:value-type="float">
            <text:p>-0.11459571042255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428711" calcext:value-type="float">
            <text:p>0.428711</text:p>
          </table:table-cell>
          <table:table-cell table:formula="of:=[.D281]+[.F280]" office:value-type="float" office:value="121.797856" calcext:value-type="float">
            <text:p>121.797856</text:p>
          </table:table-cell>
          <table:table-cell table:formula="of:=[.E281]+[.G280]" office:value-type="float" office:value="-60.741191" calcext:value-type="float">
            <text:p>-60.741191</text:p>
          </table:table-cell>
          <table:table-cell table:formula="of:=[.F281]*[.B$18]+[.B$2]" office:value-type="float" office:value="17.9084663501642" calcext:value-type="float">
            <text:p>17.9084663501642</text:p>
          </table:table-cell>
          <table:table-cell table:formula="of:=[.G281]*[.B$19]+[.B$3]" office:value-type="float" office:value="-0.108448560160474" calcext:value-type="float">
            <text:p>-0.10844856016047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428711" calcext:value-type="float">
            <text:p>0.428711</text:p>
          </table:table-cell>
          <table:table-cell table:formula="of:=[.D282]+[.F281]" office:value-type="float" office:value="122.234376" calcext:value-type="float">
            <text:p>122.234376</text:p>
          </table:table-cell>
          <table:table-cell table:formula="of:=[.E282]+[.G281]" office:value-type="float" office:value="-60.31248" calcext:value-type="float">
            <text:p>-60.31248</text:p>
          </table:table-cell>
          <table:table-cell table:formula="of:=[.F282]*[.B$18]+[.B$2]" office:value-type="float" office:value="17.9690772741789" calcext:value-type="float">
            <text:p>17.9690772741789</text:p>
          </table:table-cell>
          <table:table-cell table:formula="of:=[.G282]*[.B$19]+[.B$3]" office:value-type="float" office:value="-0.10230140989839" calcext:value-type="float">
            <text:p>-0.1023014098983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33203" calcext:value-type="float">
            <text:p>0.533203</text:p>
          </table:table-cell>
          <table:table-cell table:formula="of:=[.D283]+[.F282]" office:value-type="float" office:value="122.670896" calcext:value-type="float">
            <text:p>122.670896</text:p>
          </table:table-cell>
          <table:table-cell table:formula="of:=[.E283]+[.G282]" office:value-type="float" office:value="-59.779277" calcext:value-type="float">
            <text:p>-59.779277</text:p>
          </table:table-cell>
          <table:table-cell table:formula="of:=[.F283]*[.B$18]+[.B$2]" office:value-type="float" office:value="18.0296881981936" calcext:value-type="float">
            <text:p>18.0296881981936</text:p>
          </table:table-cell>
          <table:table-cell table:formula="of:=[.G283]*[.B$19]+[.B$3]" office:value-type="float" office:value="-0.0946559821832296" calcext:value-type="float">
            <text:p>-0.09465598218323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33203" calcext:value-type="float">
            <text:p>0.533203</text:p>
          </table:table-cell>
          <table:table-cell table:formula="of:=[.D284]+[.F283]" office:value-type="float" office:value="123.107426" calcext:value-type="float">
            <text:p>123.107426</text:p>
          </table:table-cell>
          <table:table-cell table:formula="of:=[.E284]+[.G283]" office:value-type="float" office:value="-59.246074" calcext:value-type="float">
            <text:p>-59.246074</text:p>
          </table:table-cell>
          <table:table-cell table:formula="of:=[.F284]*[.B$18]+[.B$2]" office:value-type="float" office:value="18.0903005107112" calcext:value-type="float">
            <text:p>18.0903005107112</text:p>
          </table:table-cell>
          <table:table-cell table:formula="of:=[.G284]*[.B$19]+[.B$3]" office:value-type="float" office:value="-0.0870105544680693" calcext:value-type="float">
            <text:p>-0.08701055446806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33203" calcext:value-type="float">
            <text:p>0.533203</text:p>
          </table:table-cell>
          <table:table-cell table:formula="of:=[.D285]+[.F284]" office:value-type="float" office:value="123.543946" calcext:value-type="float">
            <text:p>123.543946</text:p>
          </table:table-cell>
          <table:table-cell table:formula="of:=[.E285]+[.G284]" office:value-type="float" office:value="-58.712871" calcext:value-type="float">
            <text:p>-58.712871</text:p>
          </table:table-cell>
          <table:table-cell table:formula="of:=[.F285]*[.B$18]+[.B$2]" office:value-type="float" office:value="18.1509114347259" calcext:value-type="float">
            <text:p>18.1509114347259</text:p>
          </table:table-cell>
          <table:table-cell table:formula="of:=[.G285]*[.B$19]+[.B$3]" office:value-type="float" office:value="-0.079365126752909" calcext:value-type="float">
            <text:p>-0.07936512675290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33203" calcext:value-type="float">
            <text:p>0.533203</text:p>
          </table:table-cell>
          <table:table-cell table:formula="of:=[.D286]+[.F285]" office:value-type="float" office:value="123.980466" calcext:value-type="float">
            <text:p>123.980466</text:p>
          </table:table-cell>
          <table:table-cell table:formula="of:=[.E286]+[.G285]" office:value-type="float" office:value="-58.179668" calcext:value-type="float">
            <text:p>-58.179668</text:p>
          </table:table-cell>
          <table:table-cell table:formula="of:=[.F286]*[.B$18]+[.B$2]" office:value-type="float" office:value="18.2115223587406" calcext:value-type="float">
            <text:p>18.2115223587406</text:p>
          </table:table-cell>
          <table:table-cell table:formula="of:=[.G286]*[.B$19]+[.B$3]" office:value-type="float" office:value="-0.0717196990377487" calcext:value-type="float">
            <text:p>-0.07171969903774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602539" calcext:value-type="float">
            <text:p>0.602539</text:p>
          </table:table-cell>
          <table:table-cell table:formula="of:=[.D287]+[.F286]" office:value-type="float" office:value="124.416996" calcext:value-type="float">
            <text:p>124.416996</text:p>
          </table:table-cell>
          <table:table-cell table:formula="of:=[.E287]+[.G286]" office:value-type="float" office:value="-57.577129" calcext:value-type="float">
            <text:p>-57.577129</text:p>
          </table:table-cell>
          <table:table-cell table:formula="of:=[.F287]*[.B$18]+[.B$2]" office:value-type="float" office:value="18.2721346712582" calcext:value-type="float">
            <text:p>18.2721346712582</text:p>
          </table:table-cell>
          <table:table-cell table:formula="of:=[.G287]*[.B$19]+[.B$3]" office:value-type="float" office:value="-0.0630800845380836" calcext:value-type="float">
            <text:p>-0.06308008453808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02539" calcext:value-type="float">
            <text:p>0.602539</text:p>
          </table:table-cell>
          <table:table-cell table:formula="of:=[.D288]+[.F287]" office:value-type="float" office:value="124.853516" calcext:value-type="float">
            <text:p>124.853516</text:p>
          </table:table-cell>
          <table:table-cell table:formula="of:=[.E288]+[.G287]" office:value-type="float" office:value="-56.97459" calcext:value-type="float">
            <text:p>-56.97459</text:p>
          </table:table-cell>
          <table:table-cell table:formula="of:=[.F288]*[.B$18]+[.B$2]" office:value-type="float" office:value="18.3327455952729" calcext:value-type="float">
            <text:p>18.3327455952729</text:p>
          </table:table-cell>
          <table:table-cell table:formula="of:=[.G288]*[.B$19]+[.B$3]" office:value-type="float" office:value="-0.0544404700384183" calcext:value-type="float">
            <text:p>-0.05444047003841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602539" calcext:value-type="float">
            <text:p>0.602539</text:p>
          </table:table-cell>
          <table:table-cell table:formula="of:=[.D289]+[.F288]" office:value-type="float" office:value="125.290046" calcext:value-type="float">
            <text:p>125.290046</text:p>
          </table:table-cell>
          <table:table-cell table:formula="of:=[.E289]+[.G288]" office:value-type="float" office:value="-56.372051" calcext:value-type="float">
            <text:p>-56.372051</text:p>
          </table:table-cell>
          <table:table-cell table:formula="of:=[.F289]*[.B$18]+[.B$2]" office:value-type="float" office:value="18.3933579077904" calcext:value-type="float">
            <text:p>18.3933579077904</text:p>
          </table:table-cell>
          <table:table-cell table:formula="of:=[.G289]*[.B$19]+[.B$3]" office:value-type="float" office:value="-0.0458008555387531" calcext:value-type="float">
            <text:p>-0.04580085553875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02539" calcext:value-type="float">
            <text:p>0.602539</text:p>
          </table:table-cell>
          <table:table-cell table:formula="of:=[.D290]+[.F289]" office:value-type="float" office:value="125.726566" calcext:value-type="float">
            <text:p>125.726566</text:p>
          </table:table-cell>
          <table:table-cell table:formula="of:=[.E290]+[.G289]" office:value-type="float" office:value="-55.769512" calcext:value-type="float">
            <text:p>-55.769512</text:p>
          </table:table-cell>
          <table:table-cell table:formula="of:=[.F290]*[.B$18]+[.B$2]" office:value-type="float" office:value="18.4539688318052" calcext:value-type="float">
            <text:p>18.4539688318052</text:p>
          </table:table-cell>
          <table:table-cell table:formula="of:=[.G290]*[.B$19]+[.B$3]" office:value-type="float" office:value="-0.037161241039088" calcext:value-type="float">
            <text:p>-0.03716124103908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3789" calcext:value-type="float">
            <text:p>0.633789</text:p>
          </table:table-cell>
          <table:table-cell table:formula="of:=[.D291]+[.F290]" office:value-type="float" office:value="126.163086" calcext:value-type="float">
            <text:p>126.163086</text:p>
          </table:table-cell>
          <table:table-cell table:formula="of:=[.E291]+[.G290]" office:value-type="float" office:value="-55.135723" calcext:value-type="float">
            <text:p>-55.135723</text:p>
          </table:table-cell>
          <table:table-cell table:formula="of:=[.F291]*[.B$18]+[.B$2]" office:value-type="float" office:value="18.5145797558199" calcext:value-type="float">
            <text:p>18.5145797558199</text:p>
          </table:table-cell>
          <table:table-cell table:formula="of:=[.G291]*[.B$19]+[.B$3]" office:value-type="float" office:value="-0.0280735427587637" calcext:value-type="float">
            <text:p>-0.02807354275876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63379" calcext:value-type="float">
            <text:p>0.63379</text:p>
          </table:table-cell>
          <table:table-cell table:formula="of:=[.D292]+[.F291]" office:value-type="float" office:value="126.599616" calcext:value-type="float">
            <text:p>126.599616</text:p>
          </table:table-cell>
          <table:table-cell table:formula="of:=[.E292]+[.G291]" office:value-type="float" office:value="-54.501933" calcext:value-type="float">
            <text:p>-54.501933</text:p>
          </table:table-cell>
          <table:table-cell table:formula="of:=[.F292]*[.B$18]+[.B$2]" office:value-type="float" office:value="18.5751920683374" calcext:value-type="float">
            <text:p>18.5751920683374</text:p>
          </table:table-cell>
          <table:table-cell table:formula="of:=[.G292]*[.B$19]+[.B$3]" office:value-type="float" office:value="-0.0189858301397585" calcext:value-type="float">
            <text:p>-0.01898583013975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3789" calcext:value-type="float">
            <text:p>0.633789</text:p>
          </table:table-cell>
          <table:table-cell table:formula="of:=[.D293]+[.F292]" office:value-type="float" office:value="127.036136" calcext:value-type="float">
            <text:p>127.036136</text:p>
          </table:table-cell>
          <table:table-cell table:formula="of:=[.E293]+[.G292]" office:value-type="float" office:value="-53.868144" calcext:value-type="float">
            <text:p>-53.868144</text:p>
          </table:table-cell>
          <table:table-cell table:formula="of:=[.F293]*[.B$18]+[.B$2]" office:value-type="float" office:value="18.6358029923522" calcext:value-type="float">
            <text:p>18.6358029923522</text:p>
          </table:table-cell>
          <table:table-cell table:formula="of:=[.G293]*[.B$19]+[.B$3]" office:value-type="float" office:value="-0.00989813185943433" calcext:value-type="float">
            <text:p>-0.00989813185943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33789" calcext:value-type="float">
            <text:p>0.633789</text:p>
          </table:table-cell>
          <table:table-cell table:formula="of:=[.D294]+[.F293]" office:value-type="float" office:value="127.472656" calcext:value-type="float">
            <text:p>127.472656</text:p>
          </table:table-cell>
          <table:table-cell table:formula="of:=[.E294]+[.G293]" office:value-type="float" office:value="-53.234355" calcext:value-type="float">
            <text:p>-53.234355</text:p>
          </table:table-cell>
          <table:table-cell table:formula="of:=[.F294]*[.B$18]+[.B$2]" office:value-type="float" office:value="18.6964139163669" calcext:value-type="float">
            <text:p>18.6964139163669</text:p>
          </table:table-cell>
          <table:table-cell table:formula="of:=[.G294]*[.B$19]+[.B$3]" office:value-type="float" office:value="-0.000810433579110037" calcext:value-type="float">
            <text:p>-0.0008104335791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25977" calcext:value-type="float">
            <text:p>0.625977</text:p>
          </table:table-cell>
          <table:table-cell table:formula="of:=[.D295]+[.F294]" office:value-type="float" office:value="127.909176" calcext:value-type="float">
            <text:p>127.909176</text:p>
          </table:table-cell>
          <table:table-cell table:formula="of:=[.E295]+[.G294]" office:value-type="float" office:value="-52.608378" calcext:value-type="float">
            <text:p>-52.608378</text:p>
          </table:table-cell>
          <table:table-cell table:formula="of:=[.F295]*[.B$18]+[.B$2]" office:value-type="float" office:value="18.7570248403816" calcext:value-type="float">
            <text:p>18.7570248403816</text:p>
          </table:table-cell>
          <table:table-cell table:formula="of:=[.G295]*[.B$19]+[.B$3]" office:value-type="float" office:value="0.00816525092538989" calcext:value-type="float">
            <text:p>0.0081652509253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625976" calcext:value-type="float">
            <text:p>0.625976</text:p>
          </table:table-cell>
          <table:table-cell table:formula="of:=[.D296]+[.F295]" office:value-type="float" office:value="128.345706" calcext:value-type="float">
            <text:p>128.345706</text:p>
          </table:table-cell>
          <table:table-cell table:formula="of:=[.E296]+[.G295]" office:value-type="float" office:value="-51.982402" calcext:value-type="float">
            <text:p>-51.982402</text:p>
          </table:table-cell>
          <table:table-cell table:formula="of:=[.F296]*[.B$18]+[.B$2]" office:value-type="float" office:value="18.8176371528992" calcext:value-type="float">
            <text:p>18.8176371528992</text:p>
          </table:table-cell>
          <table:table-cell table:formula="of:=[.G296]*[.B$19]+[.B$3]" office:value-type="float" office:value="0.0171409210912089" calcext:value-type="float">
            <text:p>0.01714092109120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25977" calcext:value-type="float">
            <text:p>0.625977</text:p>
          </table:table-cell>
          <table:table-cell table:formula="of:=[.D297]+[.F296]" office:value-type="float" office:value="128.782226" calcext:value-type="float">
            <text:p>128.782226</text:p>
          </table:table-cell>
          <table:table-cell table:formula="of:=[.E297]+[.G296]" office:value-type="float" office:value="-51.356425" calcext:value-type="float">
            <text:p>-51.356425</text:p>
          </table:table-cell>
          <table:table-cell table:formula="of:=[.F297]*[.B$18]+[.B$2]" office:value-type="float" office:value="18.8782480769139" calcext:value-type="float">
            <text:p>18.8782480769139</text:p>
          </table:table-cell>
          <table:table-cell table:formula="of:=[.G297]*[.B$19]+[.B$3]" office:value-type="float" office:value="0.0261166055957088" calcext:value-type="float">
            <text:p>0.02611660559570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625976" calcext:value-type="float">
            <text:p>0.625976</text:p>
          </table:table-cell>
          <table:table-cell table:formula="of:=[.D298]+[.F297]" office:value-type="float" office:value="129.218746" calcext:value-type="float">
            <text:p>129.218746</text:p>
          </table:table-cell>
          <table:table-cell table:formula="of:=[.E298]+[.G297]" office:value-type="float" office:value="-50.730449" calcext:value-type="float">
            <text:p>-50.730449</text:p>
          </table:table-cell>
          <table:table-cell table:formula="of:=[.F298]*[.B$18]+[.B$2]" office:value-type="float" office:value="18.9388590009286" calcext:value-type="float">
            <text:p>18.9388590009286</text:p>
          </table:table-cell>
          <table:table-cell table:formula="of:=[.G298]*[.B$19]+[.B$3]" office:value-type="float" office:value="0.0350922757615278" calcext:value-type="float">
            <text:p>0.03509227576152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83008" calcext:value-type="float">
            <text:p>0.583008</text:p>
          </table:table-cell>
          <table:table-cell table:formula="of:=[.D299]+[.F298]" office:value-type="float" office:value="129.655276" calcext:value-type="float">
            <text:p>129.655276</text:p>
          </table:table-cell>
          <table:table-cell table:formula="of:=[.E299]+[.G298]" office:value-type="float" office:value="-50.147441" calcext:value-type="float">
            <text:p>-50.147441</text:p>
          </table:table-cell>
          <table:table-cell table:formula="of:=[.F299]*[.B$18]+[.B$2]" office:value-type="float" office:value="18.9994713134462" calcext:value-type="float">
            <text:p>18.9994713134462</text:p>
          </table:table-cell>
          <table:table-cell table:formula="of:=[.G299]*[.B$19]+[.B$3]" office:value-type="float" office:value="0.0434518414829513" calcext:value-type="float">
            <text:p>0.04345184148295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83008" calcext:value-type="float">
            <text:p>0.583008</text:p>
          </table:table-cell>
          <table:table-cell table:formula="of:=[.D300]+[.F299]" office:value-type="float" office:value="130.091796" calcext:value-type="float">
            <text:p>130.091796</text:p>
          </table:table-cell>
          <table:table-cell table:formula="of:=[.E300]+[.G299]" office:value-type="float" office:value="-49.564433" calcext:value-type="float">
            <text:p>-49.564433</text:p>
          </table:table-cell>
          <table:table-cell table:formula="of:=[.F300]*[.B$18]+[.B$2]" office:value-type="float" office:value="19.0600822374609" calcext:value-type="float">
            <text:p>19.0600822374609</text:p>
          </table:table-cell>
          <table:table-cell table:formula="of:=[.G300]*[.B$19]+[.B$3]" office:value-type="float" office:value="0.0518114072043748" calcext:value-type="float">
            <text:p>0.05181140720437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83007" calcext:value-type="float">
            <text:p>0.583007</text:p>
          </table:table-cell>
          <table:table-cell table:formula="of:=[.D301]+[.F300]" office:value-type="float" office:value="130.528326" calcext:value-type="float">
            <text:p>130.528326</text:p>
          </table:table-cell>
          <table:table-cell table:formula="of:=[.E301]+[.G300]" office:value-type="float" office:value="-48.981426" calcext:value-type="float">
            <text:p>-48.981426</text:p>
          </table:table-cell>
          <table:table-cell table:formula="of:=[.F301]*[.B$18]+[.B$2]" office:value-type="float" office:value="19.1206945499784" calcext:value-type="float">
            <text:p>19.1206945499784</text:p>
          </table:table-cell>
          <table:table-cell table:formula="of:=[.G301]*[.B$19]+[.B$3]" office:value-type="float" office:value="0.0601709585871174" calcext:value-type="float">
            <text:p>0.06017095858711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83008" calcext:value-type="float">
            <text:p>0.583008</text:p>
          </table:table-cell>
          <table:table-cell table:formula="of:=[.D302]+[.F301]" office:value-type="float" office:value="130.964846" calcext:value-type="float">
            <text:p>130.964846</text:p>
          </table:table-cell>
          <table:table-cell table:formula="of:=[.E302]+[.G301]" office:value-type="float" office:value="-48.398418" calcext:value-type="float">
            <text:p>-48.398418</text:p>
          </table:table-cell>
          <table:table-cell table:formula="of:=[.F302]*[.B$18]+[.B$2]" office:value-type="float" office:value="19.1813054739932" calcext:value-type="float">
            <text:p>19.1813054739932</text:p>
          </table:table-cell>
          <table:table-cell table:formula="of:=[.G302]*[.B$19]+[.B$3]" office:value-type="float" office:value="0.0685305243085409" calcext:value-type="float">
            <text:p>0.06853052430854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09766" calcext:value-type="float">
            <text:p>0.509766</text:p>
          </table:table-cell>
          <table:table-cell table:formula="of:=[.D303]+[.F302]" office:value-type="float" office:value="131.401366" calcext:value-type="float">
            <text:p>131.401366</text:p>
          </table:table-cell>
          <table:table-cell table:formula="of:=[.E303]+[.G302]" office:value-type="float" office:value="-47.888652" calcext:value-type="float">
            <text:p>-47.888652</text:p>
          </table:table-cell>
          <table:table-cell table:formula="of:=[.F303]*[.B$18]+[.B$2]" office:value-type="float" office:value="19.2419163980079" calcext:value-type="float">
            <text:p>19.2419163980079</text:p>
          </table:table-cell>
          <table:table-cell table:formula="of:=[.G303]*[.B$19]+[.B$3]" office:value-type="float" office:value="0.0758398963575473" calcext:value-type="float">
            <text:p>0.075839896357547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509766" calcext:value-type="float">
            <text:p>0.509766</text:p>
          </table:table-cell>
          <table:table-cell table:formula="of:=[.D304]+[.F303]" office:value-type="float" office:value="131.837896" calcext:value-type="float">
            <text:p>131.837896</text:p>
          </table:table-cell>
          <table:table-cell table:formula="of:=[.E304]+[.G303]" office:value-type="float" office:value="-47.378886" calcext:value-type="float">
            <text:p>-47.378886</text:p>
          </table:table-cell>
          <table:table-cell table:formula="of:=[.F304]*[.B$18]+[.B$2]" office:value-type="float" office:value="19.3025287105254" calcext:value-type="float">
            <text:p>19.3025287105254</text:p>
          </table:table-cell>
          <table:table-cell table:formula="of:=[.G304]*[.B$19]+[.B$3]" office:value-type="float" office:value="0.0831492684065538" calcext:value-type="float">
            <text:p>0.08314926840655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09765" calcext:value-type="float">
            <text:p>0.509765</text:p>
          </table:table-cell>
          <table:table-cell table:formula="of:=[.D305]+[.F304]" office:value-type="float" office:value="132.274416" calcext:value-type="float">
            <text:p>132.274416</text:p>
          </table:table-cell>
          <table:table-cell table:formula="of:=[.E305]+[.G304]" office:value-type="float" office:value="-46.869121" calcext:value-type="float">
            <text:p>-46.869121</text:p>
          </table:table-cell>
          <table:table-cell table:formula="of:=[.F305]*[.B$18]+[.B$2]" office:value-type="float" office:value="19.3631396345402" calcext:value-type="float">
            <text:p>19.3631396345402</text:p>
          </table:table-cell>
          <table:table-cell table:formula="of:=[.G305]*[.B$19]+[.B$3]" office:value-type="float" office:value="0.0904586261168793" calcext:value-type="float">
            <text:p>0.09045862611687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509766" calcext:value-type="float">
            <text:p>0.509766</text:p>
          </table:table-cell>
          <table:table-cell table:formula="of:=[.D306]+[.F305]" office:value-type="float" office:value="132.710936" calcext:value-type="float">
            <text:p>132.710936</text:p>
          </table:table-cell>
          <table:table-cell table:formula="of:=[.E306]+[.G305]" office:value-type="float" office:value="-46.359355" calcext:value-type="float">
            <text:p>-46.359355</text:p>
          </table:table-cell>
          <table:table-cell table:formula="of:=[.F306]*[.B$18]+[.B$2]" office:value-type="float" office:value="19.4237505585549" calcext:value-type="float">
            <text:p>19.4237505585549</text:p>
          </table:table-cell>
          <table:table-cell table:formula="of:=[.G306]*[.B$19]+[.B$3]" office:value-type="float" office:value="0.0977679981658858" calcext:value-type="float">
            <text:p>0.09776799816588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408203" calcext:value-type="float">
            <text:p>0.408203</text:p>
          </table:table-cell>
          <table:table-cell table:formula="of:=[.D307]+[.F306]" office:value-type="float" office:value="133.147466" calcext:value-type="float">
            <text:p>133.147466</text:p>
          </table:table-cell>
          <table:table-cell table:formula="of:=[.E307]+[.G306]" office:value-type="float" office:value="-45.951152" calcext:value-type="float">
            <text:p>-45.951152</text:p>
          </table:table-cell>
          <table:table-cell table:formula="of:=[.F307]*[.B$18]+[.B$2]" office:value-type="float" office:value="19.4843628710724" calcext:value-type="float">
            <text:p>19.4843628710724</text:p>
          </table:table-cell>
          <table:table-cell table:formula="of:=[.G307]*[.B$19]+[.B$3]" office:value-type="float" office:value="0.10362109075841" calcext:value-type="float">
            <text:p>0.1036210907584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408203" calcext:value-type="float">
            <text:p>0.408203</text:p>
          </table:table-cell>
          <table:table-cell table:formula="of:=[.D308]+[.F307]" office:value-type="float" office:value="133.583986" calcext:value-type="float">
            <text:p>133.583986</text:p>
          </table:table-cell>
          <table:table-cell table:formula="of:=[.E308]+[.G307]" office:value-type="float" office:value="-45.542949" calcext:value-type="float">
            <text:p>-45.542949</text:p>
          </table:table-cell>
          <table:table-cell table:formula="of:=[.F308]*[.B$18]+[.B$2]" office:value-type="float" office:value="19.5449737950872" calcext:value-type="float">
            <text:p>19.5449737950872</text:p>
          </table:table-cell>
          <table:table-cell table:formula="of:=[.G308]*[.B$19]+[.B$3]" office:value-type="float" office:value="0.109474183350934" calcext:value-type="float">
            <text:p>0.10947418335093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408203" calcext:value-type="float">
            <text:p>0.408203</text:p>
          </table:table-cell>
          <table:table-cell table:formula="of:=[.D309]+[.F308]" office:value-type="float" office:value="134.020516" calcext:value-type="float">
            <text:p>134.020516</text:p>
          </table:table-cell>
          <table:table-cell table:formula="of:=[.E309]+[.G308]" office:value-type="float" office:value="-45.134746" calcext:value-type="float">
            <text:p>-45.134746</text:p>
          </table:table-cell>
          <table:table-cell table:formula="of:=[.F309]*[.B$18]+[.B$2]" office:value-type="float" office:value="19.6055861076047" calcext:value-type="float">
            <text:p>19.6055861076047</text:p>
          </table:table-cell>
          <table:table-cell table:formula="of:=[.G309]*[.B$19]+[.B$3]" office:value-type="float" office:value="0.115327275943458" calcext:value-type="float">
            <text:p>0.11532727594345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408203" calcext:value-type="float">
            <text:p>0.408203</text:p>
          </table:table-cell>
          <table:table-cell table:formula="of:=[.D310]+[.F309]" office:value-type="float" office:value="134.457036" calcext:value-type="float">
            <text:p>134.457036</text:p>
          </table:table-cell>
          <table:table-cell table:formula="of:=[.E310]+[.G309]" office:value-type="float" office:value="-44.726543" calcext:value-type="float">
            <text:p>-44.726543</text:p>
          </table:table-cell>
          <table:table-cell table:formula="of:=[.F310]*[.B$18]+[.B$2]" office:value-type="float" office:value="19.6661970316194" calcext:value-type="float">
            <text:p>19.6661970316194</text:p>
          </table:table-cell>
          <table:table-cell table:formula="of:=[.G310]*[.B$19]+[.B$3]" office:value-type="float" office:value="0.121180368535982" calcext:value-type="float">
            <text:p>0.12118036853598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90039" calcext:value-type="float">
            <text:p>0.290039</text:p>
          </table:table-cell>
          <table:table-cell table:formula="of:=[.D311]+[.F310]" office:value-type="float" office:value="134.893556" calcext:value-type="float">
            <text:p>134.893556</text:p>
          </table:table-cell>
          <table:table-cell table:formula="of:=[.E311]+[.G310]" office:value-type="float" office:value="-44.436504" calcext:value-type="float">
            <text:p>-44.436504</text:p>
          </table:table-cell>
          <table:table-cell table:formula="of:=[.F311]*[.B$18]+[.B$2]" office:value-type="float" office:value="19.7268079556342" calcext:value-type="float">
            <text:p>19.7268079556342</text:p>
          </table:table-cell>
          <table:table-cell table:formula="of:=[.G311]*[.B$19]+[.B$3]" office:value-type="float" office:value="0.125339145229056" calcext:value-type="float">
            <text:p>0.12533914522905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90039" calcext:value-type="float">
            <text:p>0.290039</text:p>
          </table:table-cell>
          <table:table-cell table:formula="of:=[.D312]+[.F311]" office:value-type="float" office:value="135.330086" calcext:value-type="float">
            <text:p>135.330086</text:p>
          </table:table-cell>
          <table:table-cell table:formula="of:=[.E312]+[.G311]" office:value-type="float" office:value="-44.146465" calcext:value-type="float">
            <text:p>-44.146465</text:p>
          </table:table-cell>
          <table:table-cell table:formula="of:=[.F312]*[.B$18]+[.B$2]" office:value-type="float" office:value="19.7874202681517" calcext:value-type="float">
            <text:p>19.7874202681517</text:p>
          </table:table-cell>
          <table:table-cell table:formula="of:=[.G312]*[.B$19]+[.B$3]" office:value-type="float" office:value="0.129497921922131" calcext:value-type="float">
            <text:p>0.12949792192213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90039" calcext:value-type="float">
            <text:p>0.290039</text:p>
          </table:table-cell>
          <table:table-cell table:formula="of:=[.D313]+[.F312]" office:value-type="float" office:value="135.766606" calcext:value-type="float">
            <text:p>135.766606</text:p>
          </table:table-cell>
          <table:table-cell table:formula="of:=[.E313]+[.G312]" office:value-type="float" office:value="-43.856426" calcext:value-type="float">
            <text:p>-43.856426</text:p>
          </table:table-cell>
          <table:table-cell table:formula="of:=[.F313]*[.B$18]+[.B$2]" office:value-type="float" office:value="19.8480311921664" calcext:value-type="float">
            <text:p>19.8480311921664</text:p>
          </table:table-cell>
          <table:table-cell table:formula="of:=[.G313]*[.B$19]+[.B$3]" office:value-type="float" office:value="0.133656698615205" calcext:value-type="float">
            <text:p>0.13365669861520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90039" calcext:value-type="float">
            <text:p>0.290039</text:p>
          </table:table-cell>
          <table:table-cell table:formula="of:=[.D314]+[.F313]" office:value-type="float" office:value="136.203126" calcext:value-type="float">
            <text:p>136.203126</text:p>
          </table:table-cell>
          <table:table-cell table:formula="of:=[.E314]+[.G313]" office:value-type="float" office:value="-43.566387" calcext:value-type="float">
            <text:p>-43.566387</text:p>
          </table:table-cell>
          <table:table-cell table:formula="of:=[.F314]*[.B$18]+[.B$2]" office:value-type="float" office:value="19.9086421161812" calcext:value-type="float">
            <text:p>19.9086421161812</text:p>
          </table:table-cell>
          <table:table-cell table:formula="of:=[.G314]*[.B$19]+[.B$3]" office:value-type="float" office:value="0.13781547530828" calcext:value-type="float">
            <text:p>0.1378154753082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5918" calcext:value-type="float">
            <text:p>0.15918</text:p>
          </table:table-cell>
          <table:table-cell table:formula="of:=[.D315]+[.F314]" office:value-type="float" office:value="136.639646" calcext:value-type="float">
            <text:p>136.639646</text:p>
          </table:table-cell>
          <table:table-cell table:formula="of:=[.E315]+[.G314]" office:value-type="float" office:value="-43.407207" calcext:value-type="float">
            <text:p>-43.407207</text:p>
          </table:table-cell>
          <table:table-cell table:formula="of:=[.F315]*[.B$18]+[.B$2]" office:value-type="float" office:value="19.9692530401959" calcext:value-type="float">
            <text:p>19.9692530401959</text:p>
          </table:table-cell>
          <table:table-cell table:formula="of:=[.G315]*[.B$19]+[.B$3]" office:value-type="float" office:value="0.14009790654685" calcext:value-type="float">
            <text:p>0.1400979065468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159179" calcext:value-type="float">
            <text:p>0.159179</text:p>
          </table:table-cell>
          <table:table-cell table:formula="of:=[.D316]+[.F315]" office:value-type="float" office:value="137.076176" calcext:value-type="float">
            <text:p>137.076176</text:p>
          </table:table-cell>
          <table:table-cell table:formula="of:=[.E316]+[.G315]" office:value-type="float" office:value="-43.248028" calcext:value-type="float">
            <text:p>-43.248028</text:p>
          </table:table-cell>
          <table:table-cell table:formula="of:=[.F316]*[.B$18]+[.B$2]" office:value-type="float" office:value="20.0298653527134" calcext:value-type="float">
            <text:p>20.0298653527134</text:p>
          </table:table-cell>
          <table:table-cell table:formula="of:=[.G316]*[.B$19]+[.B$3]" office:value-type="float" office:value="0.142380323446739" calcext:value-type="float">
            <text:p>0.14238032344673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5918" calcext:value-type="float">
            <text:p>0.15918</text:p>
          </table:table-cell>
          <table:table-cell table:formula="of:=[.D317]+[.F316]" office:value-type="float" office:value="137.512696" calcext:value-type="float">
            <text:p>137.512696</text:p>
          </table:table-cell>
          <table:table-cell table:formula="of:=[.E317]+[.G316]" office:value-type="float" office:value="-43.088848" calcext:value-type="float">
            <text:p>-43.088848</text:p>
          </table:table-cell>
          <table:table-cell table:formula="of:=[.F317]*[.B$18]+[.B$2]" office:value-type="float" office:value="20.0904762767282" calcext:value-type="float">
            <text:p>20.0904762767282</text:p>
          </table:table-cell>
          <table:table-cell table:formula="of:=[.G317]*[.B$19]+[.B$3]" office:value-type="float" office:value="0.144662754685309" calcext:value-type="float">
            <text:p>0.14466275468530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5918" calcext:value-type="float">
            <text:p>0.15918</text:p>
          </table:table-cell>
          <table:table-cell table:formula="of:=[.D318]+[.F317]" office:value-type="float" office:value="137.949216" calcext:value-type="float">
            <text:p>137.949216</text:p>
          </table:table-cell>
          <table:table-cell table:formula="of:=[.E318]+[.G317]" office:value-type="float" office:value="-42.929668" calcext:value-type="float">
            <text:p>-42.929668</text:p>
          </table:table-cell>
          <table:table-cell table:formula="of:=[.F318]*[.B$18]+[.B$2]" office:value-type="float" office:value="20.1510872007429" calcext:value-type="float">
            <text:p>20.1510872007429</text:p>
          </table:table-cell>
          <table:table-cell table:formula="of:=[.G318]*[.B$19]+[.B$3]" office:value-type="float" office:value="0.146945185923879" calcext:value-type="float">
            <text:p>0.14694518592387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02637" calcext:value-type="float">
            <text:p>0.02637</text:p>
          </table:table-cell>
          <table:table-cell table:formula="of:=[.D319]+[.F318]" office:value-type="float" office:value="138.385746" calcext:value-type="float">
            <text:p>138.385746</text:p>
          </table:table-cell>
          <table:table-cell table:formula="of:=[.E319]+[.G318]" office:value-type="float" office:value="-42.903298" calcext:value-type="float">
            <text:p>-42.903298</text:p>
          </table:table-cell>
          <table:table-cell table:formula="of:=[.F319]*[.B$18]+[.B$2]" office:value-type="float" office:value="20.2116995132604" calcext:value-type="float">
            <text:p>20.2116995132604</text:p>
          </table:table-cell>
          <table:table-cell table:formula="of:=[.G319]*[.B$19]+[.B$3]" office:value-type="float" office:value="0.14732329694135" calcext:value-type="float">
            <text:p>0.1473232969413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2637" calcext:value-type="float">
            <text:p>0.02637</text:p>
          </table:table-cell>
          <table:table-cell table:formula="of:=[.D320]+[.F319]" office:value-type="float" office:value="138.822266" calcext:value-type="float">
            <text:p>138.822266</text:p>
          </table:table-cell>
          <table:table-cell table:formula="of:=[.E320]+[.G319]" office:value-type="float" office:value="-42.876928" calcext:value-type="float">
            <text:p>-42.876928</text:p>
          </table:table-cell>
          <table:table-cell table:formula="of:=[.F320]*[.B$18]+[.B$2]" office:value-type="float" office:value="20.2723104372752" calcext:value-type="float">
            <text:p>20.2723104372752</text:p>
          </table:table-cell>
          <table:table-cell table:formula="of:=[.G320]*[.B$19]+[.B$3]" office:value-type="float" office:value="0.147701407958821" calcext:value-type="float">
            <text:p>0.14770140795882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02637" calcext:value-type="float">
            <text:p>0.02637</text:p>
          </table:table-cell>
          <table:table-cell table:formula="of:=[.D321]+[.F320]" office:value-type="float" office:value="139.258796" calcext:value-type="float">
            <text:p>139.258796</text:p>
          </table:table-cell>
          <table:table-cell table:formula="of:=[.E321]+[.G320]" office:value-type="float" office:value="-42.850558" calcext:value-type="float">
            <text:p>-42.850558</text:p>
          </table:table-cell>
          <table:table-cell table:formula="of:=[.F321]*[.B$18]+[.B$2]" office:value-type="float" office:value="20.3329227497927" calcext:value-type="float">
            <text:p>20.3329227497927</text:p>
          </table:table-cell>
          <table:table-cell table:formula="of:=[.G321]*[.B$19]+[.B$3]" office:value-type="float" office:value="0.148079518976293" calcext:value-type="float">
            <text:p>0.14807951897629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2637" calcext:value-type="float">
            <text:p>0.02637</text:p>
          </table:table-cell>
          <table:table-cell table:formula="of:=[.D322]+[.F321]" office:value-type="float" office:value="139.695316" calcext:value-type="float">
            <text:p>139.695316</text:p>
          </table:table-cell>
          <table:table-cell table:formula="of:=[.E322]+[.G321]" office:value-type="float" office:value="-42.824188" calcext:value-type="float">
            <text:p>-42.824188</text:p>
          </table:table-cell>
          <table:table-cell table:formula="of:=[.F322]*[.B$18]+[.B$2]" office:value-type="float" office:value="20.3935336738074" calcext:value-type="float">
            <text:p>20.3935336738074</text:p>
          </table:table-cell>
          <table:table-cell table:formula="of:=[.G322]*[.B$19]+[.B$3]" office:value-type="float" office:value="0.148457629993764" calcext:value-type="float">
            <text:p>0.14845762999376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1562" calcext:value-type="float">
            <text:p>-0.101562</text:p>
          </table:table-cell>
          <table:table-cell table:formula="of:=[.D323]+[.F322]" office:value-type="float" office:value="140.131836" calcext:value-type="float">
            <text:p>140.131836</text:p>
          </table:table-cell>
          <table:table-cell table:formula="of:=[.E323]+[.G322]" office:value-type="float" office:value="-42.92575" calcext:value-type="float">
            <text:p>-42.92575</text:p>
          </table:table-cell>
          <table:table-cell table:formula="of:=[.F323]*[.B$18]+[.B$2]" office:value-type="float" office:value="20.4541445978222" calcext:value-type="float">
            <text:p>20.4541445978222</text:p>
          </table:table-cell>
          <table:table-cell table:formula="of:=[.G323]*[.B$19]+[.B$3]" office:value-type="float" office:value="0.147001364875962" calcext:value-type="float">
            <text:p>0.14700136487596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101563" calcext:value-type="float">
            <text:p>-0.101563</text:p>
          </table:table-cell>
          <table:table-cell table:formula="of:=[.D324]+[.F323]" office:value-type="float" office:value="140.568366" calcext:value-type="float">
            <text:p>140.568366</text:p>
          </table:table-cell>
          <table:table-cell table:formula="of:=[.E324]+[.G323]" office:value-type="float" office:value="-43.027313" calcext:value-type="float">
            <text:p>-43.027313</text:p>
          </table:table-cell>
          <table:table-cell table:formula="of:=[.F324]*[.B$18]+[.B$2]" office:value-type="float" office:value="20.5147569103397" calcext:value-type="float">
            <text:p>20.5147569103397</text:p>
          </table:table-cell>
          <table:table-cell table:formula="of:=[.G324]*[.B$19]+[.B$3]" office:value-type="float" office:value="0.14554508541948" calcext:value-type="float">
            <text:p>0.1455450854194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1562" calcext:value-type="float">
            <text:p>-0.101562</text:p>
          </table:table-cell>
          <table:table-cell table:formula="of:=[.D325]+[.F324]" office:value-type="float" office:value="141.004886" calcext:value-type="float">
            <text:p>141.004886</text:p>
          </table:table-cell>
          <table:table-cell table:formula="of:=[.E325]+[.G324]" office:value-type="float" office:value="-43.128875" calcext:value-type="float">
            <text:p>-43.128875</text:p>
          </table:table-cell>
          <table:table-cell table:formula="of:=[.F325]*[.B$18]+[.B$2]" office:value-type="float" office:value="20.5753678343544" calcext:value-type="float">
            <text:p>20.5753678343544</text:p>
          </table:table-cell>
          <table:table-cell table:formula="of:=[.G325]*[.B$19]+[.B$3]" office:value-type="float" office:value="0.144088820301678" calcext:value-type="float">
            <text:p>0.14408882030167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01563" calcext:value-type="float">
            <text:p>-0.101563</text:p>
          </table:table-cell>
          <table:table-cell table:formula="of:=[.D326]+[.F325]" office:value-type="float" office:value="141.441406" calcext:value-type="float">
            <text:p>141.441406</text:p>
          </table:table-cell>
          <table:table-cell table:formula="of:=[.E326]+[.G325]" office:value-type="float" office:value="-43.230438" calcext:value-type="float">
            <text:p>-43.230438</text:p>
          </table:table-cell>
          <table:table-cell table:formula="of:=[.F326]*[.B$18]+[.B$2]" office:value-type="float" office:value="20.6359787583692" calcext:value-type="float">
            <text:p>20.6359787583692</text:p>
          </table:table-cell>
          <table:table-cell table:formula="of:=[.G326]*[.B$19]+[.B$3]" office:value-type="float" office:value="0.142632540845196" calcext:value-type="float">
            <text:p>0.14263254084519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1875" calcext:value-type="float">
            <text:p>-0.21875</text:p>
          </table:table-cell>
          <table:table-cell table:formula="of:=[.D327]+[.F326]" office:value-type="float" office:value="141.877926" calcext:value-type="float">
            <text:p>141.877926</text:p>
          </table:table-cell>
          <table:table-cell table:formula="of:=[.E327]+[.G326]" office:value-type="float" office:value="-43.449188" calcext:value-type="float">
            <text:p>-43.449188</text:p>
          </table:table-cell>
          <table:table-cell table:formula="of:=[.F327]*[.B$18]+[.B$2]" office:value-type="float" office:value="20.6965896823839" calcext:value-type="float">
            <text:p>20.6965896823839</text:p>
          </table:table-cell>
          <table:table-cell table:formula="of:=[.G327]*[.B$19]+[.B$3]" office:value-type="float" office:value="0.139495954380582" calcext:value-type="float">
            <text:p>0.13949595438058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1875" calcext:value-type="float">
            <text:p>-0.21875</text:p>
          </table:table-cell>
          <table:table-cell table:formula="of:=[.D328]+[.F327]" office:value-type="float" office:value="142.314456" calcext:value-type="float">
            <text:p>142.314456</text:p>
          </table:table-cell>
          <table:table-cell table:formula="of:=[.E328]+[.G327]" office:value-type="float" office:value="-43.667938" calcext:value-type="float">
            <text:p>-43.667938</text:p>
          </table:table-cell>
          <table:table-cell table:formula="of:=[.F328]*[.B$18]+[.B$2]" office:value-type="float" office:value="20.7572019949014" calcext:value-type="float">
            <text:p>20.7572019949014</text:p>
          </table:table-cell>
          <table:table-cell table:formula="of:=[.G328]*[.B$19]+[.B$3]" office:value-type="float" office:value="0.136359367915969" calcext:value-type="float">
            <text:p>0.13635936791596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1875" calcext:value-type="float">
            <text:p>-0.21875</text:p>
          </table:table-cell>
          <table:table-cell table:formula="of:=[.D329]+[.F328]" office:value-type="float" office:value="142.750976" calcext:value-type="float">
            <text:p>142.750976</text:p>
          </table:table-cell>
          <table:table-cell table:formula="of:=[.E329]+[.G328]" office:value-type="float" office:value="-43.886688" calcext:value-type="float">
            <text:p>-43.886688</text:p>
          </table:table-cell>
          <table:table-cell table:formula="of:=[.F329]*[.B$18]+[.B$2]" office:value-type="float" office:value="20.8178129189162" calcext:value-type="float">
            <text:p>20.8178129189162</text:p>
          </table:table-cell>
          <table:table-cell table:formula="of:=[.G329]*[.B$19]+[.B$3]" office:value-type="float" office:value="0.133222781451355" calcext:value-type="float">
            <text:p>0.13322278145135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1875" calcext:value-type="float">
            <text:p>-0.21875</text:p>
          </table:table-cell>
          <table:table-cell table:formula="of:=[.D330]+[.F329]" office:value-type="float" office:value="143.187496" calcext:value-type="float">
            <text:p>143.187496</text:p>
          </table:table-cell>
          <table:table-cell table:formula="of:=[.E330]+[.G329]" office:value-type="float" office:value="-44.105438" calcext:value-type="float">
            <text:p>-44.105438</text:p>
          </table:table-cell>
          <table:table-cell table:formula="of:=[.F330]*[.B$18]+[.B$2]" office:value-type="float" office:value="20.8784238429309" calcext:value-type="float">
            <text:p>20.8784238429309</text:p>
          </table:table-cell>
          <table:table-cell table:formula="of:=[.G330]*[.B$19]+[.B$3]" office:value-type="float" office:value="0.130086194986742" calcext:value-type="float">
            <text:p>0.13008619498674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317383" calcext:value-type="float">
            <text:p>-0.317383</text:p>
          </table:table-cell>
          <table:table-cell table:formula="of:=[.D331]+[.F330]" office:value-type="float" office:value="143.624026" calcext:value-type="float">
            <text:p>143.624026</text:p>
          </table:table-cell>
          <table:table-cell table:formula="of:=[.E331]+[.G330]" office:value-type="float" office:value="-44.422821" calcext:value-type="float">
            <text:p>-44.422821</text:p>
          </table:table-cell>
          <table:table-cell table:formula="of:=[.F331]*[.B$18]+[.B$2]" office:value-type="float" office:value="20.9390361554484" calcext:value-type="float">
            <text:p>20.9390361554484</text:p>
          </table:table-cell>
          <table:table-cell table:formula="of:=[.G331]*[.B$19]+[.B$3]" office:value-type="float" office:value="0.12553534140092" calcext:value-type="float">
            <text:p>0.1255353414009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17382" calcext:value-type="float">
            <text:p>-0.317382</text:p>
          </table:table-cell>
          <table:table-cell table:formula="of:=[.D332]+[.F331]" office:value-type="float" office:value="144.060546" calcext:value-type="float">
            <text:p>144.060546</text:p>
          </table:table-cell>
          <table:table-cell table:formula="of:=[.E332]+[.G331]" office:value-type="float" office:value="-44.740203" calcext:value-type="float">
            <text:p>-44.740203</text:p>
          </table:table-cell>
          <table:table-cell table:formula="of:=[.F332]*[.B$18]+[.B$2]" office:value-type="float" office:value="20.9996470794632" calcext:value-type="float">
            <text:p>20.9996470794632</text:p>
          </table:table-cell>
          <table:table-cell table:formula="of:=[.G332]*[.B$19]+[.B$3]" office:value-type="float" office:value="0.12098450215378" calcext:value-type="float">
            <text:p>0.1209845021537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317383" calcext:value-type="float">
            <text:p>-0.317383</text:p>
          </table:table-cell>
          <table:table-cell table:formula="of:=[.D333]+[.F332]" office:value-type="float" office:value="144.497076" calcext:value-type="float">
            <text:p>144.497076</text:p>
          </table:table-cell>
          <table:table-cell table:formula="of:=[.E333]+[.G332]" office:value-type="float" office:value="-45.057586" calcext:value-type="float">
            <text:p>-45.057586</text:p>
          </table:table-cell>
          <table:table-cell table:formula="of:=[.F333]*[.B$18]+[.B$2]" office:value-type="float" office:value="21.0602593919807" calcext:value-type="float">
            <text:p>21.0602593919807</text:p>
          </table:table-cell>
          <table:table-cell table:formula="of:=[.G333]*[.B$19]+[.B$3]" office:value-type="float" office:value="0.116433648567959" calcext:value-type="float">
            <text:p>0.11643364856795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17383" calcext:value-type="float">
            <text:p>-0.317383</text:p>
          </table:table-cell>
          <table:table-cell table:formula="of:=[.D334]+[.F333]" office:value-type="float" office:value="144.933596" calcext:value-type="float">
            <text:p>144.933596</text:p>
          </table:table-cell>
          <table:table-cell table:formula="of:=[.E334]+[.G333]" office:value-type="float" office:value="-45.374969" calcext:value-type="float">
            <text:p>-45.374969</text:p>
          </table:table-cell>
          <table:table-cell table:formula="of:=[.F334]*[.B$18]+[.B$2]" office:value-type="float" office:value="21.1208703159954" calcext:value-type="float">
            <text:p>21.1208703159954</text:p>
          </table:table-cell>
          <table:table-cell table:formula="of:=[.G334]*[.B$19]+[.B$3]" office:value-type="float" office:value="0.111882794982137" calcext:value-type="float">
            <text:p>0.11188279498213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1602" calcext:value-type="float">
            <text:p>-0.391602</text:p>
          </table:table-cell>
          <table:table-cell table:formula="of:=[.D335]+[.F334]" office:value-type="float" office:value="145.370116" calcext:value-type="float">
            <text:p>145.370116</text:p>
          </table:table-cell>
          <table:table-cell table:formula="of:=[.E335]+[.G334]" office:value-type="float" office:value="-45.766571" calcext:value-type="float">
            <text:p>-45.766571</text:p>
          </table:table-cell>
          <table:table-cell table:formula="of:=[.F335]*[.B$18]+[.B$2]" office:value-type="float" office:value="21.1814812400102" calcext:value-type="float">
            <text:p>21.1814812400102</text:p>
          </table:table-cell>
          <table:table-cell table:formula="of:=[.G335]*[.B$19]+[.B$3]" office:value-type="float" office:value="0.10626773883258" calcext:value-type="float">
            <text:p>0.1062677388325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391601" calcext:value-type="float">
            <text:p>-0.391601</text:p>
          </table:table-cell>
          <table:table-cell table:formula="of:=[.D336]+[.F335]" office:value-type="float" office:value="145.806646" calcext:value-type="float">
            <text:p>145.806646</text:p>
          </table:table-cell>
          <table:table-cell table:formula="of:=[.E336]+[.G335]" office:value-type="float" office:value="-46.158172" calcext:value-type="float">
            <text:p>-46.158172</text:p>
          </table:table-cell>
          <table:table-cell table:formula="of:=[.F336]*[.B$18]+[.B$2]" office:value-type="float" office:value="21.2420935525277" calcext:value-type="float">
            <text:p>21.2420935525277</text:p>
          </table:table-cell>
          <table:table-cell table:formula="of:=[.G336]*[.B$19]+[.B$3]" office:value-type="float" office:value="0.100652697021704" calcext:value-type="float">
            <text:p>0.10065269702170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1602" calcext:value-type="float">
            <text:p>-0.391602</text:p>
          </table:table-cell>
          <table:table-cell table:formula="of:=[.D337]+[.F336]" office:value-type="float" office:value="146.243166" calcext:value-type="float">
            <text:p>146.243166</text:p>
          </table:table-cell>
          <table:table-cell table:formula="of:=[.E337]+[.G336]" office:value-type="float" office:value="-46.549774" calcext:value-type="float">
            <text:p>-46.549774</text:p>
          </table:table-cell>
          <table:table-cell table:formula="of:=[.F337]*[.B$18]+[.B$2]" office:value-type="float" office:value="21.3027044765424" calcext:value-type="float">
            <text:p>21.3027044765424</text:p>
          </table:table-cell>
          <table:table-cell table:formula="of:=[.G337]*[.B$19]+[.B$3]" office:value-type="float" office:value="0.0950376408721476" calcext:value-type="float">
            <text:p>0.09503764087214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91602" calcext:value-type="float">
            <text:p>-0.391602</text:p>
          </table:table-cell>
          <table:table-cell table:formula="of:=[.D338]+[.F337]" office:value-type="float" office:value="146.679686000001" calcext:value-type="float">
            <text:p>146.679686000001</text:p>
          </table:table-cell>
          <table:table-cell table:formula="of:=[.E338]+[.G337]" office:value-type="float" office:value="-46.941376" calcext:value-type="float">
            <text:p>-46.941376</text:p>
          </table:table-cell>
          <table:table-cell table:formula="of:=[.F338]*[.B$18]+[.B$2]" office:value-type="float" office:value="21.3633154005572" calcext:value-type="float">
            <text:p>21.3633154005572</text:p>
          </table:table-cell>
          <table:table-cell table:formula="of:=[.G338]*[.B$19]+[.B$3]" office:value-type="float" office:value="0.0894225847225907" calcext:value-type="float">
            <text:p>0.08942258472259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42383" calcext:value-type="float">
            <text:p>-0.442383</text:p>
          </table:table-cell>
          <table:table-cell table:formula="of:=[.D339]+[.F338]" office:value-type="float" office:value="147.116216000001" calcext:value-type="float">
            <text:p>147.116216000001</text:p>
          </table:table-cell>
          <table:table-cell table:formula="of:=[.E339]+[.G338]" office:value-type="float" office:value="-47.383759" calcext:value-type="float">
            <text:p>-47.383759</text:p>
          </table:table-cell>
          <table:table-cell table:formula="of:=[.F339]*[.B$18]+[.B$2]" office:value-type="float" office:value="21.4239277130747" calcext:value-type="float">
            <text:p>21.4239277130747</text:p>
          </table:table-cell>
          <table:table-cell table:formula="of:=[.G339]*[.B$19]+[.B$3]" office:value-type="float" office:value="0.0830793960141329" calcext:value-type="float">
            <text:p>0.08307939601413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42382" calcext:value-type="float">
            <text:p>-0.442382</text:p>
          </table:table-cell>
          <table:table-cell table:formula="of:=[.D340]+[.F339]" office:value-type="float" office:value="147.552736000001" calcext:value-type="float">
            <text:p>147.552736000001</text:p>
          </table:table-cell>
          <table:table-cell table:formula="of:=[.E340]+[.G339]" office:value-type="float" office:value="-47.826141" calcext:value-type="float">
            <text:p>-47.826141</text:p>
          </table:table-cell>
          <table:table-cell table:formula="of:=[.F340]*[.B$18]+[.B$2]" office:value-type="float" office:value="21.4845386370894" calcext:value-type="float">
            <text:p>21.4845386370894</text:p>
          </table:table-cell>
          <table:table-cell table:formula="of:=[.G340]*[.B$19]+[.B$3]" office:value-type="float" office:value="0.0767362216443562" calcext:value-type="float">
            <text:p>0.07673622164435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42383" calcext:value-type="float">
            <text:p>-0.442383</text:p>
          </table:table-cell>
          <table:table-cell table:formula="of:=[.D341]+[.F340]" office:value-type="float" office:value="147.989266000001" calcext:value-type="float">
            <text:p>147.989266000001</text:p>
          </table:table-cell>
          <table:table-cell table:formula="of:=[.E341]+[.G340]" office:value-type="float" office:value="-48.268524" calcext:value-type="float">
            <text:p>-48.268524</text:p>
          </table:table-cell>
          <table:table-cell table:formula="of:=[.F341]*[.B$18]+[.B$2]" office:value-type="float" office:value="21.545150949607" calcext:value-type="float">
            <text:p>21.545150949607</text:p>
          </table:table-cell>
          <table:table-cell table:formula="of:=[.G341]*[.B$19]+[.B$3]" office:value-type="float" office:value="0.0703930329358986" calcext:value-type="float">
            <text:p>0.07039303293589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42383" calcext:value-type="float">
            <text:p>-0.442383</text:p>
          </table:table-cell>
          <table:table-cell table:formula="of:=[.D342]+[.F341]" office:value-type="float" office:value="148.425786000001" calcext:value-type="float">
            <text:p>148.425786000001</text:p>
          </table:table-cell>
          <table:table-cell table:formula="of:=[.E342]+[.G341]" office:value-type="float" office:value="-48.710907" calcext:value-type="float">
            <text:p>-48.710907</text:p>
          </table:table-cell>
          <table:table-cell table:formula="of:=[.F342]*[.B$18]+[.B$2]" office:value-type="float" office:value="21.6057618736217" calcext:value-type="float">
            <text:p>21.6057618736217</text:p>
          </table:table-cell>
          <table:table-cell table:formula="of:=[.G342]*[.B$19]+[.B$3]" office:value-type="float" office:value="0.064049844227441" calcext:value-type="float">
            <text:p>0.06404984422744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6289" calcext:value-type="float">
            <text:p>-0.46289</text:p>
          </table:table-cell>
          <table:table-cell table:formula="of:=[.D343]+[.F342]" office:value-type="float" office:value="148.862306000001" calcext:value-type="float">
            <text:p>148.862306000001</text:p>
          </table:table-cell>
          <table:table-cell table:formula="of:=[.E343]+[.G342]" office:value-type="float" office:value="-49.173797" calcext:value-type="float">
            <text:p>-49.173797</text:p>
          </table:table-cell>
          <table:table-cell table:formula="of:=[.F343]*[.B$18]+[.B$2]" office:value-type="float" office:value="21.6663727976364" calcext:value-type="float">
            <text:p>21.6663727976364</text:p>
          </table:table-cell>
          <table:table-cell table:formula="of:=[.G343]*[.B$19]+[.B$3]" office:value-type="float" office:value="0.057412612188104" calcext:value-type="float">
            <text:p>0.057412612188104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62891" calcext:value-type="float">
            <text:p>-0.462891</text:p>
          </table:table-cell>
          <table:table-cell table:formula="of:=[.D344]+[.F343]" office:value-type="float" office:value="149.298836000001" calcext:value-type="float">
            <text:p>149.298836000001</text:p>
          </table:table-cell>
          <table:table-cell table:formula="of:=[.E344]+[.G343]" office:value-type="float" office:value="-49.636688" calcext:value-type="float">
            <text:p>-49.636688</text:p>
          </table:table-cell>
          <table:table-cell table:formula="of:=[.F344]*[.B$18]+[.B$2]" office:value-type="float" office:value="21.726985110154" calcext:value-type="float">
            <text:p>21.726985110154</text:p>
          </table:table-cell>
          <table:table-cell table:formula="of:=[.G344]*[.B$19]+[.B$3]" office:value-type="float" office:value="0.0507753658100861" calcext:value-type="float">
            <text:p>0.05077536581008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6289" calcext:value-type="float">
            <text:p>-0.46289</text:p>
          </table:table-cell>
          <table:table-cell table:formula="of:=[.D345]+[.F344]" office:value-type="float" office:value="149.735356000001" calcext:value-type="float">
            <text:p>149.735356000001</text:p>
          </table:table-cell>
          <table:table-cell table:formula="of:=[.E345]+[.G344]" office:value-type="float" office:value="-50.099578" calcext:value-type="float">
            <text:p>-50.099578</text:p>
          </table:table-cell>
          <table:table-cell table:formula="of:=[.F345]*[.B$18]+[.B$2]" office:value-type="float" office:value="21.7875960341687" calcext:value-type="float">
            <text:p>21.7875960341687</text:p>
          </table:table-cell>
          <table:table-cell table:formula="of:=[.G345]*[.B$19]+[.B$3]" office:value-type="float" office:value="0.0441381337707493" calcext:value-type="float">
            <text:p>0.04413813377074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62891" calcext:value-type="float">
            <text:p>-0.462891</text:p>
          </table:table-cell>
          <table:table-cell table:formula="of:=[.D346]+[.F345]" office:value-type="float" office:value="150.171876000001" calcext:value-type="float">
            <text:p>150.171876000001</text:p>
          </table:table-cell>
          <table:table-cell table:formula="of:=[.E346]+[.G345]" office:value-type="float" office:value="-50.562469" calcext:value-type="float">
            <text:p>-50.562469</text:p>
          </table:table-cell>
          <table:table-cell table:formula="of:=[.F346]*[.B$18]+[.B$2]" office:value-type="float" office:value="21.8482069581834" calcext:value-type="float">
            <text:p>21.8482069581834</text:p>
          </table:table-cell>
          <table:table-cell table:formula="of:=[.G346]*[.B$19]+[.B$3]" office:value-type="float" office:value="0.0375008873927314" calcext:value-type="float">
            <text:p>0.03750088739273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6055" calcext:value-type="float">
            <text:p>-0.456055</text:p>
          </table:table-cell>
          <table:table-cell table:formula="of:=[.D347]+[.F346]" office:value-type="float" office:value="150.608396000001" calcext:value-type="float">
            <text:p>150.608396000001</text:p>
          </table:table-cell>
          <table:table-cell table:formula="of:=[.E347]+[.G346]" office:value-type="float" office:value="-51.018524" calcext:value-type="float">
            <text:p>-51.018524</text:p>
          </table:table-cell>
          <table:table-cell table:formula="of:=[.F347]*[.B$18]+[.B$2]" office:value-type="float" office:value="21.9088178821982" calcext:value-type="float">
            <text:p>21.9088178821982</text:p>
          </table:table-cell>
          <table:table-cell table:formula="of:=[.G347]*[.B$19]+[.B$3]" office:value-type="float" office:value="0.0309616602379003" calcext:value-type="float">
            <text:p>0.030961660237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56055" calcext:value-type="float">
            <text:p>-0.456055</text:p>
          </table:table-cell>
          <table:table-cell table:formula="of:=[.D348]+[.F347]" office:value-type="float" office:value="151.044926000001" calcext:value-type="float">
            <text:p>151.044926000001</text:p>
          </table:table-cell>
          <table:table-cell table:formula="of:=[.E348]+[.G347]" office:value-type="float" office:value="-51.474579" calcext:value-type="float">
            <text:p>-51.474579</text:p>
          </table:table-cell>
          <table:table-cell table:formula="of:=[.F348]*[.B$18]+[.B$2]" office:value-type="float" office:value="21.9694301947157" calcext:value-type="float">
            <text:p>21.9694301947157</text:p>
          </table:table-cell>
          <table:table-cell table:formula="of:=[.G348]*[.B$19]+[.B$3]" office:value-type="float" office:value="0.0244224330830691" calcext:value-type="float">
            <text:p>0.02442243308306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6054" calcext:value-type="float">
            <text:p>-0.456054</text:p>
          </table:table-cell>
          <table:table-cell table:formula="of:=[.D349]+[.F348]" office:value-type="float" office:value="151.481446000001" calcext:value-type="float">
            <text:p>151.481446000001</text:p>
          </table:table-cell>
          <table:table-cell table:formula="of:=[.E349]+[.G348]" office:value-type="float" office:value="-51.930633" calcext:value-type="float">
            <text:p>-51.930633</text:p>
          </table:table-cell>
          <table:table-cell table:formula="of:=[.F349]*[.B$18]+[.B$2]" office:value-type="float" office:value="22.0300411187304" calcext:value-type="float">
            <text:p>22.0300411187304</text:p>
          </table:table-cell>
          <table:table-cell table:formula="of:=[.G349]*[.B$19]+[.B$3]" office:value-type="float" office:value="0.0178832202669189" calcext:value-type="float">
            <text:p>0.01788322026691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56055" calcext:value-type="float">
            <text:p>-0.456055</text:p>
          </table:table-cell>
          <table:table-cell table:formula="of:=[.D350]+[.F349]" office:value-type="float" office:value="151.917966000001" calcext:value-type="float">
            <text:p>151.917966000001</text:p>
          </table:table-cell>
          <table:table-cell table:formula="of:=[.E350]+[.G349]" office:value-type="float" office:value="-52.386688" calcext:value-type="float">
            <text:p>-52.386688</text:p>
          </table:table-cell>
          <table:table-cell table:formula="of:=[.F350]*[.B$18]+[.B$2]" office:value-type="float" office:value="22.0906520427452" calcext:value-type="float">
            <text:p>22.0906520427452</text:p>
          </table:table-cell>
          <table:table-cell table:formula="of:=[.G350]*[.B$19]+[.B$3]" office:value-type="float" office:value="0.0113439931120878" calcext:value-type="float">
            <text:p>0.01134399311208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24805" calcext:value-type="float">
            <text:p>-0.424805</text:p>
          </table:table-cell>
          <table:table-cell table:formula="of:=[.D351]+[.F350]" office:value-type="float" office:value="152.354496000001" calcext:value-type="float">
            <text:p>152.354496000001</text:p>
          </table:table-cell>
          <table:table-cell table:formula="of:=[.E351]+[.G350]" office:value-type="float" office:value="-52.811493" calcext:value-type="float">
            <text:p>-52.811493</text:p>
          </table:table-cell>
          <table:table-cell table:formula="of:=[.F351]*[.B$18]+[.B$2]" office:value-type="float" office:value="22.1512643552627" calcext:value-type="float">
            <text:p>22.1512643552627</text:p>
          </table:table-cell>
          <table:table-cell table:formula="of:=[.G351]*[.B$19]+[.B$3]" office:value-type="float" office:value="0.00525284973791573" calcext:value-type="float">
            <text:p>0.00525284973791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24804" calcext:value-type="float">
            <text:p>-0.424804</text:p>
          </table:table-cell>
          <table:table-cell table:formula="of:=[.D352]+[.F351]" office:value-type="float" office:value="152.791016000001" calcext:value-type="float">
            <text:p>152.791016000001</text:p>
          </table:table-cell>
          <table:table-cell table:formula="of:=[.E352]+[.G351]" office:value-type="float" office:value="-53.236297" calcext:value-type="float">
            <text:p>-53.236297</text:p>
          </table:table-cell>
          <table:table-cell table:formula="of:=[.F352]*[.B$18]+[.B$2]" office:value-type="float" office:value="22.2118752792774" calcext:value-type="float">
            <text:p>22.2118752792774</text:p>
          </table:table-cell>
          <table:table-cell table:formula="of:=[.G352]*[.B$19]+[.B$3]" office:value-type="float" office:value="-0.000838279297575295" calcext:value-type="float">
            <text:p>-0.00083827929757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424805" calcext:value-type="float">
            <text:p>-0.424805</text:p>
          </table:table-cell>
          <table:table-cell table:formula="of:=[.D353]+[.F352]" office:value-type="float" office:value="153.227546000001" calcext:value-type="float">
            <text:p>153.227546000001</text:p>
          </table:table-cell>
          <table:table-cell table:formula="of:=[.E353]+[.G352]" office:value-type="float" office:value="-53.661102" calcext:value-type="float">
            <text:p>-53.661102</text:p>
          </table:table-cell>
          <table:table-cell table:formula="of:=[.F353]*[.B$18]+[.B$2]" office:value-type="float" office:value="22.272487591795" calcext:value-type="float">
            <text:p>22.272487591795</text:p>
          </table:table-cell>
          <table:table-cell table:formula="of:=[.G353]*[.B$19]+[.B$3]" office:value-type="float" office:value="-0.00692942267174745" calcext:value-type="float">
            <text:p>-0.00692942267174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424805" calcext:value-type="float">
            <text:p>-0.424805</text:p>
          </table:table-cell>
          <table:table-cell table:formula="of:=[.D354]+[.F353]" office:value-type="float" office:value="153.664066000001" calcext:value-type="float">
            <text:p>153.664066000001</text:p>
          </table:table-cell>
          <table:table-cell table:formula="of:=[.E354]+[.G353]" office:value-type="float" office:value="-54.085907" calcext:value-type="float">
            <text:p>-54.085907</text:p>
          </table:table-cell>
          <table:table-cell table:formula="of:=[.F354]*[.B$18]+[.B$2]" office:value-type="float" office:value="22.3330985158097" calcext:value-type="float">
            <text:p>22.3330985158097</text:p>
          </table:table-cell>
          <table:table-cell table:formula="of:=[.G354]*[.B$19]+[.B$3]" office:value-type="float" office:value="-0.0130205660459195" calcext:value-type="float">
            <text:p>-0.0130205660459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6914" calcext:value-type="float">
            <text:p>-0.36914</text:p>
          </table:table-cell>
          <table:table-cell table:formula="of:=[.D355]+[.F354]" office:value-type="float" office:value="154.100586000001" calcext:value-type="float">
            <text:p>154.100586000001</text:p>
          </table:table-cell>
          <table:table-cell table:formula="of:=[.E355]+[.G354]" office:value-type="float" office:value="-54.455047" calcext:value-type="float">
            <text:p>-54.455047</text:p>
          </table:table-cell>
          <table:table-cell table:formula="of:=[.F355]*[.B$18]+[.B$2]" office:value-type="float" office:value="22.3937094398245" calcext:value-type="float">
            <text:p>22.3937094398245</text:p>
          </table:table-cell>
          <table:table-cell table:formula="of:=[.G355]*[.B$19]+[.B$3]" office:value-type="float" office:value="-0.0183135467432791" calcext:value-type="float">
            <text:p>-0.01831354674327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369141" calcext:value-type="float">
            <text:p>-0.369141</text:p>
          </table:table-cell>
          <table:table-cell table:formula="of:=[.D356]+[.F355]" office:value-type="float" office:value="154.537116000001" calcext:value-type="float">
            <text:p>154.537116000001</text:p>
          </table:table-cell>
          <table:table-cell table:formula="of:=[.E356]+[.G355]" office:value-type="float" office:value="-54.824188" calcext:value-type="float">
            <text:p>-54.824188</text:p>
          </table:table-cell>
          <table:table-cell table:formula="of:=[.F356]*[.B$18]+[.B$2]" office:value-type="float" office:value="22.454321752342" calcext:value-type="float">
            <text:p>22.454321752342</text:p>
          </table:table-cell>
          <table:table-cell table:formula="of:=[.G356]*[.B$19]+[.B$3]" office:value-type="float" office:value="-0.0236065417793198" calcext:value-type="float">
            <text:p>-0.0236065417793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6914" calcext:value-type="float">
            <text:p>-0.36914</text:p>
          </table:table-cell>
          <table:table-cell table:formula="of:=[.D357]+[.F356]" office:value-type="float" office:value="154.973636000001" calcext:value-type="float">
            <text:p>154.973636000001</text:p>
          </table:table-cell>
          <table:table-cell table:formula="of:=[.E357]+[.G356]" office:value-type="float" office:value="-55.193328" calcext:value-type="float">
            <text:p>-55.193328</text:p>
          </table:table-cell>
          <table:table-cell table:formula="of:=[.F357]*[.B$18]+[.B$2]" office:value-type="float" office:value="22.5149326763567" calcext:value-type="float">
            <text:p>22.5149326763567</text:p>
          </table:table-cell>
          <table:table-cell table:formula="of:=[.G357]*[.B$19]+[.B$3]" office:value-type="float" office:value="-0.0288995224766795" calcext:value-type="float">
            <text:p>-0.0288995224766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369141" calcext:value-type="float">
            <text:p>-0.369141</text:p>
          </table:table-cell>
          <table:table-cell table:formula="of:=[.D358]+[.F357]" office:value-type="float" office:value="155.410156000001" calcext:value-type="float">
            <text:p>155.410156000001</text:p>
          </table:table-cell>
          <table:table-cell table:formula="of:=[.E358]+[.G357]" office:value-type="float" office:value="-55.562469" calcext:value-type="float">
            <text:p>-55.562469</text:p>
          </table:table-cell>
          <table:table-cell table:formula="of:=[.F358]*[.B$18]+[.B$2]" office:value-type="float" office:value="22.5755436003715" calcext:value-type="float">
            <text:p>22.5755436003715</text:p>
          </table:table-cell>
          <table:table-cell table:formula="of:=[.G358]*[.B$19]+[.B$3]" office:value-type="float" office:value="-0.0341925175127201" calcext:value-type="float">
            <text:p>-0.03419251751272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94922" calcext:value-type="float">
            <text:p>-0.294922</text:p>
          </table:table-cell>
          <table:table-cell table:formula="of:=[.D359]+[.F358]" office:value-type="float" office:value="155.846676000001" calcext:value-type="float">
            <text:p>155.846676000001</text:p>
          </table:table-cell>
          <table:table-cell table:formula="of:=[.E359]+[.G358]" office:value-type="float" office:value="-55.857391" calcext:value-type="float">
            <text:p>-55.857391</text:p>
          </table:table-cell>
          <table:table-cell table:formula="of:=[.F359]*[.B$18]+[.B$2]" office:value-type="float" office:value="22.6361545243862" calcext:value-type="float">
            <text:p>22.6361545243862</text:p>
          </table:table-cell>
          <table:table-cell table:formula="of:=[.G359]*[.B$19]+[.B$3]" office:value-type="float" office:value="-0.0384213099850252" calcext:value-type="float">
            <text:p>-0.038421309985025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94922" calcext:value-type="float">
            <text:p>-0.294922</text:p>
          </table:table-cell>
          <table:table-cell table:formula="of:=[.D360]+[.F359]" office:value-type="float" office:value="156.283206000001" calcext:value-type="float">
            <text:p>156.283206000001</text:p>
          </table:table-cell>
          <table:table-cell table:formula="of:=[.E360]+[.G359]" office:value-type="float" office:value="-56.152313" calcext:value-type="float">
            <text:p>-56.152313</text:p>
          </table:table-cell>
          <table:table-cell table:formula="of:=[.F360]*[.B$18]+[.B$2]" office:value-type="float" office:value="22.6967668369037" calcext:value-type="float">
            <text:p>22.6967668369037</text:p>
          </table:table-cell>
          <table:table-cell table:formula="of:=[.G360]*[.B$19]+[.B$3]" office:value-type="float" office:value="-0.0426501024573304" calcext:value-type="float">
            <text:p>-0.0426501024573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94922" calcext:value-type="float">
            <text:p>-0.294922</text:p>
          </table:table-cell>
          <table:table-cell table:formula="of:=[.D361]+[.F360]" office:value-type="float" office:value="156.719726000001" calcext:value-type="float">
            <text:p>156.719726000001</text:p>
          </table:table-cell>
          <table:table-cell table:formula="of:=[.E361]+[.G360]" office:value-type="float" office:value="-56.447235" calcext:value-type="float">
            <text:p>-56.447235</text:p>
          </table:table-cell>
          <table:table-cell table:formula="of:=[.F361]*[.B$18]+[.B$2]" office:value-type="float" office:value="22.7573777609185" calcext:value-type="float">
            <text:p>22.7573777609185</text:p>
          </table:table-cell>
          <table:table-cell table:formula="of:=[.G361]*[.B$19]+[.B$3]" office:value-type="float" office:value="-0.0468788949296355" calcext:value-type="float">
            <text:p>-0.04687889492963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94922" calcext:value-type="float">
            <text:p>-0.294922</text:p>
          </table:table-cell>
          <table:table-cell table:formula="of:=[.D362]+[.F361]" office:value-type="float" office:value="157.156246000001" calcext:value-type="float">
            <text:p>157.156246000001</text:p>
          </table:table-cell>
          <table:table-cell table:formula="of:=[.E362]+[.G361]" office:value-type="float" office:value="-56.742157" calcext:value-type="float">
            <text:p>-56.742157</text:p>
          </table:table-cell>
          <table:table-cell table:formula="of:=[.F362]*[.B$18]+[.B$2]" office:value-type="float" office:value="22.8179886849332" calcext:value-type="float">
            <text:p>22.8179886849332</text:p>
          </table:table-cell>
          <table:table-cell table:formula="of:=[.G362]*[.B$19]+[.B$3]" office:value-type="float" office:value="-0.0511076874019406" calcext:value-type="float">
            <text:p>-0.05110768740194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08008" calcext:value-type="float">
            <text:p>-0.208008</text:p>
          </table:table-cell>
          <table:table-cell table:formula="of:=[.D363]+[.F362]" office:value-type="float" office:value="157.592776000001" calcext:value-type="float">
            <text:p>157.592776000001</text:p>
          </table:table-cell>
          <table:table-cell table:formula="of:=[.E363]+[.G362]" office:value-type="float" office:value="-56.950165" calcext:value-type="float">
            <text:p>-56.950165</text:p>
          </table:table-cell>
          <table:table-cell table:formula="of:=[.F363]*[.B$18]+[.B$2]" office:value-type="float" office:value="22.8786009974507" calcext:value-type="float">
            <text:p>22.8786009974507</text:p>
          </table:table-cell>
          <table:table-cell table:formula="of:=[.G363]*[.B$19]+[.B$3]" office:value-type="float" office:value="-0.0540902477554552" calcext:value-type="float">
            <text:p>-0.05409024775545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08007" calcext:value-type="float">
            <text:p>-0.208007</text:p>
          </table:table-cell>
          <table:table-cell table:formula="of:=[.D364]+[.F363]" office:value-type="float" office:value="158.029296000001" calcext:value-type="float">
            <text:p>158.029296000001</text:p>
          </table:table-cell>
          <table:table-cell table:formula="of:=[.E364]+[.G363]" office:value-type="float" office:value="-57.158172" calcext:value-type="float">
            <text:p>-57.158172</text:p>
          </table:table-cell>
          <table:table-cell table:formula="of:=[.F364]*[.B$18]+[.B$2]" office:value-type="float" office:value="22.9392119214655" calcext:value-type="float">
            <text:p>22.9392119214655</text:p>
          </table:table-cell>
          <table:table-cell table:formula="of:=[.G364]*[.B$19]+[.B$3]" office:value-type="float" office:value="-0.0570727937702888" calcext:value-type="float">
            <text:p>-0.05707279377028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208008" calcext:value-type="float">
            <text:p>-0.208008</text:p>
          </table:table-cell>
          <table:table-cell table:formula="of:=[.D365]+[.F364]" office:value-type="float" office:value="158.465826000001" calcext:value-type="float">
            <text:p>158.465826000001</text:p>
          </table:table-cell>
          <table:table-cell table:formula="of:=[.E365]+[.G364]" office:value-type="float" office:value="-57.36618" calcext:value-type="float">
            <text:p>-57.36618</text:p>
          </table:table-cell>
          <table:table-cell table:formula="of:=[.F365]*[.B$18]+[.B$2]" office:value-type="float" office:value="22.999824233983" calcext:value-type="float">
            <text:p>22.999824233983</text:p>
          </table:table-cell>
          <table:table-cell table:formula="of:=[.G365]*[.B$19]+[.B$3]" office:value-type="float" office:value="-0.0600553541238035" calcext:value-type="float">
            <text:p>-0.06005535412380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208008" calcext:value-type="float">
            <text:p>-0.208008</text:p>
          </table:table-cell>
          <table:table-cell table:formula="of:=[.D366]+[.F365]" office:value-type="float" office:value="158.902346000001" calcext:value-type="float">
            <text:p>158.902346000001</text:p>
          </table:table-cell>
          <table:table-cell table:formula="of:=[.E366]+[.G365]" office:value-type="float" office:value="-57.574188" calcext:value-type="float">
            <text:p>-57.574188</text:p>
          </table:table-cell>
          <table:table-cell table:formula="of:=[.F366]*[.B$18]+[.B$2]" office:value-type="float" office:value="23.0604351579977" calcext:value-type="float">
            <text:p>23.0604351579977</text:p>
          </table:table-cell>
          <table:table-cell table:formula="of:=[.G366]*[.B$19]+[.B$3]" office:value-type="float" office:value="-0.0630379144773181" calcext:value-type="float">
            <text:p>-0.06303791447731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12305" calcext:value-type="float">
            <text:p>-0.112305</text:p>
          </table:table-cell>
          <table:table-cell table:formula="of:=[.D367]+[.F366]" office:value-type="float" office:value="159.338866000001" calcext:value-type="float">
            <text:p>159.338866000001</text:p>
          </table:table-cell>
          <table:table-cell table:formula="of:=[.E367]+[.G366]" office:value-type="float" office:value="-57.686493" calcext:value-type="float">
            <text:p>-57.686493</text:p>
          </table:table-cell>
          <table:table-cell table:formula="of:=[.F367]*[.B$18]+[.B$2]" office:value-type="float" office:value="23.1210460820125" calcext:value-type="float">
            <text:p>23.1210460820125</text:p>
          </table:table-cell>
          <table:table-cell table:formula="of:=[.G367]*[.B$19]+[.B$3]" office:value-type="float" office:value="-0.0646482200448995" calcext:value-type="float">
            <text:p>-0.0646482200449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112304" calcext:value-type="float">
            <text:p>-0.112304</text:p>
          </table:table-cell>
          <table:table-cell table:formula="of:=[.D368]+[.F367]" office:value-type="float" office:value="159.775396000001" calcext:value-type="float">
            <text:p>159.775396000001</text:p>
          </table:table-cell>
          <table:table-cell table:formula="of:=[.E368]+[.G367]" office:value-type="float" office:value="-57.798797" calcext:value-type="float">
            <text:p>-57.798797</text:p>
          </table:table-cell>
          <table:table-cell table:formula="of:=[.F368]*[.B$18]+[.B$2]" office:value-type="float" office:value="23.18165839453" calcext:value-type="float">
            <text:p>23.18165839453</text:p>
          </table:table-cell>
          <table:table-cell table:formula="of:=[.G368]*[.B$19]+[.B$3]" office:value-type="float" office:value="-0.0662585112737999" calcext:value-type="float">
            <text:p>-0.066258511273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12305" calcext:value-type="float">
            <text:p>-0.112305</text:p>
          </table:table-cell>
          <table:table-cell table:formula="of:=[.D369]+[.F368]" office:value-type="float" office:value="160.211916000001" calcext:value-type="float">
            <text:p>160.211916000001</text:p>
          </table:table-cell>
          <table:table-cell table:formula="of:=[.E369]+[.G368]" office:value-type="float" office:value="-57.911102" calcext:value-type="float">
            <text:p>-57.911102</text:p>
          </table:table-cell>
          <table:table-cell table:formula="of:=[.F369]*[.B$18]+[.B$2]" office:value-type="float" office:value="23.2422693185447" calcext:value-type="float">
            <text:p>23.2422693185447</text:p>
          </table:table-cell>
          <table:table-cell table:formula="of:=[.G369]*[.B$19]+[.B$3]" office:value-type="float" office:value="-0.0678688168413812" calcext:value-type="float">
            <text:p>-0.06786881684138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112305" calcext:value-type="float">
            <text:p>-0.112305</text:p>
          </table:table-cell>
          <table:table-cell table:formula="of:=[.D370]+[.F369]" office:value-type="float" office:value="160.648436000001" calcext:value-type="float">
            <text:p>160.648436000001</text:p>
          </table:table-cell>
          <table:table-cell table:formula="of:=[.E370]+[.G369]" office:value-type="float" office:value="-58.023407" calcext:value-type="float">
            <text:p>-58.023407</text:p>
          </table:table-cell>
          <table:table-cell table:formula="of:=[.F370]*[.B$18]+[.B$2]" office:value-type="float" office:value="23.3028802425595" calcext:value-type="float">
            <text:p>23.3028802425595</text:p>
          </table:table-cell>
          <table:table-cell table:formula="of:=[.G370]*[.B$19]+[.B$3]" office:value-type="float" office:value="-0.0694791224089626" calcext:value-type="float">
            <text:p>-0.069479122408963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01563" calcext:value-type="float">
            <text:p>-0.01563</text:p>
          </table:table-cell>
          <table:table-cell table:formula="of:=[.D371]+[.F370]" office:value-type="float" office:value="161.084966000001" calcext:value-type="float">
            <text:p>161.084966000001</text:p>
          </table:table-cell>
          <table:table-cell table:formula="of:=[.E371]+[.G370]" office:value-type="float" office:value="-58.039037" calcext:value-type="float">
            <text:p>-58.039037</text:p>
          </table:table-cell>
          <table:table-cell table:formula="of:=[.F371]*[.B$18]+[.B$2]" office:value-type="float" office:value="23.363492555077" calcext:value-type="float">
            <text:p>23.363492555077</text:p>
          </table:table-cell>
          <table:table-cell table:formula="of:=[.G371]*[.B$19]+[.B$3]" office:value-type="float" office:value="-0.069703235992697" calcext:value-type="float">
            <text:p>-0.06970323599269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01563" calcext:value-type="float">
            <text:p>-0.01563</text:p>
          </table:table-cell>
          <table:table-cell table:formula="of:=[.D372]+[.F371]" office:value-type="float" office:value="161.521486000001" calcext:value-type="float">
            <text:p>161.521486000001</text:p>
          </table:table-cell>
          <table:table-cell table:formula="of:=[.E372]+[.G371]" office:value-type="float" office:value="-58.054667" calcext:value-type="float">
            <text:p>-58.054667</text:p>
          </table:table-cell>
          <table:table-cell table:formula="of:=[.F372]*[.B$18]+[.B$2]" office:value-type="float" office:value="23.4241034790917" calcext:value-type="float">
            <text:p>23.4241034790917</text:p>
          </table:table-cell>
          <table:table-cell table:formula="of:=[.G372]*[.B$19]+[.B$3]" office:value-type="float" office:value="-0.0699273495764314" calcext:value-type="float">
            <text:p>-0.06992734957643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-0.01563" calcext:value-type="float">
            <text:p>-0.01563</text:p>
          </table:table-cell>
          <table:table-cell table:formula="of:=[.D373]+[.F372]" office:value-type="float" office:value="161.958016000001" calcext:value-type="float">
            <text:p>161.958016000001</text:p>
          </table:table-cell>
          <table:table-cell table:formula="of:=[.E373]+[.G372]" office:value-type="float" office:value="-58.070297" calcext:value-type="float">
            <text:p>-58.070297</text:p>
          </table:table-cell>
          <table:table-cell table:formula="of:=[.F373]*[.B$18]+[.B$2]" office:value-type="float" office:value="23.4847157916093" calcext:value-type="float">
            <text:p>23.4847157916093</text:p>
          </table:table-cell>
          <table:table-cell table:formula="of:=[.G373]*[.B$19]+[.B$3]" office:value-type="float" office:value="-0.070151463160166" calcext:value-type="float">
            <text:p>-0.07015146316016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-0.01563" calcext:value-type="float">
            <text:p>-0.01563</text:p>
          </table:table-cell>
          <table:table-cell table:formula="of:=[.D374]+[.F373]" office:value-type="float" office:value="162.394536000001" calcext:value-type="float">
            <text:p>162.394536000001</text:p>
          </table:table-cell>
          <table:table-cell table:formula="of:=[.E374]+[.G373]" office:value-type="float" office:value="-58.085927" calcext:value-type="float">
            <text:p>-58.085927</text:p>
          </table:table-cell>
          <table:table-cell table:formula="of:=[.F374]*[.B$18]+[.B$2]" office:value-type="float" office:value="23.545326715624" calcext:value-type="float">
            <text:p>23.545326715624</text:p>
          </table:table-cell>
          <table:table-cell table:formula="of:=[.G374]*[.B$19]+[.B$3]" office:value-type="float" office:value="-0.0703755767439004" calcext:value-type="float">
            <text:p>-0.070375576743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7813" calcext:value-type="float">
            <text:p>0.07813</text:p>
          </table:table-cell>
          <table:table-cell table:formula="of:=[.D375]+[.F374]" office:value-type="float" office:value="162.831056000001" calcext:value-type="float">
            <text:p>162.831056000001</text:p>
          </table:table-cell>
          <table:table-cell table:formula="of:=[.E375]+[.G374]" office:value-type="float" office:value="-58.007797" calcext:value-type="float">
            <text:p>-58.007797</text:p>
          </table:table-cell>
          <table:table-cell table:formula="of:=[.F375]*[.B$18]+[.B$2]" office:value-type="float" office:value="23.6059376396387" calcext:value-type="float">
            <text:p>23.6059376396387</text:p>
          </table:table-cell>
          <table:table-cell table:formula="of:=[.G375]*[.B$19]+[.B$3]" office:value-type="float" office:value="-0.0692552955988478" calcext:value-type="float">
            <text:p>-0.06925529559884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07813" calcext:value-type="float">
            <text:p>0.07813</text:p>
          </table:table-cell>
          <table:table-cell table:formula="of:=[.D376]+[.F375]" office:value-type="float" office:value="163.267586000001" calcext:value-type="float">
            <text:p>163.267586000001</text:p>
          </table:table-cell>
          <table:table-cell table:formula="of:=[.E376]+[.G375]" office:value-type="float" office:value="-57.929667" calcext:value-type="float">
            <text:p>-57.929667</text:p>
          </table:table-cell>
          <table:table-cell table:formula="of:=[.F376]*[.B$18]+[.B$2]" office:value-type="float" office:value="23.6665499521563" calcext:value-type="float">
            <text:p>23.6665499521563</text:p>
          </table:table-cell>
          <table:table-cell table:formula="of:=[.G376]*[.B$19]+[.B$3]" office:value-type="float" office:value="-0.0681350144537952" calcext:value-type="float">
            <text:p>-0.068135014453795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7813" calcext:value-type="float">
            <text:p>0.07813</text:p>
          </table:table-cell>
          <table:table-cell table:formula="of:=[.D377]+[.F376]" office:value-type="float" office:value="163.704106000001" calcext:value-type="float">
            <text:p>163.704106000001</text:p>
          </table:table-cell>
          <table:table-cell table:formula="of:=[.E377]+[.G376]" office:value-type="float" office:value="-57.851537" calcext:value-type="float">
            <text:p>-57.851537</text:p>
          </table:table-cell>
          <table:table-cell table:formula="of:=[.F377]*[.B$18]+[.B$2]" office:value-type="float" office:value="23.727160876171" calcext:value-type="float">
            <text:p>23.727160876171</text:p>
          </table:table-cell>
          <table:table-cell table:formula="of:=[.G377]*[.B$19]+[.B$3]" office:value-type="float" office:value="-0.0670147333087425" calcext:value-type="float">
            <text:p>-0.06701473330874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07813" calcext:value-type="float">
            <text:p>0.07813</text:p>
          </table:table-cell>
          <table:table-cell table:formula="of:=[.D378]+[.F377]" office:value-type="float" office:value="164.140626000001" calcext:value-type="float">
            <text:p>164.140626000001</text:p>
          </table:table-cell>
          <table:table-cell table:formula="of:=[.E378]+[.G377]" office:value-type="float" office:value="-57.773407" calcext:value-type="float">
            <text:p>-57.773407</text:p>
          </table:table-cell>
          <table:table-cell table:formula="of:=[.F378]*[.B$18]+[.B$2]" office:value-type="float" office:value="23.7877718001857" calcext:value-type="float">
            <text:p>23.7877718001857</text:p>
          </table:table-cell>
          <table:table-cell table:formula="of:=[.G378]*[.B$19]+[.B$3]" office:value-type="float" office:value="-0.0658944521636899" calcext:value-type="float">
            <text:p>-0.0658944521636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63086" calcext:value-type="float">
            <text:p>0.163086</text:p>
          </table:table-cell>
          <table:table-cell table:formula="of:=[.D379]+[.F378]" office:value-type="float" office:value="164.577146000001" calcext:value-type="float">
            <text:p>164.577146000001</text:p>
          </table:table-cell>
          <table:table-cell table:formula="of:=[.E379]+[.G378]" office:value-type="float" office:value="-57.610321" calcext:value-type="float">
            <text:p>-57.610321</text:p>
          </table:table-cell>
          <table:table-cell table:formula="of:=[.F379]*[.B$18]+[.B$2]" office:value-type="float" office:value="23.8483827242005" calcext:value-type="float">
            <text:p>23.8483827242005</text:p>
          </table:table-cell>
          <table:table-cell table:formula="of:=[.G379]*[.B$19]+[.B$3]" office:value-type="float" office:value="-0.0635560140372079" calcext:value-type="float">
            <text:p>-0.06355601403720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163086" calcext:value-type="float">
            <text:p>0.163086</text:p>
          </table:table-cell>
          <table:table-cell table:formula="of:=[.D380]+[.F379]" office:value-type="float" office:value="165.013676000001" calcext:value-type="float">
            <text:p>165.013676000001</text:p>
          </table:table-cell>
          <table:table-cell table:formula="of:=[.E380]+[.G379]" office:value-type="float" office:value="-57.447235" calcext:value-type="float">
            <text:p>-57.447235</text:p>
          </table:table-cell>
          <table:table-cell table:formula="of:=[.F380]*[.B$18]+[.B$2]" office:value-type="float" office:value="23.908995036718" calcext:value-type="float">
            <text:p>23.908995036718</text:p>
          </table:table-cell>
          <table:table-cell table:formula="of:=[.G380]*[.B$19]+[.B$3]" office:value-type="float" office:value="-0.0612175759107257" calcext:value-type="float">
            <text:p>-0.06121757591072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63086" calcext:value-type="float">
            <text:p>0.163086</text:p>
          </table:table-cell>
          <table:table-cell table:formula="of:=[.D381]+[.F380]" office:value-type="float" office:value="165.450196000001" calcext:value-type="float">
            <text:p>165.450196000001</text:p>
          </table:table-cell>
          <table:table-cell table:formula="of:=[.E381]+[.G380]" office:value-type="float" office:value="-57.284149" calcext:value-type="float">
            <text:p>-57.284149</text:p>
          </table:table-cell>
          <table:table-cell table:formula="of:=[.F381]*[.B$18]+[.B$2]" office:value-type="float" office:value="23.9696059607327" calcext:value-type="float">
            <text:p>23.9696059607327</text:p>
          </table:table-cell>
          <table:table-cell table:formula="of:=[.G381]*[.B$19]+[.B$3]" office:value-type="float" office:value="-0.0588791377842437" calcext:value-type="float">
            <text:p>-0.05887913778424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163086" calcext:value-type="float">
            <text:p>0.163086</text:p>
          </table:table-cell>
          <table:table-cell table:formula="of:=[.D382]+[.F381]" office:value-type="float" office:value="165.886716000001" calcext:value-type="float">
            <text:p>165.886716000001</text:p>
          </table:table-cell>
          <table:table-cell table:formula="of:=[.E382]+[.G381]" office:value-type="float" office:value="-57.121063" calcext:value-type="float">
            <text:p>-57.121063</text:p>
          </table:table-cell>
          <table:table-cell table:formula="of:=[.F382]*[.B$18]+[.B$2]" office:value-type="float" office:value="24.0302168847475" calcext:value-type="float">
            <text:p>24.0302168847475</text:p>
          </table:table-cell>
          <table:table-cell table:formula="of:=[.G382]*[.B$19]+[.B$3]" office:value-type="float" office:value="-0.0565406996577616" calcext:value-type="float">
            <text:p>-0.05654069965776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34375" calcext:value-type="float">
            <text:p>0.234375</text:p>
          </table:table-cell>
          <table:table-cell table:formula="of:=[.D383]+[.F382]" office:value-type="float" office:value="166.323246000001" calcext:value-type="float">
            <text:p>166.323246000001</text:p>
          </table:table-cell>
          <table:table-cell table:formula="of:=[.E383]+[.G382]" office:value-type="float" office:value="-56.886688" calcext:value-type="float">
            <text:p>-56.886688</text:p>
          </table:table-cell>
          <table:table-cell table:formula="of:=[.F383]*[.B$18]+[.B$2]" office:value-type="float" office:value="24.090829197265" calcext:value-type="float">
            <text:p>24.090829197265</text:p>
          </table:table-cell>
          <table:table-cell table:formula="of:=[.G383]*[.B$19]+[.B$3]" office:value-type="float" office:value="-0.0531800713028185" calcext:value-type="float">
            <text:p>-0.05318007130281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34375" calcext:value-type="float">
            <text:p>0.234375</text:p>
          </table:table-cell>
          <table:table-cell table:formula="of:=[.D384]+[.F383]" office:value-type="float" office:value="166.759766000001" calcext:value-type="float">
            <text:p>166.759766000001</text:p>
          </table:table-cell>
          <table:table-cell table:formula="of:=[.E384]+[.G383]" office:value-type="float" office:value="-56.652313" calcext:value-type="float">
            <text:p>-56.652313</text:p>
          </table:table-cell>
          <table:table-cell table:formula="of:=[.F384]*[.B$18]+[.B$2]" office:value-type="float" office:value="24.1514401212797" calcext:value-type="float">
            <text:p>24.1514401212797</text:p>
          </table:table-cell>
          <table:table-cell table:formula="of:=[.G384]*[.B$19]+[.B$3]" office:value-type="float" office:value="-0.0498194429478756" calcext:value-type="float">
            <text:p>-0.04981944294787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34375" calcext:value-type="float">
            <text:p>0.234375</text:p>
          </table:table-cell>
          <table:table-cell table:formula="of:=[.D385]+[.F384]" office:value-type="float" office:value="167.196296000001" calcext:value-type="float">
            <text:p>167.196296000001</text:p>
          </table:table-cell>
          <table:table-cell table:formula="of:=[.E385]+[.G384]" office:value-type="float" office:value="-56.417938" calcext:value-type="float">
            <text:p>-56.417938</text:p>
          </table:table-cell>
          <table:table-cell table:formula="of:=[.F385]*[.B$18]+[.B$2]" office:value-type="float" office:value="24.2120524337973" calcext:value-type="float">
            <text:p>24.2120524337973</text:p>
          </table:table-cell>
          <table:table-cell table:formula="of:=[.G385]*[.B$19]+[.B$3]" office:value-type="float" office:value="-0.0464588145929324" calcext:value-type="float">
            <text:p>-0.04645881459293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34375" calcext:value-type="float">
            <text:p>0.234375</text:p>
          </table:table-cell>
          <table:table-cell table:formula="of:=[.D386]+[.F385]" office:value-type="float" office:value="167.632816000001" calcext:value-type="float">
            <text:p>167.632816000001</text:p>
          </table:table-cell>
          <table:table-cell table:formula="of:=[.E386]+[.G385]" office:value-type="float" office:value="-56.183563" calcext:value-type="float">
            <text:p>-56.183563</text:p>
          </table:table-cell>
          <table:table-cell table:formula="of:=[.F386]*[.B$18]+[.B$2]" office:value-type="float" office:value="24.272663357812" calcext:value-type="float">
            <text:p>24.272663357812</text:p>
          </table:table-cell>
          <table:table-cell table:formula="of:=[.G386]*[.B$19]+[.B$3]" office:value-type="float" office:value="-0.0430981862379894" calcext:value-type="float">
            <text:p>-0.04309818623799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88086" calcext:value-type="float">
            <text:p>0.288086</text:p>
          </table:table-cell>
          <table:table-cell table:formula="of:=[.D387]+[.F386]" office:value-type="float" office:value="168.069336000001" calcext:value-type="float">
            <text:p>168.069336000001</text:p>
          </table:table-cell>
          <table:table-cell table:formula="of:=[.E387]+[.G386]" office:value-type="float" office:value="-55.895477" calcext:value-type="float">
            <text:p>-55.895477</text:p>
          </table:table-cell>
          <table:table-cell table:formula="of:=[.F387]*[.B$18]+[.B$2]" office:value-type="float" office:value="24.3332742818267" calcext:value-type="float">
            <text:p>24.3332742818267</text:p>
          </table:table-cell>
          <table:table-cell table:formula="of:=[.G387]*[.B$19]+[.B$3]" office:value-type="float" office:value="-0.0389674129888711" calcext:value-type="float">
            <text:p>-0.038967412988871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288086" calcext:value-type="float">
            <text:p>0.288086</text:p>
          </table:table-cell>
          <table:table-cell table:formula="of:=[.D388]+[.F387]" office:value-type="float" office:value="168.505866000001" calcext:value-type="float">
            <text:p>168.505866000001</text:p>
          </table:table-cell>
          <table:table-cell table:formula="of:=[.E388]+[.G387]" office:value-type="float" office:value="-55.607391" calcext:value-type="float">
            <text:p>-55.607391</text:p>
          </table:table-cell>
          <table:table-cell table:formula="of:=[.F388]*[.B$18]+[.B$2]" office:value-type="float" office:value="24.3938865943443" calcext:value-type="float">
            <text:p>24.3938865943443</text:p>
          </table:table-cell>
          <table:table-cell table:formula="of:=[.G388]*[.B$19]+[.B$3]" office:value-type="float" office:value="-0.0348366397397527" calcext:value-type="float">
            <text:p>-0.034836639739753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88086" calcext:value-type="float">
            <text:p>0.288086</text:p>
          </table:table-cell>
          <table:table-cell table:formula="of:=[.D389]+[.F388]" office:value-type="float" office:value="168.942386000001" calcext:value-type="float">
            <text:p>168.942386000001</text:p>
          </table:table-cell>
          <table:table-cell table:formula="of:=[.E389]+[.G388]" office:value-type="float" office:value="-55.319305" calcext:value-type="float">
            <text:p>-55.319305</text:p>
          </table:table-cell>
          <table:table-cell table:formula="of:=[.F389]*[.B$18]+[.B$2]" office:value-type="float" office:value="24.454497518359" calcext:value-type="float">
            <text:p>24.454497518359</text:p>
          </table:table-cell>
          <table:table-cell table:formula="of:=[.G389]*[.B$19]+[.B$3]" office:value-type="float" office:value="-0.0307058664906343" calcext:value-type="float">
            <text:p>-0.030705866490634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288086" calcext:value-type="float">
            <text:p>0.288086</text:p>
          </table:table-cell>
          <table:table-cell table:formula="of:=[.D390]+[.F389]" office:value-type="float" office:value="169.378906000001" calcext:value-type="float">
            <text:p>169.378906000001</text:p>
          </table:table-cell>
          <table:table-cell table:formula="of:=[.E390]+[.G389]" office:value-type="float" office:value="-55.031219" calcext:value-type="float">
            <text:p>-55.031219</text:p>
          </table:table-cell>
          <table:table-cell table:formula="of:=[.F390]*[.B$18]+[.B$2]" office:value-type="float" office:value="24.5151084423737" calcext:value-type="float">
            <text:p>24.5151084423737</text:p>
          </table:table-cell>
          <table:table-cell table:formula="of:=[.G390]*[.B$19]+[.B$3]" office:value-type="float" office:value="-0.026575093241516" calcext:value-type="float">
            <text:p>-0.026575093241516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23242" calcext:value-type="float">
            <text:p>0.323242</text:p>
          </table:table-cell>
          <table:table-cell table:formula="of:=[.D391]+[.F390]" office:value-type="float" office:value="169.815426000001" calcext:value-type="float">
            <text:p>169.815426000001</text:p>
          </table:table-cell>
          <table:table-cell table:formula="of:=[.E391]+[.G390]" office:value-type="float" office:value="-54.707977" calcext:value-type="float">
            <text:p>-54.707977</text:p>
          </table:table-cell>
          <table:table-cell table:formula="of:=[.F391]*[.B$18]+[.B$2]" office:value-type="float" office:value="24.5757193663885" calcext:value-type="float">
            <text:p>24.5757193663885</text:p>
          </table:table-cell>
          <table:table-cell table:formula="of:=[.G391]*[.B$19]+[.B$3]" office:value-type="float" office:value="-0.0219402293238263" calcext:value-type="float">
            <text:p>-0.021940229323826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323242" calcext:value-type="float">
            <text:p>0.323242</text:p>
          </table:table-cell>
          <table:table-cell table:formula="of:=[.D392]+[.F391]" office:value-type="float" office:value="170.251956000001" calcext:value-type="float">
            <text:p>170.251956000001</text:p>
          </table:table-cell>
          <table:table-cell table:formula="of:=[.E392]+[.G391]" office:value-type="float" office:value="-54.384735" calcext:value-type="float">
            <text:p>-54.384735</text:p>
          </table:table-cell>
          <table:table-cell table:formula="of:=[.F392]*[.B$18]+[.B$2]" office:value-type="float" office:value="24.636331678906" calcext:value-type="float">
            <text:p>24.636331678906</text:p>
          </table:table-cell>
          <table:table-cell table:formula="of:=[.G392]*[.B$19]+[.B$3]" office:value-type="float" office:value="-0.0173053654061367" calcext:value-type="float">
            <text:p>-0.01730536540613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23242" calcext:value-type="float">
            <text:p>0.323242</text:p>
          </table:table-cell>
          <table:table-cell table:formula="of:=[.D393]+[.F392]" office:value-type="float" office:value="170.688476000001" calcext:value-type="float">
            <text:p>170.688476000001</text:p>
          </table:table-cell>
          <table:table-cell table:formula="of:=[.E393]+[.G392]" office:value-type="float" office:value="-54.061493" calcext:value-type="float">
            <text:p>-54.061493</text:p>
          </table:table-cell>
          <table:table-cell table:formula="of:=[.F393]*[.B$18]+[.B$2]" office:value-type="float" office:value="24.6969426029207" calcext:value-type="float">
            <text:p>24.6969426029207</text:p>
          </table:table-cell>
          <table:table-cell table:formula="of:=[.G393]*[.B$19]+[.B$3]" office:value-type="float" office:value="-0.0126705014884472" calcext:value-type="float">
            <text:p>-0.012670501488447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23242" calcext:value-type="float">
            <text:p>0.323242</text:p>
          </table:table-cell>
          <table:table-cell table:formula="of:=[.D394]+[.F393]" office:value-type="float" office:value="171.124996000001" calcext:value-type="float">
            <text:p>171.124996000001</text:p>
          </table:table-cell>
          <table:table-cell table:formula="of:=[.E394]+[.G393]" office:value-type="float" office:value="-53.738251" calcext:value-type="float">
            <text:p>-53.738251</text:p>
          </table:table-cell>
          <table:table-cell table:formula="of:=[.F394]*[.B$18]+[.B$2]" office:value-type="float" office:value="24.7575535269355" calcext:value-type="float">
            <text:p>24.7575535269355</text:p>
          </table:table-cell>
          <table:table-cell table:formula="of:=[.G394]*[.B$19]+[.B$3]" office:value-type="float" office:value="-0.00803563757075754" calcext:value-type="float">
            <text:p>-0.008035637570758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338867" calcext:value-type="float">
            <text:p>0.338867</text:p>
          </table:table-cell>
          <table:table-cell table:formula="of:=[.D395]+[.F394]" office:value-type="float" office:value="171.561526000001" calcext:value-type="float">
            <text:p>171.561526000001</text:p>
          </table:table-cell>
          <table:table-cell table:formula="of:=[.E395]+[.G394]" office:value-type="float" office:value="-53.399384" calcext:value-type="float">
            <text:p>-53.399384</text:p>
          </table:table-cell>
          <table:table-cell table:formula="of:=[.F395]*[.B$18]+[.B$2]" office:value-type="float" office:value="24.818165839453" calcext:value-type="float">
            <text:p>24.818165839453</text:p>
          </table:table-cell>
          <table:table-cell table:formula="of:=[.G395]*[.B$19]+[.B$3]" office:value-type="float" office:value="-0.00317673176273836" calcext:value-type="float">
            <text:p>-0.003176731762738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38868" calcext:value-type="float">
            <text:p>0.338868</text:p>
          </table:table-cell>
          <table:table-cell table:formula="of:=[.D396]+[.F395]" office:value-type="float" office:value="171.998046000001" calcext:value-type="float">
            <text:p>171.998046000001</text:p>
          </table:table-cell>
          <table:table-cell table:formula="of:=[.E396]+[.G395]" office:value-type="float" office:value="-53.060516" calcext:value-type="float">
            <text:p>-53.060516</text:p>
          </table:table-cell>
          <table:table-cell table:formula="of:=[.F396]*[.B$18]+[.B$2]" office:value-type="float" office:value="24.8787767634677" calcext:value-type="float">
            <text:p>24.8787767634677</text:p>
          </table:table-cell>
          <table:table-cell table:formula="of:=[.G396]*[.B$19]+[.B$3]" office:value-type="float" office:value="0.00168218838396172" calcext:value-type="float">
            <text:p>0.001682188383962</text:p>
          </table:table-cell>
        </table:table-row>
        <table:table-row table:style-name="ro2">
          <table:table-cell table:number-columns-repeated="3"/>
          <table:table-cell office:value-type="float" office:value="0.43653" calcext:value-type="float">
            <text:p>0.43653</text:p>
          </table:table-cell>
          <table:table-cell office:value-type="float" office:value="0.338867" calcext:value-type="float">
            <text:p>0.338867</text:p>
          </table:table-cell>
          <table:table-cell table:formula="of:=[.D397]+[.F396]" office:value-type="float" office:value="172.434576000001" calcext:value-type="float">
            <text:p>172.434576000001</text:p>
          </table:table-cell>
          <table:table-cell table:formula="of:=[.E397]+[.G396]" office:value-type="float" office:value="-52.721649" calcext:value-type="float">
            <text:p>-52.721649</text:p>
          </table:table-cell>
          <table:table-cell table:formula="of:=[.F397]*[.B$18]+[.B$2]" office:value-type="float" office:value="24.9393890759853" calcext:value-type="float">
            <text:p>24.9393890759853</text:p>
          </table:table-cell>
          <table:table-cell table:formula="of:=[.G397]*[.B$19]+[.B$3]" office:value-type="float" office:value="0.00654109419198079" calcext:value-type="float">
            <text:p>0.006541094191981</text:p>
          </table:table-cell>
        </table:table-row>
        <table:table-row table:style-name="ro2">
          <table:table-cell table:number-columns-repeated="3"/>
          <table:table-cell office:value-type="float" office:value="0.43652" calcext:value-type="float">
            <text:p>0.43652</text:p>
          </table:table-cell>
          <table:table-cell office:value-type="float" office:value="0.338867" calcext:value-type="float">
            <text:p>0.338867</text:p>
          </table:table-cell>
          <table:table-cell table:formula="of:=[.D398]+[.F397]" office:value-type="float" office:value="172.871096000001" calcext:value-type="float">
            <text:p>172.871096000001</text:p>
          </table:table-cell>
          <table:table-cell table:formula="of:=[.E398]+[.G397]" office:value-type="float" office:value="-52.382782" calcext:value-type="float">
            <text:p>-52.382782</text:p>
          </table:table-cell>
          <table:table-cell table:formula="of:=[.F398]*[.B$18]+[.B$2]" office:value-type="float" office:value="25" calcext:value-type="float">
            <text:p>25</text:p>
          </table:table-cell>
          <table:table-cell table:formula="of:=[.G398]*[.B$19]+[.B$3]" office:value-type="float" office:value="0.0114" calcext:value-type="float">
            <text:p>0.0114</text:p>
          </table:table-cell>
        </table:table-row>
        <table:table-row table:style-name="ro2" table:number-rows-repeated="104817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5T14:05:49.221632876</dc:date>
    <dc:creator>Carlos Galdino</dc:creator>
    <meta:editing-duration>PT47M1S</meta:editing-duration>
    <meta:editing-cycles>2</meta:editing-cycles>
    <meta:generator>LibreOffice/6.0.7.3$Linux_X86_64 LibreOffice_project/00m0$Build-3</meta:generator>
    <meta:document-statistic meta:table-count="1" meta:cell-count="2413" meta:object-count="0"/>
  </office:meta>
</office:document-meta>
</file>